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3" style:family="table">
      <style:table-properties style:width="12.621cm" fo:margin-left="2.364cm" fo:margin-right="2.014cm" fo:margin-top="0.049cm" fo:margin-bottom="0cm" table:align="margins"/>
    </style:style>
    <style:style style:name="Table13.A" style:family="table-column">
      <style:table-column-properties style:column-width="2.937cm" style:rel-column-width="15247*"/>
    </style:style>
    <style:style style:name="Table13.B" style:family="table-column">
      <style:table-column-properties style:column-width="9.684cm" style:rel-column-width="50288*"/>
    </style:style>
    <style:style style:name="Table13.A1" style:family="table-cell">
      <style:table-cell-properties fo:background-color="transparent" fo:padding-left="0.199cm" fo:padding-right="0.199cm" fo:padding-top="0.101cm" fo:padding-bottom="0.101cm" fo:border="none">
        <style:background-image/>
      </style:table-cell-properties>
    </style:style>
    <style:style style:name="Table1" style:family="table">
      <style:table-properties style:width="16.614cm" table:align="left"/>
    </style:style>
    <style:style style:name="Table1.A" style:family="table-column">
      <style:table-column-properties style:column-width="3.309cm"/>
    </style:style>
    <style:style style:name="Table1.B" style:family="table-column">
      <style:table-column-properties style:column-width="6.743cm"/>
    </style:style>
    <style:style style:name="Table1.C" style:family="table-column">
      <style:table-column-properties style:column-width="6.562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row">
      <style:table-row-properties style:min-row-height="1.037cm"/>
    </style:style>
    <style:style style:name="Table2" style:family="table">
      <style:table-properties style:width="16.999cm" table:align="margins"/>
    </style:style>
    <style:style style:name="Table2.A" style:family="table-column">
      <style:table-column-properties style:column-width="4.156cm" style:rel-column-width="16023*"/>
    </style:style>
    <style:style style:name="Table2.B" style:family="table-column">
      <style:table-column-properties style:column-width="6.421cm" style:rel-column-width="2475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05cm" table:align="left"/>
    </style:style>
    <style:style style:name="Table4.A" style:family="table-column">
      <style:table-column-properties style:column-width="4.156cm"/>
    </style:style>
    <style:style style:name="Table4.B" style:family="table-column">
      <style:table-column-properties style:column-width="6.611cm"/>
    </style:style>
    <style:style style:name="Table4.C" style:family="table-column">
      <style:table-column-properties style:column-width="6.138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6.933cm" fo:margin-left="0.011cm" fo:margin-right="0.055cm" table:align="margins"/>
    </style:style>
    <style:style style:name="Table3.A" style:family="table-column">
      <style:table-column-properties style:column-width="1.642cm" style:rel-column-width="6355*"/>
    </style:style>
    <style:style style:name="Table3.B" style:family="table-column">
      <style:table-column-properties style:column-width="4.577cm" style:rel-column-width="17714*"/>
    </style:style>
    <style:style style:name="Table3.C" style:family="table-column">
      <style:table-column-properties style:column-width="3.334cm" style:rel-column-width="12902*"/>
    </style:style>
    <style:style style:name="Table3.D" style:family="table-column">
      <style:table-column-properties style:column-width="4.419cm" style:rel-column-width="17100*"/>
    </style:style>
    <style:style style:name="Table3.E" style:family="table-column">
      <style:table-column-properties style:column-width="2.962cm" style:rel-column-width="11464*"/>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D3" style:family="table-cell">
      <style:table-cell-properties fo:background-color="transparent" fo:padding="0.097cm" fo:border-left="0.002cm solid #000000" fo:border-right="none" fo:border-top="none" fo:border-bottom="0.002cm solid #000000">
        <style:background-image/>
      </style:table-cell-properties>
    </style:style>
    <style:style style:name="Table3.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6cm" fo:margin-left="0.011cm" fo:margin-right="0.028cm" table:align="margins"/>
    </style:style>
    <style:style style:name="Table5.A" style:family="table-column">
      <style:table-column-properties style:column-width="1.642cm" style:rel-column-width="6345*"/>
    </style:style>
    <style:style style:name="Table5.B" style:family="table-column">
      <style:table-column-properties style:column-width="4.577cm" style:rel-column-width="17687*"/>
    </style:style>
    <style:style style:name="Table5.C" style:family="table-column">
      <style:table-column-properties style:column-width="3.334cm" style:rel-column-width="12882*"/>
    </style:style>
    <style:style style:name="Table5.D" style:family="table-column">
      <style:table-column-properties style:column-width="4.415cm" style:rel-column-width="17060*"/>
    </style:style>
    <style:style style:name="Table5.E" style:family="table-column">
      <style:table-column-properties style:column-width="2.992cm" style:rel-column-width="1156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D3" style:family="table-cell">
      <style:table-cell-properties fo:background-color="transparent" fo:padding="0.097cm" fo:border-left="0.002cm solid #000000" fo:border-right="none" fo:border-top="none" fo:border-bottom="0.002cm solid #000000">
        <style:background-image/>
      </style:table-cell-properties>
    </style:style>
    <style:style style:name="Table5.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6.96cm" fo:margin-left="0.011cm" fo:margin-right="0.028cm" table:align="margins"/>
    </style:style>
    <style:style style:name="Table6.A" style:family="table-column">
      <style:table-column-properties style:column-width="1.642cm" style:rel-column-width="6345*"/>
    </style:style>
    <style:style style:name="Table6.B" style:family="table-column">
      <style:table-column-properties style:column-width="4.577cm" style:rel-column-width="17687*"/>
    </style:style>
    <style:style style:name="Table6.C" style:family="table-column">
      <style:table-column-properties style:column-width="3.334cm" style:rel-column-width="12882*"/>
    </style:style>
    <style:style style:name="Table6.D" style:family="table-column">
      <style:table-column-properties style:column-width="4.419cm" style:rel-column-width="17073*"/>
    </style:style>
    <style:style style:name="Table6.E" style:family="table-column">
      <style:table-column-properties style:column-width="2.988cm" style:rel-column-width="11548*"/>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6.D3" style:family="table-cell">
      <style:table-cell-properties fo:background-color="transparent" fo:padding="0.097cm" fo:border-left="0.002cm solid #000000" fo:border-right="none" fo:border-top="none" fo:border-bottom="0.002cm solid #000000">
        <style:background-image/>
      </style:table-cell-properties>
    </style:style>
    <style:style style:name="Table6.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6.96cm" fo:margin-left="0.011cm" fo:margin-right="0.028cm" table:align="margins"/>
    </style:style>
    <style:style style:name="Table7.A" style:family="table-column">
      <style:table-column-properties style:column-width="1.642cm" style:rel-column-width="6345*"/>
    </style:style>
    <style:style style:name="Table7.B" style:family="table-column">
      <style:table-column-properties style:column-width="4.577cm" style:rel-column-width="17687*"/>
    </style:style>
    <style:style style:name="Table7.C" style:family="table-column">
      <style:table-column-properties style:column-width="3.334cm" style:rel-column-width="12882*"/>
    </style:style>
    <style:style style:name="Table7.D" style:family="table-column">
      <style:table-column-properties style:column-width="4.419cm" style:rel-column-width="17073*"/>
    </style:style>
    <style:style style:name="Table7.E" style:family="table-column">
      <style:table-column-properties style:column-width="2.988cm" style:rel-column-width="11548*"/>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D3" style:family="table-cell">
      <style:table-cell-properties fo:background-color="transparent" fo:padding="0.097cm" fo:border-left="0.002cm solid #000000" fo:border-right="none" fo:border-top="none" fo:border-bottom="0.002cm solid #000000">
        <style:background-image/>
      </style:table-cell-properties>
    </style:style>
    <style:style style:name="Table7.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96cm" fo:margin-left="0.011cm" fo:margin-right="0.028cm" table:align="margins"/>
    </style:style>
    <style:style style:name="Table8.A" style:family="table-column">
      <style:table-column-properties style:column-width="1.245cm" style:rel-column-width="4812*"/>
    </style:style>
    <style:style style:name="Table8.B" style:family="table-column">
      <style:table-column-properties style:column-width="4.207cm" style:rel-column-width="16255*"/>
    </style:style>
    <style:style style:name="Table8.C" style:family="table-column">
      <style:table-column-properties style:column-width="3.863cm" style:rel-column-width="14926*"/>
    </style:style>
    <style:style style:name="Table8.D" style:family="table-column">
      <style:table-column-properties style:column-width="4.498cm" style:rel-column-width="17380*"/>
    </style:style>
    <style:style style:name="Table8.E" style:family="table-column">
      <style:table-column-properties style:column-width="3.147cm" style:rel-column-width="12162*"/>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D3" style:family="table-cell">
      <style:table-cell-properties fo:background-color="transparent" fo:padding="0.097cm" fo:border-left="0.002cm solid #000000" fo:border-right="none" fo:border-top="none" fo:border-bottom="0.002cm solid #000000">
        <style:background-image/>
      </style:table-cell-properties>
    </style:style>
    <style:style style:name="Table8.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6.96cm" fo:margin-left="0.011cm" fo:margin-right="0.028cm" table:align="margins"/>
    </style:style>
    <style:style style:name="Table9.A" style:family="table-column">
      <style:table-column-properties style:column-width="1.244cm" style:rel-column-width="4805*"/>
    </style:style>
    <style:style style:name="Table9.B" style:family="table-column">
      <style:table-column-properties style:column-width="4.207cm" style:rel-column-width="16255*"/>
    </style:style>
    <style:style style:name="Table9.C" style:family="table-column">
      <style:table-column-properties style:column-width="3.863cm" style:rel-column-width="14926*"/>
    </style:style>
    <style:style style:name="Table9.D" style:family="table-column">
      <style:table-column-properties style:column-width="4.496cm" style:rel-column-width="17373*"/>
    </style:style>
    <style:style style:name="Table9.E" style:family="table-column">
      <style:table-column-properties style:column-width="3.15cm" style:rel-column-width="12176*"/>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D3" style:family="table-cell">
      <style:table-cell-properties fo:background-color="transparent" fo:padding="0.097cm" fo:border-left="0.002cm solid #000000" fo:border-right="none" fo:border-top="none" fo:border-bottom="0.002cm solid #000000">
        <style:background-image/>
      </style:table-cell-properties>
    </style:style>
    <style:style style:name="Table9.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986cm" fo:margin-left="0.011cm" fo:margin-right="0.002cm" table:align="margins"/>
    </style:style>
    <style:style style:name="Table10.A" style:family="table-column">
      <style:table-column-properties style:column-width="1.219cm" style:rel-column-width="4702*"/>
    </style:style>
    <style:style style:name="Table10.B" style:family="table-column">
      <style:table-column-properties style:column-width="4.233cm" style:rel-column-width="16332*"/>
    </style:style>
    <style:style style:name="Table10.C" style:family="table-column">
      <style:table-column-properties style:column-width="3.859cm" style:rel-column-width="14889*"/>
    </style:style>
    <style:style style:name="Table10.D" style:family="table-column">
      <style:table-column-properties style:column-width="4.498cm" style:rel-column-width="17353*"/>
    </style:style>
    <style:style style:name="Table10.E" style:family="table-column">
      <style:table-column-properties style:column-width="3.177cm" style:rel-column-width="12259*"/>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0.D3" style:family="table-cell">
      <style:table-cell-properties fo:background-color="transparent" fo:padding="0.097cm" fo:border-left="0.002cm solid #000000" fo:border-right="none" fo:border-top="none" fo:border-bottom="0.002cm solid #000000">
        <style:background-image/>
      </style:table-cell-properties>
    </style:style>
    <style:style style:name="Table10.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86cm" fo:margin-left="0.011cm" fo:margin-right="0.002cm" table:align="margins"/>
    </style:style>
    <style:style style:name="Table11.A" style:family="table-column">
      <style:table-column-properties style:column-width="1.217cm" style:rel-column-width="4695*"/>
    </style:style>
    <style:style style:name="Table11.B" style:family="table-column">
      <style:table-column-properties style:column-width="4.233cm" style:rel-column-width="16332*"/>
    </style:style>
    <style:style style:name="Table11.C" style:family="table-column">
      <style:table-column-properties style:column-width="3.861cm" style:rel-column-width="14896*"/>
    </style:style>
    <style:style style:name="Table11.D" style:family="table-column">
      <style:table-column-properties style:column-width="4.498cm" style:rel-column-width="17353*"/>
    </style:style>
    <style:style style:name="Table11.E" style:family="table-column">
      <style:table-column-properties style:column-width="3.177cm" style:rel-column-width="12259*"/>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1.D3" style:family="table-cell">
      <style:table-cell-properties fo:background-color="transparent" fo:padding="0.097cm" fo:border-left="0.002cm solid #000000" fo:border-right="none" fo:border-top="none" fo:border-bottom="0.002cm solid #000000">
        <style:background-image/>
      </style:table-cell-properties>
    </style:style>
    <style:style style:name="Table11.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96cm" fo:margin-left="0.011cm" fo:margin-right="0.028cm" table:align="margins"/>
    </style:style>
    <style:style style:name="Table12.A" style:family="table-column">
      <style:table-column-properties style:column-width="1.219cm" style:rel-column-width="4709*"/>
    </style:style>
    <style:style style:name="Table12.B" style:family="table-column">
      <style:table-column-properties style:column-width="4.233cm" style:rel-column-width="16358*"/>
    </style:style>
    <style:style style:name="Table12.C" style:family="table-column">
      <style:table-column-properties style:column-width="3.863cm" style:rel-column-width="14926*"/>
    </style:style>
    <style:style style:name="Table12.D" style:family="table-column">
      <style:table-column-properties style:column-width="4.494cm" style:rel-column-width="17366*"/>
    </style:style>
    <style:style style:name="Table12.E" style:family="table-column">
      <style:table-column-properties style:column-width="3.15cm" style:rel-column-width="12176*"/>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background-color="transparent" fo:padding="0.097cm" fo:border-left="0.002cm solid #000000" fo:border-right="none" fo:border-top="none" fo:border-bottom="0.002cm solid #000000">
        <style:background-image/>
      </style:table-cell-properties>
    </style:style>
    <style:style style:name="Table12.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language="en" fo:country="GB"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n" fo:country="GB"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GB" fo:font-weight="normal"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GB" fo:font-weight="normal" fo:background-color="transparent"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GB" fo:font-weight="normal" fo:background-color="#ffff00" style:font-size-asian="12pt" style:font-weight-asian="normal" style:font-size-complex="12pt"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style:font-name="Verdana" fo:font-size="9pt" style:font-size-asian="9pt" style:font-size-complex="9pt"/>
    </style:style>
    <style:style style:name="P12" style:family="paragraph" style:parent-style-name="Standard">
      <style:paragraph-properties fo:text-align="start" style:justify-single-word="false"/>
      <style:text-properties style:font-name="Verdana" fo:font-size="9pt" fo:language="en" fo:country="GB" fo:font-weight="normal"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font-name="Verdana" fo:font-size="9pt" fo:language="en" fo:country="GB" fo:font-weight="normal" fo:background-color="transparent"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font-name="Verdana" fo:font-size="9pt" fo:language="en" fo:country="GB" style:font-size-asian="9pt" style:font-size-complex="9pt"/>
    </style:style>
    <style:style style:name="P15" style:family="paragraph" style:parent-style-name="Standard">
      <style:paragraph-properties fo:text-align="start" style:justify-single-word="false"/>
      <style:text-properties style:font-name="Verdana" fo:font-size="9pt" fo:language="en" fo:country="GB" fo:background-color="transparent" style:font-size-asian="9pt" style:font-size-complex="9pt"/>
    </style:style>
    <style:style style:name="P16" style:family="paragraph" style:parent-style-name="Standard">
      <style:text-properties style:font-name="Verdana" fo:font-size="9pt" fo:background-color="transparent" style:font-size-asian="9pt" style:font-size-complex="9pt"/>
    </style:style>
    <style:style style:name="P17" style:family="paragraph" style:parent-style-name="Standard">
      <style:text-properties fo:background-color="transparent"/>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text-properties fo:background-color="#ffff00"/>
    </style:style>
    <style:style style:name="P20" style:family="paragraph" style:parent-style-name="Standard">
      <style:paragraph-properties fo:text-align="justify" style:justify-single-word="false"/>
      <style:text-properties fo:background-color="#ffff00"/>
    </style:style>
    <style:style style:name="P21" style:family="paragraph" style:parent-style-name="Standard">
      <style:paragraph-properties fo:text-align="justify" style:justify-single-word="false"/>
      <style:text-properties fo:font-weight="normal" fo:background-color="#ffff00" style:font-weight-asian="normal" style:font-weight-complex="normal"/>
    </style:style>
    <style:style style:name="P22" style:family="paragraph" style:parent-style-name="Standard">
      <style:paragraph-properties fo:text-align="center" style:justify-single-word="false" fo:background-color="transparent">
        <style:background-image/>
      </style:paragraph-properties>
      <style:text-properties fo:font-size="24pt" fo:background-color="transparent" style:font-size-asian="24pt" style:font-size-complex="24pt"/>
    </style:style>
    <style:style style:name="P23" style:family="paragraph" style:parent-style-name="anomalous_20_result">
      <style:paragraph-properties fo:text-align="center" style:justify-single-word="false" fo:background-color="transparent">
        <style:background-image/>
      </style:paragraph-properties>
      <style:text-properties style:use-window-font-color="true"/>
    </style:style>
    <style:style style:name="P24" style:family="paragraph" style:parent-style-name="Text_20_body">
      <style:paragraph-properties fo:text-align="justify" style:justify-single-word="false" fo:background-color="transparent">
        <style:background-image/>
      </style:paragraph-properties>
      <style:text-properties fo:color="#000000" fo:background-color="transparent"/>
    </style:style>
    <style:style style:name="P25" style:family="paragraph" style:parent-style-name="Text_20_body">
      <style:paragraph-properties fo:text-align="center" style:justify-single-word="false"/>
      <style:text-properties fo:font-size="24pt" style:font-size-asian="24pt" style:font-size-complex="24pt"/>
    </style:style>
    <style:style style:name="P26" style:family="paragraph" style:parent-style-name="Text_20_body">
      <style:paragraph-properties fo:text-align="justify" style:justify-single-word="false"/>
      <style:text-properties style:font-name="Arial1" fo:font-size="8pt"/>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Text_20_body">
      <style:paragraph-properties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text-align="justify" style:justify-single-word="false"/>
      <style:text-properties fo:background-color="#ffff00"/>
    </style:style>
    <style:style style:name="P31" style:family="paragraph" style:parent-style-name="Text_20_body">
      <style:paragraph-properties fo:text-align="justify" style:justify-single-word="false"/>
      <style:text-properties fo:color="#000000" fo:background-color="transparent"/>
    </style:style>
    <style:style style:name="P32" style:family="paragraph" style:parent-style-name="Text_20_body">
      <style:text-properties fo:color="#000000" style:font-name="Courier New" fo:font-size="10pt" style:font-name-asian="Courier New" style:font-size-asian="10pt" style:font-name-complex="Courier New" style:font-size-complex="10pt"/>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paragraph-properties fo:margin-left="0cm" fo:margin-right="0cm" fo:margin-top="0.141cm" fo:margin-bottom="0.141cm" fo:text-align="justify" style:justify-single-word="false" fo:text-indent="0cm" style:auto-text-indent="false"/>
      <style:text-properties style:font-name="Arial1" fo:font-size="8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Heading_20_1">
      <style:text-properties fo:font-size="12pt" style:font-size-asian="12pt" style:font-size-complex="12pt"/>
    </style:style>
    <style:style style:name="P40" style:family="paragraph" style:parent-style-name="Heading_20_1">
      <style:text-properties fo:background-color="transparent"/>
    </style:style>
    <style:style style:name="P41" style:family="paragraph" style:parent-style-name="Heading_20_1">
      <style:paragraph-properties fo:text-align="justify" style:justify-single-word="false"/>
      <style:text-properties fo:background-color="transparent"/>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background-color="transparent"/>
    </style:style>
    <style:style style:name="P44" style:family="paragraph" style:parent-style-name="Table_20_Contents">
      <style:paragraph-properties fo:text-align="justify" style:justify-single-word="false" text:number-lines="false" text:line-number="0"/>
    </style:style>
    <style:style style:name="P45" style:family="paragraph" style:parent-style-name="Table_20_Contents">
      <style:paragraph-properties fo:text-align="end" style:justify-single-word="false"/>
      <style:text-properties fo:font-size="10pt" style:font-size-asian="10pt" style:font-size-complex="10pt"/>
    </style:style>
    <style:style style:name="P46" style:family="paragraph" style:parent-style-name="Table_20_Contents">
      <style:paragraph-properties fo:text-align="start" style:justify-single-word="false"/>
      <style:text-properties fo:font-size="10pt" style:font-size-asian="10pt" style:font-size-complex="10pt"/>
    </style:style>
    <style:style style:name="P47" style:family="paragraph" style:parent-style-name="Table_20_Contents">
      <style:text-properties style:font-name="Verdana" fo:font-size="9pt" fo:font-weight="bold" style:font-size-asian="9pt" style:font-weight-asian="bold" style:font-size-complex="9pt" style:font-weight-complex="bold"/>
    </style:style>
    <style:style style:name="P48" style:family="paragraph" style:parent-style-name="Table_20_Contents">
      <style:paragraph-properties fo:text-align="start" style:justify-single-word="false"/>
      <style:text-properties style:font-name="Verdana" fo:font-size="9pt" fo:font-weight="bold"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style:font-name="Verdana" fo:font-size="9pt" fo:font-weight="bold" style:font-size-asian="9pt" style:font-weight-asian="bold" style:font-size-complex="9pt" style:font-weight-complex="bold"/>
    </style:style>
    <style:style style:name="P50" style:family="paragraph" style:parent-style-name="Table_20_Contents">
      <style:paragraph-properties fo:text-align="start" style:justify-single-word="false"/>
      <style:text-properties style:font-name="Verdana" fo:font-size="9pt" fo:font-weight="bold" fo:background-color="transparent" style:font-size-asian="9pt" style:font-weight-asian="bold" style:font-size-complex="9pt" style:font-weight-complex="bold"/>
    </style:style>
    <style:style style:name="P51" style:family="paragraph" style:parent-style-name="Table_20_Contents">
      <style:paragraph-properties fo:text-align="center" style:justify-single-word="false"/>
      <style:text-properties style:font-name="Verdana" fo:font-size="9pt" fo:font-weight="bold" fo:background-color="transparent" style:font-size-asian="9pt" style:font-weight-asian="bold" style:font-size-complex="9pt" style:font-weight-complex="bold"/>
    </style:style>
    <style:style style:name="P52" style:family="paragraph" style:parent-style-name="Table_20_Contents">
      <style:paragraph-properties fo:text-align="start" style:justify-single-word="false"/>
      <style:text-properties style:font-name="Verdana" fo:font-size="9pt" style:font-size-asian="9pt" style:font-size-complex="9pt"/>
    </style:style>
    <style:style style:name="P53" style:family="paragraph" style:parent-style-name="Table_20_Contents">
      <style:paragraph-properties fo:text-align="center" style:justify-single-word="false"/>
      <style:text-properties style:font-name="Verdana" fo:font-size="9pt" style:font-size-asian="9pt" style:font-size-complex="9pt"/>
    </style:style>
    <style:style style:name="P54" style:family="paragraph" style:parent-style-name="Table_20_Contents">
      <style:paragraph-properties fo:text-align="start" style:justify-single-word="false"/>
      <style:text-properties style:font-name="Verdana" fo:font-size="9pt" fo:background-color="transparent" style:font-size-asian="9pt" style:font-size-complex="9pt"/>
    </style:style>
    <style:style style:name="P55" style:family="paragraph" style:parent-style-name="Table_20_Contents">
      <style:paragraph-properties fo:text-align="center" style:justify-single-word="false"/>
      <style:text-properties style:font-name="Verdana" fo:font-size="9pt" fo:background-color="transparent" style:font-size-asian="9pt" style:font-size-complex="9pt"/>
    </style:style>
    <style:style style:name="P56" style:family="paragraph" style:parent-style-name="Table_20_Contents">
      <style:paragraph-properties fo:text-align="center" style:justify-single-word="false"/>
      <style:text-properties fo:color="#ff0000" style:font-name="Verdana" fo:font-size="9pt" fo:font-style="italic" style:font-size-asian="9pt" style:font-style-asian="italic" style:font-size-complex="9pt" style:font-style-complex="italic"/>
    </style:style>
    <style:style style:name="P57" style:family="paragraph" style:parent-style-name="Table_20_Contents">
      <style:paragraph-properties fo:text-align="center" style:justify-single-word="false"/>
      <style:text-properties fo:color="#ff0000" style:font-name="Verdana" fo:font-size="9pt" fo:background-color="transparent" style:font-size-asian="9pt" style:font-size-complex="9pt"/>
    </style:style>
    <style:style style:name="P58" style:family="paragraph" style:parent-style-name="Table_20_Contents">
      <style:paragraph-properties fo:text-align="center" style:justify-single-word="false"/>
      <style:text-properties fo:color="#ff0000" style:font-name="Verdana" fo:font-size="9pt" style:font-size-asian="9pt" style:font-size-complex="9pt"/>
    </style:style>
    <style:style style:name="P59" style:family="paragraph" style:parent-style-name="Table_20_Contents">
      <style:paragraph-properties fo:text-align="center" style:justify-single-word="false"/>
      <style:text-properties style:use-window-font-color="true" style:font-name="Verdana" fo:font-size="9pt" style:font-size-asian="9pt" style:font-size-complex="9pt"/>
    </style:style>
    <style:style style:name="P60" style:family="paragraph" style:parent-style-name="Table_20_Contents">
      <style:paragraph-properties fo:text-align="center" style:justify-single-word="false"/>
      <style:text-properties style:use-window-font-color="true" style:font-name="Verdana" fo:font-size="9pt" fo:font-weight="bold" style:font-size-asian="9pt" style:font-weight-asian="bold" style:font-size-complex="9pt" style:font-weight-complex="bold"/>
    </style:style>
    <style:style style:name="P61" style:family="paragraph" style:parent-style-name="Heading_20_2">
      <style:text-properties fo:background-color="transparent"/>
    </style:style>
    <style:style style:name="P62" style:family="paragraph" style:parent-style-name="Heading_20_1">
      <style:paragraph-properties fo:margin-top="0.423cm" fo:margin-bottom="0.212cm" fo:keep-with-next="always"/>
      <style:text-properties style:font-name="Arial" fo:background-color="transparent" style:font-name-asian="Lucida Sans Unicode" style:font-name-complex="Tahoma"/>
    </style:style>
    <style:style style:name="P63" style:family="paragraph" style:parent-style-name="xquery_20_code">
      <style:text-properties fo:background-color="#ffff00"/>
    </style:style>
    <style:style style:name="P64" style:family="paragraph" style:parent-style-name="xquery_20_code">
      <style:text-properties fo:color="#000000"/>
    </style:style>
    <style:style style:name="P65" style:family="paragraph" style:parent-style-name="xquery_20_code">
      <style:paragraph-properties fo:text-align="justify" style:justify-single-word="false"/>
      <style:text-properties fo:color="#000000" style:font-name="Verdana" fo:font-size="9pt" fo:font-weight="normal" style:font-size-asian="9pt" style:font-weight-asian="normal" style:font-size-complex="9pt" style:font-weight-complex="normal"/>
    </style:style>
    <style:style style:name="P66" style:family="paragraph" style:parent-style-name="xquery_20_code">
      <style:text-properties fo:color="#000000" style:font-name="Verdana" fo:font-size="9pt" style:font-size-asian="9pt" style:font-size-complex="9pt"/>
    </style:style>
    <style:style style:name="P67" style:family="paragraph" style:parent-style-name="xquery_20_code">
      <style:paragraph-properties fo:text-align="justify" style:justify-single-word="false"/>
      <style:text-properties fo:color="#000000" style:font-name="Courier New" fo:font-size="9pt" fo:font-weight="normal" style:font-size-asian="9pt" style:font-weight-asian="normal" style:font-size-complex="9pt" style:font-weight-complex="normal"/>
    </style:style>
    <style:style style:name="P68" style:family="paragraph" style:parent-style-name="xquery_20_code">
      <style:paragraph-properties fo:text-align="justify" style:justify-single-word="false"/>
      <style:text-properties fo:color="#000000" fo:font-weight="normal" style:font-weight-asian="normal" style:font-weight-complex="normal"/>
    </style:style>
    <style:style style:name="P69" style:family="paragraph" style:parent-style-name="xquery_20_code">
      <style:paragraph-properties fo:text-align="justify" style:justify-single-word="false"/>
      <style:text-properties fo:color="#000000" fo:font-weight="normal" fo:background-color="#00ff00" style:font-weight-asian="normal" style:font-weight-complex="normal"/>
    </style:style>
    <style:style style:name="P70" style:family="paragraph" style:parent-style-name="xquery_20_code">
      <style:text-properties fo:color="#000000" fo:font-weight="bold" style:font-weight-asian="bold" style:font-weight-complex="bold"/>
    </style:style>
    <style:style style:name="P71" style:family="paragraph" style:parent-style-name="xquery_20_code">
      <style:text-properties fo:color="#000000" fo:background-color="transparent"/>
    </style:style>
    <style:style style:name="P72" style:family="paragraph" style:parent-style-name="xquery_20_code">
      <style:paragraph-properties fo:text-align="justify" style:justify-single-word="false"/>
      <style:text-properties fo:color="#000000" fo:background-color="transparent"/>
    </style:style>
    <style:style style:name="P73" style:family="paragraph" style:parent-style-name="xquery_20_code">
      <style:paragraph-properties fo:text-align="justify" style:justify-single-word="false"/>
    </style:style>
    <style:style style:name="P74" style:family="paragraph" style:parent-style-name="xquery_20_code">
      <style:paragraph-properties fo:text-align="start" style:justify-single-word="false"/>
    </style:style>
    <style:style style:name="P75" style:family="paragraph" style:parent-style-name="xquery_20_code">
      <style:paragraph-properties fo:background-color="#e6e6e6">
        <style:background-image/>
      </style:paragraph-properties>
    </style:style>
    <style:style style:name="P76" style:family="paragraph" style:parent-style-name="xquery_20_code">
      <style:paragraph-properties fo:background-color="#e6e6e6">
        <style:background-image/>
      </style:paragraph-properties>
      <style:text-properties fo:color="#000000" style:font-name="Courier New"/>
    </style:style>
    <style:style style:name="P77" style:family="paragraph" style:parent-style-name="xquery_20_code">
      <style:paragraph-properties fo:background-color="#e6e6e6">
        <style:background-image/>
      </style:paragraph-properties>
      <style:text-properties fo:color="#000000" style:font-name="Courier New" fo:font-size="9pt" fo:font-weight="normal" style:font-size-asian="9pt" style:font-weight-asian="normal" style:font-size-complex="9pt" style:font-weight-complex="normal"/>
    </style:style>
    <style:style style:name="P78" style:family="paragraph" style:parent-style-name="xquery_20_code">
      <style:paragraph-properties fo:background-color="#e6e6e6">
        <style:background-image/>
      </style:paragraph-properties>
      <style:text-properties fo:color="#000000" style:font-name="Courier New" fo:font-weight="normal" style:font-weight-asian="normal" style:font-weight-complex="normal"/>
    </style:style>
    <style:style style:name="P79" style:family="paragraph" style:parent-style-name="anomalous_20_result">
      <style:paragraph-properties fo:text-align="center" style:justify-single-word="false"/>
    </style:style>
    <style:style style:name="P80" style:family="paragraph" style:parent-style-name="anomalous_20_result">
      <style:paragraph-properties fo:text-align="center" style:justify-single-word="false"/>
      <style:text-properties fo:background-color="transparent"/>
    </style:style>
    <style:style style:name="P81" style:family="paragraph" style:parent-style-name="anomalous_20_result">
      <style:paragraph-properties fo:text-align="center" style:justify-single-word="false"/>
      <style:text-properties fo:color="#000000" fo:font-style="normal" style:font-style-asian="normal" style:font-style-complex="normal"/>
    </style:style>
    <style:style style:name="P82" style:family="paragraph" style:parent-style-name="anomalous_20_result">
      <style:paragraph-properties fo:text-align="center" style:justify-single-word="false"/>
      <style:text-properties fo:color="#000000" fo:font-style="normal" style:text-underline-style="none" style:font-style-asian="normal" style:font-style-complex="normal"/>
    </style:style>
    <style:style style:name="P83" style:family="paragraph" style:parent-style-name="anomalous_20_result">
      <style:paragraph-properties fo:text-align="center" style:justify-single-word="false"/>
      <style:text-properties style:use-window-font-color="true" fo:background-color="transparent"/>
    </style:style>
    <style:style style:name="P84" style:family="paragraph" style:parent-style-name="anomalous_20_result">
      <style:paragraph-properties fo:text-align="center" style:justify-single-word="false"/>
      <style:text-properties style:use-window-font-color="true"/>
    </style:style>
    <style:style style:name="P85" style:family="paragraph" style:parent-style-name="anomalous_20_result">
      <style:paragraph-properties fo:text-align="center" style:justify-single-word="false"/>
      <style:text-properties fo:color="#ff0000"/>
    </style:style>
    <style:style style:name="P86" style:family="paragraph" style:parent-style-name="anomalous_20_result">
      <style:paragraph-properties fo:text-align="center" style:justify-single-word="false"/>
      <style:text-properties fo:color="#ff0000" style:font-name="Verdana" fo:font-size="9pt" style:font-size-asian="9pt" style:font-size-complex="9pt"/>
    </style:style>
    <style:style style:name="P87" style:family="paragraph" style:parent-style-name="Standard" style:list-style-name="L1">
      <style:paragraph-properties fo:text-align="justify" style:justify-single-word="false"/>
      <style:text-properties fo:background-color="transparent"/>
    </style:style>
    <style:style style:name="P88" style:family="paragraph" style:parent-style-name="Standard">
      <style:paragraph-properties fo:text-align="justify" style:justify-single-word="false"/>
      <style:text-properties fo:font-weight="normal" fo:background-color="#ffff00" style:font-weight-asian="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style>
    <style:style style:name="P93" style:family="paragraph" style:parent-style-name="Text_20_body" style:list-style-name="L2"/>
    <style:style style:name="P94" style:family="paragraph" style:parent-style-name="Text_20_body" style:list-style-name="L1">
      <style:paragraph-properties fo:margin-top="0cm" fo:margin-bottom="0.212cm" fo:text-align="justify" style:justify-single-word="false"/>
    </style:style>
    <style:style style:name="P95" style:family="paragraph" style:parent-style-name="Contents_20_1">
      <style:paragraph-properties>
        <style:tab-stops>
          <style:tab-stop style:position="16.999cm" style:type="right" style:leader-style="dotted" style:leader-text="."/>
        </style:tab-stops>
      </style:paragraph-properties>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language="en" fo:country="GB" style:font-size-asian="12pt" style:font-size-complex="12pt"/>
    </style:style>
    <style:style style:name="T4" style:family="text">
      <style:text-properties style:font-name="Arial1" fo:font-size="8pt"/>
    </style:style>
    <style:style style:name="T5" style:family="text">
      <style:text-properties style:font-name="Times New Roman" fo:font-size="12pt" fo:font-style="normal" fo:background-color="transparent" style:font-size-asian="12pt" style:font-style-asian="normal" style:font-size-complex="12pt" style:font-style-complex="normal"/>
    </style:style>
    <style:style style:name="T6" style:family="text">
      <style:text-properties style:font-name="Times New Roman" fo:font-size="12pt" fo:background-color="transparent" style:font-size-asian="12pt" style:font-size-complex="12pt"/>
    </style:style>
    <style:style style:name="T7" style:family="text">
      <style:text-properties style:font-name="Times New Roman" fo:font-size="10pt" fo:language="en" fo:country="GB" fo:background-color="transparent" style:font-size-asian="12pt" style:font-size-complex="12pt"/>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0000" fo:font-style="italic" style:font-style-asian="italic" style:font-style-complex="italic"/>
    </style:style>
    <style:style style:name="T12" style:family="text">
      <style:text-properties fo:color="#000000"/>
    </style:style>
    <style:style style:name="T13" style:family="text">
      <style:text-properties fo:color="#000000" style:font-name="Verdana" fo:font-size="9pt" fo:font-weight="normal" style:font-size-asian="9pt" style:font-weight-asian="normal" style:font-size-complex="9pt" style:font-weight-complex="normal"/>
    </style:style>
    <style:style style:name="T14" style:family="text">
      <style:text-properties fo:color="#000000" style:font-name="Courier New" fo:font-size="9pt" fo:font-weight="normal" style:font-size-asian="9pt" style:font-weight-asian="normal" style:font-size-complex="9pt" style:font-weight-complex="normal"/>
    </style:style>
    <style:style style:name="T15" style:family="text">
      <style:text-properties fo:color="#000000" fo:background-color="transparent"/>
    </style:style>
    <style:style style:name="T16" style:family="text">
      <style:text-properties fo:font-style="italic" style:font-style-asian="italic" style:font-style-complex="italic"/>
    </style:style>
    <style:style style:name="T17" style:family="text">
      <style:text-properties fo:color="#7f0055" fo:font-weight="bold" style:font-weight-asian="bold" style:font-weight-complex="bold"/>
    </style:style>
    <style:style style:name="T18" style:family="text">
      <style:text-properties fo:color="#3f5fbf"/>
    </style:style>
    <style:style style:name="T19" style:family="text">
      <style:text-properties fo:color="#7f7f9f"/>
    </style:style>
    <style:style style:name="T20" style:family="text">
      <style:text-properties fo:color="#7f9fbf" fo:font-weight="bold" style:font-weight-asian="bold" style:font-weight-complex="bold"/>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3f7f5f"/>
    </style:style>
    <style:style style:name="T24" style:family="text">
      <style:text-properties fo:color="#2a00ff"/>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tracked-changes text:track-changes="false">
        <text:changed-region text:id="ct78319696">
          <text:insertion>
            <office:change-info>
              <dc:creator>F Z</dc:creator>
              <dc:date>2007-11-04T1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UNDESA</text:p>
      <text:p text:style-name="P2">Bungeni - eXist Performance Testing</text:p>
      <text:p text:style-name="P1"/>
      <text:p text:style-name="P3"/>
      <text:p text:style-name="P22">4<text:span text:style-name="T1">th</text:span> October 2007</text:p>
      <text:p text:style-name="P3"/>
      <text:p text:style-name="P3"/>
      <text:p text:style-name="P4">Authors </text:p>
      <text:p text:style-name="P4"/>
      <text:p text:style-name="P4">Adam Retter</text:p>
      <text:p text:style-name="P3"><text:a xlink:type="simple" xlink:href="mailto:adam.retter@googlemail.com"><text:span text:style-name="T2">adam.retter@googlemail.com</text:span></text:a></text:p>
      <text:p text:style-name="P4"/>
      <text:p text:style-name="P4">Ashok Hariharan</text:p>
      <text:p text:style-name="P4"><text:a xlink:type="simple" xlink:href="mailto:ashok@parliaments.info">ashok@parliaments.info</text:a></text:p>
      <text:p text:style-name="P3"/>
      <text:p text:style-name="P3"/>
      <text:p text:style-name="P25"><text:span text:style-name="Strong_20_Emphasis"><text:span text:style-name="T4">Copyright and Disclaimer</text:span></text:span></text:p>
      <text:p text:style-name="P34">Material appearing in this study constitutes copyright of the UNDESA otherwise endorsed. The study is intended for your general use and information. You may distribute any copies of the study, in unaltered, complete form only, for your personal, non-commercial use subject to proper attribution of UNDESA. All other rights are reserved.</text:p>
      <text:p text:style-name="P26">The views expressed in this document are purely those of the authors and may not, in any circumstances, be interpreted as stating an official position of the UNDESA. UNDESA does not guarantee the accuracy of the information included in this study, nor it accepts any responsibility for any use thereof. Reference herein to any specific products, specifications, process, or service by trade name, trademark, manufacturer, or otherwise, does not necessarily constitute or imply its endorsement, recommendation, or favouring by UNDESA.</text:p>
      <text:p text:style-name="P34">UNDESA accepts no responsibility for the content, accuracy or completeness of any material contained on this study and recommend that users exercise their own skill and care with respect to its use and should obtain any expert advice they consider necessary. The responsibility for opinions expressed in signed articles, studies and other contributions rests solely with their authors, and publication does not constitute an endorsement by UNDESA of the opinions expressed in them.</text:p>
      <text:p text:style-name="Standard"/>
      <text:table-of-content text:style-name="Sect1" text:protected="true" text:name="Table of Contents1">
        <text:table-of-content-source text:outline-level="10">
          <text:index-title-template text:style-name="Contents_20_Heading"> Contents</text:index-title-template>
          <text:table-of-content-entry-template text:outline-level="1" text:style-name="Contents_20_1">
            <text:index-entry-chapter/>
            <text:index-entry-chapter/>
            <text:index-entry-chapter text:style-name="Bullet_20_Symbols"/>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Contents</text:p>
          </text:index-title>
          <text:p text:style-name="P95">Acknowledgements<text:tab/>3</text:p>
          <text:p text:style-name="P95">Abbreviations<text:tab/>3</text:p>
          <text:p text:style-name="P95">1. Overview<text:tab/>4</text:p>
          <text:p text:style-name="P96">1.1 Dataset<text:tab/>4</text:p>
          <text:p text:style-name="P96">1.2 Test Systems<text:tab/>4</text:p>
          <text:p text:style-name="P95">2. System Configuration<text:tab/>5</text:p>
          <text:p text:style-name="P96">2.1 Changes to bin/startup.sh or bin\startup.bat<text:tab/>5</text:p>
          <text:p text:style-name="P96">2.2 Changes to conf.xml<text:tab/>5</text:p>
          <text:p text:style-name="P96">2.3 Changes to the Catalog<text:tab/>5</text:p>
          <text:p text:style-name="P97">2.3.2 webapp/WEB-INF/catalog.xml<text:tab/>5</text:p>
          <text:p text:style-name="P96">2.4 Indexes<text:tab/>5</text:p>
          <text:p text:style-name="P97">2.4.1 User Definable Indexes<text:tab/>5</text:p>
          <text:p text:style-name="P97">2.4.2 System Indexes<text:tab/>6</text:p>
          <text:p text:style-name="P95">3. Uploading data<text:tab/>7</text:p>
          <text:p text:style-name="P96">3.1 Uploading Structured Data<text:tab/>7</text:p>
          <text:p text:style-name="P96">3.2 Uploading the Flat data<text:tab/>7</text:p>
          <text:p text:style-name="P95">4. Testing Methodology<text:tab/>7</text:p>
          <text:p text:style-name="P95">5. Queries<text:tab/>8</text:p>
          <text:p text:style-name="P96">5.1 Articles impacted by an integration at a specific time<text:tab/>8</text:p>
          <text:p text:style-name="P96">5.2 Extract any article with "iniziovigore" or <text:s/>"finevigore" for t1<text:tab/>9</text:p>
          <text:p text:style-name="P96">5.3 Extract any article that talks about "privacy" in force<text:tab/>9</text:p>
          <text:p text:style-name="P96">5.4 Extract all the events occurred in a certain interval that modifies a certain document<text:tab/>10</text:p>
          <text:p text:style-name="P96">5.5 Extract consolidated rif's<text:tab/>11</text:p>
          <text:p text:style-name="P96">5.6 Documents that came in to force by a specific date<text:tab/>13</text:p>
          <text:p text:style-name="P96">5.7 Extract all the part of the document in force<text:tab/>13</text:p>
          <text:p text:style-name="P96">5.8 Extract all the active-modifications linked to a cert article<text:tab/>14</text:p>
          <text:p text:style-name="P96">5.9 Extract all the documents where there is a "substitution" in force<text:tab/>15</text:p>
          <text:p text:style-name="P95">6. Conclusions<text:tab/>17</text:p>
          <text:p text:style-name="P96">6.1 Flat vs. Structured folder style storage performance results<text:tab/>17</text:p>
          <text:p text:style-name="P96">6.2 Performance Test Summary<text:tab/>17</text:p>
          <text:p text:style-name="P96">6.3 Note on poorly performing queries<text:tab/>17</text:p>
          <text:p text:style-name="P95">7. Further Work<text:tab/>18</text:p>
          <text:p text:style-name="P96">7.1 Full Text Searches<text:tab/>18</text:p>
          <text:p text:style-name="P96">7.2 Digital Archive<text:tab/>18</text:p>
          <text:p text:style-name="P96">7.3 XML db integration with Bungeni<text:tab/>18</text:p>
          <text:p text:style-name="P95">Appendix A – Index Configuration<text:tab/>19</text:p>
          <text:p text:style-name="P95">Appendix B – Code listing for flattening Italian data folders<text:tab/>20</text:p>
        </text:index-body>
      </text:table-of-content>
      <text:h text:style-name="P39" text:outline-level="1"/>
      <text:h text:style-name="P43" text:outline-level="1">Acknowledgements</text:h>
      <text:p text:style-name="P44"><text:span text:style-name="Emphasis"><text:span text:style-name="T5"/></text:span></text:p>
      <text:p text:style-name="P44"><text:span text:style-name="Emphasis"><text:span text:style-name="T5">We would like to thank Consigliere Franco Fiandanese, Director of the Electronic Documentation Centre of the Italian High Court <text:s/>for grating us the use of the LEXS (2005 – 2006) and Prof. Monica Palmirani of CIRSIFD, University of Bologna, for the technical advices on queries formulation.</text:span></text:span></text:p>
      <text:p text:style-name="P27"/>
      <text:h text:style-name="P41" text:outline-level="1">Abbreviations</text:h>
      <text:p text:style-name="Text_20_body"/>
      <table:table table:name="Table13" table:style-name="Table13">
        <table:table-column table:style-name="Table13.A"/>
        <table:table-column table:style-name="Table13.B"/>
        <table:table-row>
          <table:table-cell table:style-name="Table13.A1" office:value-type="string">
            <text:p text:style-name="P45">DDR</text:p>
          </table:table-cell>
          <table:table-cell table:style-name="Table13.A1" office:value-type="string">
            <text:p text:style-name="P46">Double Data Rate</text:p>
          </table:table-cell>
        </table:table-row>
        <table:table-row>
          <table:table-cell table:style-name="Table13.A1" office:value-type="string">
            <text:p text:style-name="P45">DOC</text:p>
          </table:table-cell>
          <table:table-cell table:style-name="Table13.A1" office:value-type="string">
            <text:p text:style-name="P46">Microsoft Word Document</text:p>
          </table:table-cell>
        </table:table-row>
        <table:table-row>
          <table:table-cell table:style-name="Table13.A1" office:value-type="string">
            <text:p text:style-name="P45">DOM</text:p>
          </table:table-cell>
          <table:table-cell table:style-name="Table13.A1" office:value-type="string">
            <text:p text:style-name="P46">Document Object Model</text:p>
          </table:table-cell>
        </table:table-row>
        <table:table-row>
          <table:table-cell table:style-name="Table13.A1" office:value-type="string">
            <text:p text:style-name="P45">DTD</text:p>
          </table:table-cell>
          <table:table-cell table:style-name="Table13.A1" office:value-type="string">
            <text:p text:style-name="P46">Document Type Definition</text:p>
          </table:table-cell>
        </table:table-row>
        <table:table-row>
          <table:table-cell table:style-name="Table13.A1" office:value-type="string">
            <text:p text:style-name="P45">GB</text:p>
          </table:table-cell>
          <table:table-cell table:style-name="Table13.A1" office:value-type="string">
            <text:p text:style-name="P46">Gigabyte</text:p>
          </table:table-cell>
        </table:table-row>
        <table:table-row>
          <table:table-cell table:style-name="Table13.A1" office:value-type="string">
            <text:p text:style-name="P45">JDK</text:p>
          </table:table-cell>
          <table:table-cell table:style-name="Table13.A1" office:value-type="string">
            <text:p text:style-name="P46">Java Development Kit</text:p>
          </table:table-cell>
        </table:table-row>
        <table:table-row>
          <table:table-cell table:style-name="Table13.A1" office:value-type="string">
            <text:p text:style-name="P45">NTFS</text:p>
          </table:table-cell>
          <table:table-cell table:style-name="Table13.A1" office:value-type="string">
            <text:p text:style-name="P46">New Technologies File System</text:p>
          </table:table-cell>
        </table:table-row>
        <table:table-row>
          <table:table-cell table:style-name="Table13.A1" office:value-type="string">
            <text:p text:style-name="P45">PC</text:p>
          </table:table-cell>
          <table:table-cell table:style-name="Table13.A1" office:value-type="string">
            <text:p text:style-name="P46">Personal Computer</text:p>
          </table:table-cell>
        </table:table-row>
        <table:table-row>
          <table:table-cell table:style-name="Table13.A1" office:value-type="string">
            <text:p text:style-name="P45">PDF</text:p>
          </table:table-cell>
          <table:table-cell table:style-name="Table13.A1" office:value-type="string">
            <text:p text:style-name="P46">Portable Document Format</text:p>
          </table:table-cell>
        </table:table-row>
        <table:table-row>
          <table:table-cell table:style-name="Table13.A1" office:value-type="string">
            <text:p text:style-name="P45">RAID</text:p>
          </table:table-cell>
          <table:table-cell table:style-name="Table13.A1" office:value-type="string">
            <text:p text:style-name="P46">Redundant Array of Inexpensive Disks</text:p>
          </table:table-cell>
        </table:table-row>
        <table:table-row>
          <table:table-cell table:style-name="Table13.A1" office:value-type="string">
            <text:p text:style-name="P45">SATA</text:p>
          </table:table-cell>
          <table:table-cell table:style-name="Table13.A1" office:value-type="string">
            <text:p text:style-name="P46">Serial Advanced Technology Attachment</text:p>
          </table:table-cell>
        </table:table-row>
        <table:table-row>
          <table:table-cell table:style-name="Table13.A1" office:value-type="string">
            <text:p text:style-name="P45">SCSI</text:p>
          </table:table-cell>
          <table:table-cell table:style-name="Table13.A1" office:value-type="string">
            <text:p text:style-name="P46">Small Computer Systems Interface</text:p>
          </table:table-cell>
        </table:table-row>
        <table:table-row>
          <table:table-cell table:style-name="Table13.A1" office:value-type="string">
            <text:p text:style-name="P45">SVN</text:p>
          </table:table-cell>
          <table:table-cell table:style-name="Table13.A1" office:value-type="string">
            <text:p text:style-name="P46">Subversion</text:p>
          </table:table-cell>
        </table:table-row>
        <table:table-row>
          <table:table-cell table:style-name="Table13.A1" office:value-type="string">
            <text:p text:style-name="P45">UFS</text:p>
          </table:table-cell>
          <table:table-cell table:style-name="Table13.A1" office:value-type="string">
            <text:p text:style-name="P46">Unix File System</text:p>
          </table:table-cell>
        </table:table-row>
        <table:table-row>
          <table:table-cell table:style-name="Table13.A1" office:value-type="string">
            <text:p text:style-name="P45">UNDESA</text:p>
          </table:table-cell>
          <table:table-cell table:style-name="Table13.A1" office:value-type="string">
            <text:p text:style-name="P46">United Nations Department of Economic and Social Affairs</text:p>
          </table:table-cell>
        </table:table-row>
        <table:table-row>
          <table:table-cell table:style-name="Table13.A1" office:value-type="string">
            <text:p text:style-name="P45">URI</text:p>
          </table:table-cell>
          <table:table-cell table:style-name="Table13.A1" office:value-type="string">
            <text:p text:style-name="P46">Uniform Resource Indicator</text:p>
          </table:table-cell>
        </table:table-row>
        <table:table-row>
          <table:table-cell table:style-name="Table13.A1" office:value-type="string">
            <text:p text:style-name="P45">VM</text:p>
          </table:table-cell>
          <table:table-cell table:style-name="Table13.A1" office:value-type="string">
            <text:p text:style-name="P46">Virtual Machine</text:p>
          </table:table-cell>
        </table:table-row>
        <table:table-row>
          <table:table-cell table:style-name="Table13.A1" office:value-type="string">
            <text:p text:style-name="P45">XML</text:p>
          </table:table-cell>
          <table:table-cell table:style-name="Table13.A1" office:value-type="string">
            <text:p text:style-name="P46">eXtensible Mark-up Language</text:p>
          </table:table-cell>
        </table:table-row>
        <table:table-row>
          <table:table-cell table:style-name="Table13.A1" office:value-type="string">
            <text:p text:style-name="P45">XPath</text:p>
          </table:table-cell>
          <table:table-cell table:style-name="Table13.A1" office:value-type="string">
            <text:p text:style-name="P46">XML Path Language</text:p>
          </table:table-cell>
        </table:table-row>
        <table:table-row>
          <table:table-cell table:style-name="Table13.A1" office:value-type="string">
            <text:p text:style-name="P45">XQuery</text:p>
          </table:table-cell>
          <table:table-cell table:style-name="Table13.A1" office:value-type="string">
            <text:p text:style-name="P46">XML Query Language</text:p>
          </table:table-cell>
        </table:table-row>
      </table:table>
      <text:p text:style-name="Text_20_body"/>
      <text:h text:style-name="P42" text:outline-level="1">1. Overview</text:h>
      <text:p text:style-name="Standard">This report details the findings of performance testing the eXist XML <text:span text:style-name="T8">native </text:span>database to determine its suitability for use in the Bungeni Parliamentary and Legislative System (<text:a xlink:type="simple" xlink:href="http://www.bungeni.org/">www.bungeni.org</text:a>) that makes use of AKOMA NTOSO XML standard (<text:a xlink:type="simple" xlink:href="http://www.akomantoso.org/">www.akomantoso.org)</text:a>. This work has been carried out in the context of the UNDESA's initiative “Africa i-Parliament Action Plan” <text:a xlink:type="simple" xlink:href="http://www.parliaments.info/">www.parliaments.info</text:a> </text:p>
      <text:p text:style-name="P5"/>
      <text:h text:style-name="Heading_20_2" text:outline-level="2">1.1 Dataset</text:h>
      <text:p text:style-name="P10"><text:span text:style-name="T3">Bungeni uses XML schemata that comply with the AKOMA NTOSO standard, a recently developed Pan African standard for XML </text:span>representations of Parliamentary and legislative documents. Presently there is no sizeable data set of documents implementing the AKOMA NTOSO standard; <text:s/>for the performance evaluation we have used a data set of documents made available by th<text:span text:style-name="T8">e </text:span><text:span text:style-name="Emphasis"><text:span text:style-name="T5"><text:s/>High Court</text:span></text:span><text:span text:style-name="T5"> of Italy since the their standard presents a rich semantic markup similar to that of AKOMA NTOSO.</text:span><text:span text:style-name="T7"> </text:span></text:p>
      <text:p text:style-name="P7"/>
      <text:p text:style-name="P10"><text:span text:style-name="T8">The dataset used in this evaluation is a subset </text:span><text:span text:style-name="T6">of </text:span><text:span text:style-name="T5">LEXS archives of the year 2005 - 2006. </text:span>It consists of 20,200 documents (17,217 XML / 2,983 binary) split into 7,634 folders, each folder contains XML documents with an optional sub-folder “noindex” containing related binary files, forming a total of 1.3 GB. The XML standard used is similar to AKOMA NTOSO, and actually more complex than AKOMA NTOSO, so it provides an ideal set of documents to stress the functionalities and performance of eXist with regards to a possible AKOMA NTOSO implementation.</text:p>
      <text:p text:style-name="P5"/>
      <text:h text:style-name="Heading_20_2" text:outline-level="2">1.2 Test Systems</text:h>
      <text:p text:style-name="Text_20_body">For logistical reasons a first set of tests were run on a current PC configuration, tests were then later repeated on a more likely production system.</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47">System 1</text:p>
          </table:table-cell>
          <table:table-cell table:style-name="Table1.C1" office:value-type="string">
            <text:p text:style-name="P47">System 2</text:p>
          </table:table-cell>
        </table:table-row>
        <table:table-row>
          <table:table-cell table:style-name="Table1.A2" office:value-type="string">
            <text:p text:style-name="P47">Manufacturer/</text:p>
            <text:p text:style-name="P47">Model</text:p>
          </table:table-cell>
          <table:table-cell table:style-name="Table1.A2" office:value-type="string">
            <text:p text:style-name="P11">Custom PC</text:p>
          </table:table-cell>
          <table:table-cell table:style-name="Table1.C2" office:value-type="string">
            <text:p text:style-name="P12">IBM eServer : xSeries 226 <text:s/></text:p>
          </table:table-cell>
        </table:table-row>
        <table:table-row>
          <table:table-cell table:style-name="Table1.A2" office:value-type="string">
            <text:p text:style-name="P47">Processor(s)</text:p>
          </table:table-cell>
          <table:table-cell table:style-name="Table1.A2" office:value-type="string">
            <text:p text:style-name="P11">Intel Pentium 4 @ 3.2GHz</text:p>
            <text:p text:style-name="P11">32 Bit</text:p>
          </table:table-cell>
          <table:table-cell table:style-name="Table1.C2" office:value-type="string">
            <text:p text:style-name="P12">2 x Intel XEON 3.0Ghz/800 MHz</text:p>
          </table:table-cell>
        </table:table-row>
        <table:table-row>
          <table:table-cell table:style-name="Table1.A2" office:value-type="string">
            <text:p text:style-name="P47">Memory</text:p>
          </table:table-cell>
          <table:table-cell table:style-name="Table1.A2" office:value-type="string">
            <text:p text:style-name="P11">2GB DDR 400</text:p>
          </table:table-cell>
          <table:table-cell table:style-name="Table1.C2" office:value-type="string">
            <text:p text:style-name="P12">2GB DDR</text:p>
          </table:table-cell>
        </table:table-row>
        <table:table-row>
          <table:table-cell table:style-name="Table1.A2" office:value-type="string">
            <text:p text:style-name="P47">Disk (eXist)</text:p>
          </table:table-cell>
          <table:table-cell table:style-name="Table1.A2" office:value-type="string">
            <text:p text:style-name="P11">Maxtor 6Y120M0 120GB SATA</text:p>
            <text:p text:style-name="P11">NTFS Filesystem</text:p>
          </table:table-cell>
          <table:table-cell table:style-name="Table1.C2" office:value-type="string">
            <text:p text:style-name="P12">36GB x 2 SCSI, ext3 file system</text:p>
          </table:table-cell>
        </table:table-row>
        <table:table-row>
          <table:table-cell table:style-name="Table1.A2" office:value-type="string">
            <text:p text:style-name="P47">Disk (Arhchive)</text:p>
          </table:table-cell>
          <table:table-cell table:style-name="Table1.A2" office:value-type="string">
            <text:p text:style-name="P14">HPT 1640 RAID 5 – </text:p>
            <text:p text:style-name="P14">2 x Maxtor 6Y250M0 250GB SATA</text:p>
            <text:p text:style-name="P14">1 x Maxtor STM3250820AS 250GB SATA <text:s/>ext2 file system</text:p>
          </table:table-cell>
          <table:table-cell table:style-name="Table1.C6" office:value-type="string">
            <text:p text:style-name="P15">2 x136 GB IBM DS-400 external storage array, ext3 file system</text:p>
          </table:table-cell>
        </table:table-row>
        <table:table-row>
          <table:table-cell table:style-name="Table1.A2" office:value-type="string">
            <text:p text:style-name="P47">Operating System</text:p>
          </table:table-cell>
          <table:table-cell table:style-name="Table1.A2" office:value-type="string">
            <text:p text:style-name="P11">Microsoft Windows XP SP2</text:p>
            <text:p text:style-name="P11">(all updates to 30/05/07)</text:p>
          </table:table-cell>
          <table:table-cell table:style-name="Table1.C6" office:value-type="string">
            <text:p text:style-name="P13">CentOS 5</text:p>
            <text:p text:style-name="P13">Kernel 2.6.18-8.el5</text:p>
          </table:table-cell>
        </table:table-row>
        <table:table-row table:style-name="Table1.8">
          <table:table-cell table:style-name="Table1.A2" office:value-type="string">
            <text:p text:style-name="P47">JDK</text:p>
          </table:table-cell>
          <table:table-cell table:style-name="Table1.A2" office:value-type="string">
            <text:p text:style-name="P11">Sun Java JDK 1.6.0_02-b06</text:p>
            <text:p text:style-name="P11">Client VM</text:p>
          </table:table-cell>
          <table:table-cell table:style-name="Table1.C6" office:value-type="string">
            <text:p text:style-name="P16">Sun Java JDK 1.6.0_02-b06</text:p>
            <text:p text:style-name="P13">Client VM</text:p>
          </table:table-cell>
        </table:table-row>
        <table:table-row table:style-name="Table1.8">
          <table:table-cell table:style-name="Table1.A2" office:value-type="string">
            <text:p text:style-name="P47">eXist</text:p>
          </table:table-cell>
          <table:table-cell table:style-name="Table1.A2" office:value-type="string">
            <text:p text:style-name="P11">SVN Revision 6668</text:p>
          </table:table-cell>
          <table:table-cell table:style-name="Table1.C6" office:value-type="string">
            <text:p text:style-name="P15">SVN Revision 6668</text:p>
          </table:table-cell>
        </table:table-row>
      </table:table>
      <text:p text:style-name="Text_20_body"/>
      <text:h text:style-name="Heading_20_1" text:outline-level="1"/>
      <text:h text:style-name="P42" text:outline-level="1">2. System Configuration</text:h>
      <text:p text:style-name="P10">Some configuration options have been changed to take advantage of the test systems and new functionality in eXist, only the changed options are listed below.</text:p>
      <text:p text:style-name="Standard"/>
      <text:h text:style-name="Heading_20_2" text:outline-level="2">2.1 Changes to bin/startup.sh or bin\startup.bat</text:h>
      <text:p text:style-name="xquery_20_code">-Xmx=1024000k</text:p>
      <text:p text:style-name="xquery_20_code">(Note: for revision 6668 this setting needs to be changed in bin/functions.d/eXist-settings.sh )</text:p>
      <text:p text:style-name="xquery_20_code"/>
      <text:h text:style-name="Heading_20_2" text:outline-level="2">2.2 Changes to conf.xml</text:h>
      <text:p text:style-name="xquery_20_code">cacheSize=”256M”</text:p>
      <text:p text:style-name="xquery_20_code">collectionCache=”128M”</text:p>
      <text:p text:style-name="xquery_20_code">enable-query-rewritting=”yes”</text:p>
      <text:p text:style-name="xquery_20_code"/>
      <text:h text:style-name="Heading_20_2" text:outline-level="2">2.3 Changes to the Catalog</text:h>
      <text:p text:style-name="P28">The XML data references a DTD and eXist had to be configured with knowledge of this DTD in advance to allow it to validate the XML documents with the provided DTD. The DTD's were extracted to the folder webapp/WEB-INF/nir. <text:s/>The smaller set of consolidated XML files used a different DTD and these were put under webapp/WEB-INF/nir2</text:p>
      <text:h text:style-name="Heading_20_3" text:outline-level="3">2.3.2 webapp/WEB-INF/catalog.xml</text:h>
      <text:p text:style-name="Text_20_body">The following was appended -</text:p>
      <text:p text:style-name="xquery_20_code">&lt;public publicId="NIR" uri="nir/nirloose.dtd"/&gt;</text:p>
      <text:p text:style-name="xquery_20_code">&lt;system systemId="http://10.2.255.252/normaapplication/dtd-2.0/nirloose.dtd" uri="nir/nirloose.dtd"/&gt;</text:p>
      <text:p text:style-name="xquery_20_code">(a similar mapping was done for the consolidated XML dtd)</text:p>
      <text:h text:style-name="Heading_20_2" text:outline-level="2">2.4 Indexes</text:h>
      <text:p text:style-name="P28">Indexing in an XML Native database system is particularly important to achieve good performance. Nodes in eXist are stored in a persistent DOM on disk and access to this persistent DOM is expensive in terms of I/O and memory. The indexes help eXist locate nodes without having to traverse the persistent DOM. eXist supports both user configured and system indexes.</text:p>
      <text:h text:style-name="Heading_20_3" text:outline-level="3">2.4.1 User Definable Indexes</text:h>
      <text:list text:style-name="L1">
        <text:list-item>
          <text:p text:style-name="P90"><text:span text:style-name="T9">Full Text Index - </text:span>This index maps text tokens (or blocks of structured text) to the document text and attribute nodes in which they occur. It is also created and maintained automatically, and stored in the file words.dbx. You can, however, select specific documents and collections you would like eXist to index by creating a configuration file. A Full Text index can also be configured to select specific parts of a document. For instance, it is possible to include or exclude certain elements or attributes from being indexed. Without any such configuration, eXist defaults to index the entire text.</text:p>
        </text:list-item>
        <text:list-item>
          <text:p text:style-name="P90"><text:span text:style-name="T9">Range Index -</text:span> Indexes the values of static Xpaths and used for value comparisons. This index is "type-specific" - meaning it is based on the data type of specific node values in the document. These indexes provide a shortcut for the database to directly select nodes based on these type values. eXist does not come with configured range indexes, and they need to be explicitly configured via settings in collection.xconf. Such configured indexes are created when loading a document, and are automatically maintained during subsequent updates to the document or a part of it. <text:s/>Range indexes are used when matching or comparing nodes by way of standard XPath operators and functions. Whenever these functions or operators are used, eXist looks for, and implements, any user-defined range index that applies. Unlike Full Text indexing, eXist will return the correct query results even if no range index applies - defaulting to a "brute-force" inspection of the DOM if necessary.</text:p>
        </text:list-item>
        <text:list-item>
          <text:p text:style-name="P94"><text:span text:style-name="T9">QName Indexes -</text:span> A less selective version of the range index that relies on eXists fast parent lookup performance. Again used for indexing node values this helps with comparisons The index is a flat structure on all QNames in the indexed documents, with the QName index alone you can't distinguish /foo/bar and /gazonk/bar (which are considered different by the Range index by virtue of their XPath).</text:p>
        </text:list-item>
        <text:list-item>
          <text:p text:style-name="P87"><text:span text:style-name="T9">NGram Indexes -</text:span> Efficient for exact substring queries on large textual data sets, especially in combination with the new query-rewriting optimizer. It has been implemented on top of the new modularized indexing architecture and resides in its own module below the extensions/indexes directory. The index can be plugged into or removed from eXist without recompiling any code. By default, the index is based on 3-grams, but this can be changed in the configuration. <text:s/>Using 3-grams, an input string "Hello world!" will be split into the tokens: "Hel", "ell", "llo", "lo ", "o w", " wo", "wor", "orl", "ld!". Note that - contrary to the full text index - punctuation and whitespace are preserved and can be searched.</text:p>
        </text:list-item>
      </text:list>
      <text:p text:style-name="Text_20_body"/>
      <text:h text:style-name="Heading_20_3" text:outline-level="3">2.4.2 System Indexes</text:h>
      <text:list text:style-name="L2">
        <text:list-item>
          <text:p text:style-name="P92"><text:span text:style-name="T9">Structural Index</text:span> - Apart from the above eXist, automatically creates and stores <text:span text:style-name="T10">Structural Indexes</text:span> which are automatically maintained and configured. The user can neither disable nor configure these indexes. This index keeps track of the elements (tags), attributes, and nodal structure for all XML documents in a collection. The structural index is also required for executing nearly all XPath and XQuery expressions in eXist (with the exception of wildcard-only expressions such as "//*"). This index is stored in the database file elements.dbx and is transparent to the user and all operations peformed in eXist.</text:p>
          <text:p text:style-name="P93"/>
        </text:list-item>
      </text:list>
      <text:p text:style-name="P28">Before the initially loading the data into eXist, the eXist database was started in embedded mode and indexes were defined by storing the documents /db/system/config/db/italian/collection.xconf and /db/system/config/db/italian2/collection.xconf with the content described in <text:a xlink:type="simple" xlink:href="#9.Appendix A – Index Configuration|outline">Appendix A</text:a>.</text:p>
      <text:p text:style-name="P30"/>
      <text:p text:style-name="P29"/>
      <text:h text:style-name="P42" text:outline-level="1">3. Uploading data</text:h>
      <text:p text:style-name="Text_20_body">It was known in advance that eXist has had different behaviours <text:s/>when many documents are stored in a single collection or when there are a very large number of collections. To try and account for any such problems it was decided to perform the tests twice, once against a structured collection hierarchy and once against a flattened collection hierarchy. This to allow us to get an idea of the best and worst performance of any query.</text:p>
      <text:h text:style-name="Heading_20_2" text:outline-level="2">3.1 Uploading Structured Data</text:h>
      <text:p text:style-name="P5">The full dataset was uploaded into eXist by use of the Admin Client running in embedded mode, this is with the indexes defined in <text:a xlink:type="simple" xlink:href="#7.Appendix A – Index Configuration|outline">Appendix A</text:a>.</text:p>
      <text:p text:style-name="P5"/>
      <table:table table:name="Table2" table:style-name="Table2">
        <table:table-column table:style-name="Table2.A"/>
        <table:table-column table:style-name="Table2.B" table:number-columns-repeated="2"/>
        <table:table-row>
          <table:table-cell table:style-name="Table2.A1" office:value-type="string">
            <text:p text:style-name="P48"/>
          </table:table-cell>
          <table:table-cell table:style-name="Table2.A1" office:value-type="string">
            <text:p text:style-name="P48">System 1</text:p>
          </table:table-cell>
          <table:table-cell table:style-name="Table2.C1" office:value-type="string">
            <text:p text:style-name="P48">System 2</text:p>
          </table:table-cell>
        </table:table-row>
        <table:table-row>
          <table:table-cell table:style-name="Table2.A2" office:value-type="string">
            <text:p text:style-name="P48">Upload Command</text:p>
          </table:table-cell>
          <table:table-cell table:style-name="Table2.A2" office:value-type="string">
            <text:p text:style-name="P52">client.bat -l -m /db/italian -p “S:\My Documents\Consultancy\UN DESA\italian\xml”</text:p>
          </table:table-cell>
          <table:table-cell table:style-name="Table2.C2" office:value-type="string">
            <text:p text:style-name="P52">client.sh -l .m /db/italian -p “/home/administrator/import/xml”</text:p>
          </table:table-cell>
        </table:table-row>
        <table:table-row>
          <table:table-cell table:style-name="Table2.A2" office:value-type="string">
            <text:p text:style-name="P48">Documents Uploaded</text:p>
          </table:table-cell>
          <table:table-cell table:style-name="Table2.A2" office:value-type="string">
            <text:p text:style-name="P52">20,197</text:p>
          </table:table-cell>
          <table:table-cell table:style-name="Table2.C2" office:value-type="string">
            <text:p text:style-name="P52">20,197</text:p>
          </table:table-cell>
        </table:table-row>
        <table:table-row>
          <table:table-cell table:style-name="Table2.A2" office:value-type="string">
            <text:p text:style-name="P48">Time taken (seconds)</text:p>
          </table:table-cell>
          <table:table-cell table:style-name="Table2.A2" office:value-type="string">
            <text:p text:style-name="P52">2,172 (36 minutes 12 seconds)</text:p>
          </table:table-cell>
          <table:table-cell table:style-name="Table2.C2" office:value-type="string">
            <text:p text:style-name="P52">567 <text:s/>(9 minues 27 seconds)</text:p>
          </table:table-cell>
        </table:table-row>
      </table:table>
      <text:p text:style-name="P5"/>
      <text:p text:style-name="P8">Certain XQuerys required documents in a consolidated state as only the consolidated documents had the necessary markup to satisfy these queries. Out of this body of 17,000 XML documents, only 44 XML documents were in a “consolidated” state.</text:p>
      <text:p text:style-name="P8"/>
      <text:h text:style-name="P61" text:outline-level="2">3.2 Uploading the Flat data</text:h>
      <text:p text:style-name="P28"><text:span text:style-name="T8">The full dataset was then collapsed from the provided file structure into a single folder using a program whose code is listed in </text:span><text:a xlink:type="simple" xlink:href="#8.Appendix B – Code listing for flattening Italian data folders|outline"><text:span text:style-name="T8">Appendix B</text:span></text:a><text:span text:style-name="T8">. This collapsed dataset was then uploaded into eXist by use of the Admin Client running in embedded mode, this is with the indexes defined in </text:span><text:a xlink:type="simple" xlink:href="#7.Appendix A – Index Configuration|outline"><text:span text:style-name="T8">Appendix A</text:span></text:a><text:span text:style-name="T8">.</text:span></text:p>
      <table:table table:name="Table4" table:style-name="Table4">
        <table:table-column table:style-name="Table4.A"/>
        <table:table-column table:style-name="Table4.B"/>
        <table:table-column table:style-name="Table4.C"/>
        <table:table-row>
          <table:table-cell table:style-name="Table4.A1" office:value-type="string">
            <text:p text:style-name="P50"/>
          </table:table-cell>
          <table:table-cell table:style-name="Table4.A1" office:value-type="string">
            <text:p text:style-name="P50">System 1</text:p>
          </table:table-cell>
          <table:table-cell table:style-name="Table4.C1" office:value-type="string">
            <text:p text:style-name="P50">System 2</text:p>
          </table:table-cell>
        </table:table-row>
        <table:table-row>
          <table:table-cell table:style-name="Table4.A2" office:value-type="string">
            <text:p text:style-name="P50">Upload Command</text:p>
          </table:table-cell>
          <table:table-cell table:style-name="Table4.A2" office:value-type="string">
            <text:p text:style-name="P54">client.bat -l -m /db/italian2 -p “S:\My Documents\Consultancy\UN DESA\italian\xml2”</text:p>
          </table:table-cell>
          <table:table-cell table:style-name="Table4.C2" office:value-type="string">
            <text:p text:style-name="P52">client.sh -l .m /db/italian2 -p “/home/administrator/import/xml2”</text:p>
          </table:table-cell>
        </table:table-row>
        <table:table-row>
          <table:table-cell table:style-name="Table4.A2" office:value-type="string">
            <text:p text:style-name="P50">Documents Uploaded</text:p>
          </table:table-cell>
          <table:table-cell table:style-name="Table4.A2" office:value-type="string">
            <text:p text:style-name="P54">20,197</text:p>
          </table:table-cell>
          <table:table-cell table:style-name="Table4.C2" office:value-type="string">
            <text:p text:style-name="P54">20, 197</text:p>
          </table:table-cell>
        </table:table-row>
        <table:table-row>
          <table:table-cell table:style-name="Table4.A2" office:value-type="string">
            <text:p text:style-name="P50">Time taken (seconds)</text:p>
          </table:table-cell>
          <table:table-cell table:style-name="Table4.A2" office:value-type="string">
            <text:p text:style-name="P54">2,657 (44 minutes 17 seconds)</text:p>
          </table:table-cell>
          <table:table-cell table:style-name="Table4.C2" office:value-type="string">
            <text:p text:style-name="P54">749 (12 minutes 29 seconds)</text:p>
          </table:table-cell>
        </table:table-row>
      </table:table>
      <text:p text:style-name="P17"/>
      <text:p text:style-name="P6"><text:span text:style-name="T8">A provided selection of consolidated documents (44 XML / 7 PDF / 6 DOC files) were then also added to the /db/italian2 collection in a flattened structure (again through the use of the program listed in </text:span><text:a xlink:type="simple" xlink:href="#9.Appendix B – Code listing for flattening Italian data folders|outline"><text:span text:style-name="T8">Appendix B</text:span></text:a><text:span text:style-name="T8">).</text:span></text:p>
      <text:p text:style-name="P9"/>
      <text:h text:style-name="P40" text:outline-level="1">4. Testing Methodology</text:h>
      <text:p text:style-name="P18">Each XQuery is executed from the Admin Client against eXist running inside Jetty (startup.sh | startup.bat), each query is executed ten times and the execution time recorded from the Admin Client status bar, two results are always considered as anomalous (<text:span text:style-name="T11">shown in red italics</text:span>) (usually the first due to compilation and caching and one other), the mean of the eight best results are then considered as the execution time.</text:p>
      <text:h text:style-name="P62" text:outline-level="1">5. Queries</text:h>
      <text:p text:style-name="P28">Each query has been tested against both the structured data collection (/db/italian) and the flattened data collection (/db/italian2), for ease of reading the collection syntax below will always refer to structured data collection. All timings are in milliseconds.</text:p>
      <text:p text:style-name="Text_20_body"/>
      <text:h text:style-name="Heading_20_2" text:outline-level="2">5.1 Articles impacted by an integration at a specific time</text:h>
      <text:p text:style-name="P63"/>
      <text:p text:style-name="P65">The query looks for documents which are in force during a particular time “t1”, within those documents it looks for dsp:integrazione within the active modifications. The query returns the new text , and the references to the old text being affected by the integration change.</text:p>
      <text:p text:style-name="P65"/>
      <text:p text:style-name="P65">For this query since a suitable “passive modification” data set was not available, the query was modificed to look for “Active Modifications” (&lt;modificheattive&gt;) of the type “integration” (&lt;dsp:integrazione&gt;).</text:p>
      <text:p text:style-name="P67"/>
      <text:p text:style-name="P67"/>
      <text:p text:style-name="P77"/>
      <text:p text:style-name="P77">xquery version "1.0";</text:p>
      <text:p text:style-name="P77"><text:line-break/>declare namespace dsp = "http://www.normeinrete.it/nir/disposizioni/2.0";<text:line-break/>declare namespace nir = "http://www.normeinrete.it/nir/2.0";<text:line-break/>declare namespace xlink = "http://www.w3.org/1999/xlink";<text:line-break/><text:line-break/>declare variable $t1 as xs:integer := 20061013;<text:line-break/><text:line-break/>for $enteredDoc in collection("/db/italian")/nir:NIR/nir:DocumentoNIR[nir:meta/nir:descrittori/nir:entratainvigore/@norm eq $t1] return<text:line-break/><text:tab/>for $integration in <text:s/>$enteredDoc/descendant::nir:inlinemeta/nir:disposizioni/nir:modificheattive/dsp:integrazione<text:line-break/><text:tab/><text:tab/>let $newTextRef := $integration/dsp:novella/dsp:pos/@xlink:href,<text:line-break/><text:tab/><text:tab/>$newText := $enteredDoc/nir:gerarchia/nir:l1/descendant::nir:virgolette[@id eq substring($newTextRef, 2)],<text:line-break/><text:tab/><text:tab/>$changesDocs := $integration/dsp:norma return<text:line-break/><text:line-break/><text:tab/><text:tab/><text:tab/>element new {<text:line-break/><text:tab/><text:tab/><text:tab/><text:tab/>$newTextRef,<text:line-break/><text:tab/><text:tab/><text:tab/><text:tab/>element text {<text:line-break/><text:tab/><text:tab/><text:tab/><text:tab/><text:tab/>$newText<text:line-break/><text:tab/><text:tab/><text:tab/><text:tab/>},<text:line-break/><text:tab/><text:tab/><text:tab/><text:tab/>element replaces {<text:line-break/><text:tab/><text:tab/><text:tab/><text:tab/><text:tab/>for $changedDoc in $changesDocs return<text:line-break/><text:tab/><text:tab/><text:tab/><text:tab/><text:tab/><text:tab/>element old {<text:line-break/><text:tab/><text:tab/><text:tab/><text:tab/><text:tab/><text:tab/><text:tab/>$changedDoc/dsp:sub/@xlink:href,<text:line-break/><text:tab/><text:tab/><text:tab/><text:tab/><text:tab/><text:tab/><text:tab/>element title {<text:line-break/><text:tab/><text:tab/><text:tab/><text:tab/><text:tab/><text:tab/><text:tab/><text:tab/>$newText/preceding-sibling::nir:rif[@id eq substring($changedDoc/dsp:pos/@xlink:href, 2)]/text()<text:line-break/><text:tab/><text:tab/><text:tab/><text:tab/><text:tab/><text:tab/><text:tab/>}</text:p>
      <text:p text:style-name="P77"><text:tab/><text:tab/><text:tab/><text:tab/><text:tab/><text:tab/>}</text:p>
      <text:p text:style-name="P77"><text:tab/><text:tab/><text:tab/><text:tab/>}</text:p>
      <text:p text:style-name="P77"><text:tab/><text:tab/><text:tab/>}</text:p>
      <text:p text:style-name="P77"/>
      <text:p text:style-name="xquery_20_code"/>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49">Query Execution Times</text:p>
          </table:table-cell>
          <table:covered-table-cell/>
          <table:covered-table-cell/>
          <table:covered-table-cell/>
          <table:covered-table-cell/>
        </table:table-row>
        <table:table-row>
          <table:table-cell table:style-name="Table3.A2" office:value-type="string">
            <text:p text:style-name="P49">test#</text:p>
          </table:table-cell>
          <table:table-cell table:style-name="Table3.A2" office:value-type="string">
            <text:p text:style-name="P49">System 1 (structured)</text:p>
          </table:table-cell>
          <table:table-cell table:style-name="Table3.A2" office:value-type="string">
            <text:p text:style-name="P49">System 1 (flat)</text:p>
          </table:table-cell>
          <table:table-cell table:style-name="Table3.A2" office:value-type="string">
            <text:p text:style-name="P49">System 2 (structured)</text:p>
          </table:table-cell>
          <table:table-cell table:style-name="Table3.E2" office:value-type="string">
            <text:p text:style-name="P49">System 2 (flat)</text:p>
          </table:table-cell>
        </table:table-row>
        <table:table-row>
          <table:table-cell table:style-name="Table3.A2" office:value-type="string">
            <text:p text:style-name="P49">1</text:p>
          </table:table-cell>
          <table:table-cell table:style-name="Table3.A2" office:value-type="string">
            <text:p text:style-name="P56">18703</text:p>
          </table:table-cell>
          <table:table-cell table:style-name="Table3.A2" office:value-type="string">
            <text:p text:style-name="P79">10156</text:p>
          </table:table-cell>
          <table:table-cell table:style-name="Table3.D3" office:value-type="string">
            <text:p text:style-name="P80">5189</text:p>
          </table:table-cell>
          <table:table-cell table:style-name="Table3.E3" office:value-type="string">
            <text:p text:style-name="P80">602</text:p>
          </table:table-cell>
        </table:table-row>
        <table:table-row>
          <table:table-cell table:style-name="Table3.A2" office:value-type="string">
            <text:p text:style-name="P49">2</text:p>
          </table:table-cell>
          <table:table-cell table:style-name="Table3.A2" office:value-type="string">
            <text:p text:style-name="P79">4703</text:p>
          </table:table-cell>
          <table:table-cell table:style-name="Table3.A2" office:value-type="string">
            <text:p text:style-name="P53">437</text:p>
          </table:table-cell>
          <table:table-cell table:style-name="Table3.D3" office:value-type="string">
            <text:p text:style-name="P57">3949</text:p>
          </table:table-cell>
          <table:table-cell table:style-name="Table3.E3" office:value-type="string">
            <text:p text:style-name="P55">129</text:p>
          </table:table-cell>
        </table:table-row>
        <table:table-row>
          <table:table-cell table:style-name="Table3.A2" office:value-type="string">
            <text:p text:style-name="P49">3</text:p>
          </table:table-cell>
          <table:table-cell table:style-name="Table3.A2" office:value-type="string">
            <text:p text:style-name="P53">4375</text:p>
          </table:table-cell>
          <table:table-cell table:style-name="Table3.A2" office:value-type="string">
            <text:p text:style-name="P81">391</text:p>
          </table:table-cell>
          <table:table-cell table:style-name="Table3.D3" office:value-type="string">
            <text:p text:style-name="P83">3823</text:p>
          </table:table-cell>
          <table:table-cell table:style-name="Table3.E3" office:value-type="string">
            <text:p text:style-name="P83">124</text:p>
          </table:table-cell>
        </table:table-row>
        <table:table-row>
          <table:table-cell table:style-name="Table3.A2" office:value-type="string">
            <text:p text:style-name="P49">4</text:p>
          </table:table-cell>
          <table:table-cell table:style-name="Table3.A2" office:value-type="string">
            <text:p text:style-name="P53">4250</text:p>
          </table:table-cell>
          <table:table-cell table:style-name="Table3.A2" office:value-type="string">
            <text:p text:style-name="P53">610</text:p>
          </table:table-cell>
          <table:table-cell table:style-name="Table3.D3" office:value-type="string">
            <text:p text:style-name="P55">3430</text:p>
          </table:table-cell>
          <table:table-cell table:style-name="Table3.E3" office:value-type="string">
            <text:p text:style-name="P57">205</text:p>
          </table:table-cell>
        </table:table-row>
        <table:table-row>
          <table:table-cell table:style-name="Table3.A2" office:value-type="string">
            <text:p text:style-name="P49">5</text:p>
          </table:table-cell>
          <table:table-cell table:style-name="Table3.A2" office:value-type="string">
            <text:p text:style-name="P53">4375</text:p>
          </table:table-cell>
          <table:table-cell table:style-name="Table3.A2" office:value-type="string">
            <text:p text:style-name="P53">438</text:p>
          </table:table-cell>
          <table:table-cell table:style-name="Table3.D3" office:value-type="string">
            <text:p text:style-name="P55">3396</text:p>
          </table:table-cell>
          <table:table-cell table:style-name="Table3.E3" office:value-type="string">
            <text:p text:style-name="P55">130</text:p>
          </table:table-cell>
        </table:table-row>
        <table:table-row>
          <table:table-cell table:style-name="Table3.A2" office:value-type="string">
            <text:p text:style-name="P49">6</text:p>
          </table:table-cell>
          <table:table-cell table:style-name="Table3.A2" office:value-type="string">
            <text:p text:style-name="P53">4468</text:p>
          </table:table-cell>
          <table:table-cell table:style-name="Table3.A2" office:value-type="string">
            <text:p text:style-name="P79">625</text:p>
          </table:table-cell>
          <table:table-cell table:style-name="Table3.D3" office:value-type="string">
            <text:p text:style-name="P55">3378</text:p>
          </table:table-cell>
          <table:table-cell table:style-name="Table3.E3" office:value-type="string">
            <text:p text:style-name="P55">129</text:p>
          </table:table-cell>
        </table:table-row>
        <table:table-row>
          <table:table-cell table:style-name="Table3.A2" office:value-type="string">
            <text:p text:style-name="P49">7</text:p>
          </table:table-cell>
          <table:table-cell table:style-name="Table3.A2" office:value-type="string">
            <text:p text:style-name="P53">4094</text:p>
          </table:table-cell>
          <table:table-cell table:style-name="Table3.A2" office:value-type="string">
            <text:p text:style-name="P53">391</text:p>
          </table:table-cell>
          <table:table-cell table:style-name="Table3.D3" office:value-type="string">
            <text:p text:style-name="P55">3436</text:p>
          </table:table-cell>
          <table:table-cell table:style-name="Table3.E3" office:value-type="string">
            <text:p text:style-name="P55">130</text:p>
          </table:table-cell>
        </table:table-row>
        <table:table-row>
          <table:table-cell table:style-name="Table3.A2" office:value-type="string">
            <text:p text:style-name="P49">8</text:p>
          </table:table-cell>
          <table:table-cell table:style-name="Table3.A2" office:value-type="string">
            <text:p text:style-name="P53">4391</text:p>
          </table:table-cell>
          <table:table-cell table:style-name="Table3.A2" office:value-type="string">
            <text:p text:style-name="P53">563</text:p>
          </table:table-cell>
          <table:table-cell table:style-name="Table3.D3" office:value-type="string">
            <text:p text:style-name="P55">3402</text:p>
          </table:table-cell>
          <table:table-cell table:style-name="Table3.E3" office:value-type="string">
            <text:p text:style-name="P55">142</text:p>
          </table:table-cell>
        </table:table-row>
        <table:table-row>
          <table:table-cell table:style-name="Table3.A2" office:value-type="string">
            <text:p text:style-name="P49">9</text:p>
          </table:table-cell>
          <table:table-cell table:style-name="Table3.A2" office:value-type="string">
            <text:p text:style-name="P81">4109</text:p>
          </table:table-cell>
          <table:table-cell table:style-name="Table3.A2" office:value-type="string">
            <text:p text:style-name="P53">391</text:p>
          </table:table-cell>
          <table:table-cell table:style-name="Table3.D3" office:value-type="string">
            <text:p text:style-name="P55">3403</text:p>
          </table:table-cell>
          <table:table-cell table:style-name="Table3.E3" office:value-type="string">
            <text:p text:style-name="P55">125</text:p>
          </table:table-cell>
        </table:table-row>
        <table:table-row>
          <table:table-cell table:style-name="Table3.A2" office:value-type="string">
            <text:p text:style-name="P49">10</text:p>
          </table:table-cell>
          <table:table-cell table:style-name="Table3.A2" office:value-type="string">
            <text:p text:style-name="P53">4390</text:p>
          </table:table-cell>
          <table:table-cell table:style-name="Table3.A2" office:value-type="string">
            <text:p text:style-name="P53">390</text:p>
          </table:table-cell>
          <table:table-cell table:style-name="Table3.D3" office:value-type="string">
            <text:p text:style-name="P55">3390</text:p>
          </table:table-cell>
          <table:table-cell table:style-name="Table3.E3" office:value-type="string">
            <text:p text:style-name="P55">125</text:p>
          </table:table-cell>
        </table:table-row>
        <table:table-row>
          <table:table-cell table:style-name="Table3.A2" office:value-type="string">
            <text:p text:style-name="P49">mean</text:p>
          </table:table-cell>
          <table:table-cell table:style-name="Table3.A2" office:value-type="string">
            <text:p text:style-name="P49">4306.5</text:p>
          </table:table-cell>
          <table:table-cell table:style-name="Table3.A2" office:value-type="string">
            <text:p text:style-name="P49">451.375</text:p>
          </table:table-cell>
          <table:table-cell table:style-name="Table3.D3" office:value-type="string">
            <text:p text:style-name="P51">3457.25</text:p>
          </table:table-cell>
          <table:table-cell table:style-name="Table3.E3" office:value-type="string">
            <text:p text:style-name="P51">129.25</text:p>
          </table:table-cell>
        </table:table-row>
      </table:table>
      <text:p text:style-name="P65"/>
      <text:h text:style-name="Heading_20_2" text:outline-level="2">5.2 Extract any article with "iniziovigore" or <text:s/>"finevigore" for t1</text:h>
      <text:p text:style-name="P68">This query looks for events (&lt;evento&gt; elements) which have been generated because of versioning of the document (i.e. &lt;evento elements of type “versione”), where the date of entry of force of the document is less than or equal to a specified date (t1). <text:s/>For the matching documents, the articles having iniziovigore – finevigore in the date range specified by the &lt;evento&gt; element are returned.</text:p>
      <text:p text:style-name="P70"/>
      <text:p text:style-name="P69"/>
      <text:p text:style-name="P70"/>
      <text:p text:style-name="P76"/>
      <text:p text:style-name="P78">xquery version "1.0";</text:p>
      <text:p text:style-name="P78"/>
      <text:p text:style-name="P78">declare namespace nir = "http://www.normeinrete.it/nir/2.0";</text:p>
      <text:p text:style-name="P78"/>
      <text:p text:style-name="P78">declare variable $t1 as xs:integer := 20061013;</text:p>
      <text:p text:style-name="P78"/>
      <text:p text:style-name="P78">for $doc in collection("/db/italian")/nir:NIR/child::node()[nir:meta/nir:ciclodivita/nir:eventi/nir:evento/@tipo eq "versione"][nir:meta/nir:descrittori/nir:entratainvigore/@norm le $t1]</text:p>
      <text:p text:style-name="P78"><text:tab/>let $versionId := $doc/nir:meta/nir:ciclodivita/nir:eventi/nir:evento[@tipo eq "versione"]/@id return</text:p>
      <text:p text:style-name="P78"><text:tab/><text:tab/>$doc/nir:articolato/descendant::nir:articolo[descendant-or-self::node()/@iniziovigore = $versionId or descendant-or-self::node()/@finevigore = $versionId]</text:p>
      <text:p text:style-name="P75"/>
      <text:p text:style-name="xquery_20_code"/>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49">Query Execution Times</text:p>
          </table:table-cell>
          <table:covered-table-cell/>
          <table:covered-table-cell/>
          <table:covered-table-cell/>
          <table:covered-table-cell/>
        </table:table-row>
        <table:table-row>
          <table:table-cell table:style-name="Table5.A2" office:value-type="string">
            <text:p text:style-name="P49">test#</text:p>
          </table:table-cell>
          <table:table-cell table:style-name="Table5.A2" office:value-type="string">
            <text:p text:style-name="P49">System 1 (structured)</text:p>
          </table:table-cell>
          <table:table-cell table:style-name="Table5.A2" office:value-type="string">
            <text:p text:style-name="P49">System 1 (flat)</text:p>
          </table:table-cell>
          <table:table-cell table:style-name="Table5.A2" office:value-type="string">
            <text:p text:style-name="P49">System 2 (structured)</text:p>
          </table:table-cell>
          <table:table-cell table:style-name="Table5.E2" office:value-type="string">
            <text:p text:style-name="P49">System2 (flat)</text:p>
          </table:table-cell>
        </table:table-row>
        <table:table-row>
          <table:table-cell table:style-name="Table5.A2" office:value-type="string">
            <text:p text:style-name="P49">1</text:p>
          </table:table-cell>
          <table:table-cell table:style-name="Table5.A2" office:value-type="string">
            <text:p text:style-name="P81">4344</text:p>
          </table:table-cell>
          <table:table-cell table:style-name="Table5.A2" office:value-type="string">
            <text:p text:style-name="P79">281</text:p>
          </table:table-cell>
          <table:table-cell table:style-name="Table5.D3" office:value-type="string">
            <text:p text:style-name="P84">3734</text:p>
          </table:table-cell>
          <table:table-cell table:style-name="Table5.E3" office:value-type="string">
            <text:p text:style-name="P84">282</text:p>
          </table:table-cell>
        </table:table-row>
        <table:table-row>
          <table:table-cell table:style-name="Table5.A2" office:value-type="string">
            <text:p text:style-name="P49">2</text:p>
          </table:table-cell>
          <table:table-cell table:style-name="Table5.A2" office:value-type="string">
            <text:p text:style-name="P79">4500</text:p>
          </table:table-cell>
          <table:table-cell table:style-name="Table5.A2" office:value-type="string">
            <text:p text:style-name="P81">266</text:p>
          </table:table-cell>
          <table:table-cell table:style-name="Table5.D3" office:value-type="string">
            <text:p text:style-name="P84">3693</text:p>
          </table:table-cell>
          <table:table-cell table:style-name="Table5.E3" office:value-type="string">
            <text:p text:style-name="P84">214</text:p>
          </table:table-cell>
        </table:table-row>
        <table:table-row>
          <table:table-cell table:style-name="Table5.A2" office:value-type="string">
            <text:p text:style-name="P49">3</text:p>
          </table:table-cell>
          <table:table-cell table:style-name="Table5.A2" office:value-type="string">
            <text:p text:style-name="P53">4297</text:p>
          </table:table-cell>
          <table:table-cell table:style-name="Table5.A2" office:value-type="string">
            <text:p text:style-name="P53">266</text:p>
          </table:table-cell>
          <table:table-cell table:style-name="Table5.D3" office:value-type="string">
            <text:p text:style-name="P53">4087</text:p>
          </table:table-cell>
          <table:table-cell table:style-name="Table5.E3" office:value-type="string">
            <text:p text:style-name="P53">204</text:p>
          </table:table-cell>
        </table:table-row>
        <table:table-row>
          <table:table-cell table:style-name="Table5.A2" office:value-type="string">
            <text:p text:style-name="P49">4</text:p>
          </table:table-cell>
          <table:table-cell table:style-name="Table5.A2" office:value-type="string">
            <text:p text:style-name="P79">4547</text:p>
          </table:table-cell>
          <table:table-cell table:style-name="Table5.A2" office:value-type="string">
            <text:p text:style-name="P79">469</text:p>
          </table:table-cell>
          <table:table-cell table:style-name="Table5.D3" office:value-type="string">
            <text:p text:style-name="P53">4060</text:p>
          </table:table-cell>
          <table:table-cell table:style-name="Table5.E3" office:value-type="string">
            <text:p text:style-name="P53">204</text:p>
          </table:table-cell>
        </table:table-row>
        <table:table-row>
          <table:table-cell table:style-name="Table5.A2" office:value-type="string">
            <text:p text:style-name="P49">5</text:p>
          </table:table-cell>
          <table:table-cell table:style-name="Table5.A2" office:value-type="string">
            <text:p text:style-name="P53">4125</text:p>
          </table:table-cell>
          <table:table-cell table:style-name="Table5.A2" office:value-type="string">
            <text:p text:style-name="P53">281</text:p>
          </table:table-cell>
          <table:table-cell table:style-name="Table5.D3" office:value-type="string">
            <text:p text:style-name="P53">4090</text:p>
          </table:table-cell>
          <table:table-cell table:style-name="Table5.E3" office:value-type="string">
            <text:p text:style-name="P53">238</text:p>
          </table:table-cell>
        </table:table-row>
        <table:table-row>
          <table:table-cell table:style-name="Table5.A2" office:value-type="string">
            <text:p text:style-name="P49">6</text:p>
          </table:table-cell>
          <table:table-cell table:style-name="Table5.A2" office:value-type="string">
            <text:p text:style-name="P53">4422</text:p>
          </table:table-cell>
          <table:table-cell table:style-name="Table5.A2" office:value-type="string">
            <text:p text:style-name="P53">281</text:p>
          </table:table-cell>
          <table:table-cell table:style-name="Table5.D3" office:value-type="string">
            <text:p text:style-name="P53">3620</text:p>
          </table:table-cell>
          <table:table-cell table:style-name="Table5.E3" office:value-type="string">
            <text:p text:style-name="P53">216</text:p>
          </table:table-cell>
        </table:table-row>
        <table:table-row>
          <table:table-cell table:style-name="Table5.A2" office:value-type="string">
            <text:p text:style-name="P49">7</text:p>
          </table:table-cell>
          <table:table-cell table:style-name="Table5.A2" office:value-type="string">
            <text:p text:style-name="P53">4125</text:p>
          </table:table-cell>
          <table:table-cell table:style-name="Table5.A2" office:value-type="string">
            <text:p text:style-name="P53">265</text:p>
          </table:table-cell>
          <table:table-cell table:style-name="Table5.D3" office:value-type="string">
            <text:p text:style-name="P53">4073</text:p>
          </table:table-cell>
          <table:table-cell table:style-name="Table5.E3" office:value-type="string">
            <text:p text:style-name="P53">204</text:p>
          </table:table-cell>
        </table:table-row>
        <table:table-row>
          <table:table-cell table:style-name="Table5.A2" office:value-type="string">
            <text:p text:style-name="P49">8</text:p>
          </table:table-cell>
          <table:table-cell table:style-name="Table5.A2" office:value-type="string">
            <text:p text:style-name="P53">4500</text:p>
          </table:table-cell>
          <table:table-cell table:style-name="Table5.A2" office:value-type="string">
            <text:p text:style-name="P53">265</text:p>
          </table:table-cell>
          <table:table-cell table:style-name="Table5.D3" office:value-type="string">
            <text:p text:style-name="P58">4102</text:p>
          </table:table-cell>
          <table:table-cell table:style-name="Table5.E3" office:value-type="string">
            <text:p text:style-name="P53">202</text:p>
          </table:table-cell>
        </table:table-row>
        <table:table-row>
          <table:table-cell table:style-name="Table5.A2" office:value-type="string">
            <text:p text:style-name="P49">9</text:p>
          </table:table-cell>
          <table:table-cell table:style-name="Table5.A2" office:value-type="string">
            <text:p text:style-name="P53">4141</text:p>
          </table:table-cell>
          <table:table-cell table:style-name="Table5.A2" office:value-type="string">
            <text:p text:style-name="P53">266</text:p>
          </table:table-cell>
          <table:table-cell table:style-name="Table5.D3" office:value-type="string">
            <text:p text:style-name="P53">3712</text:p>
          </table:table-cell>
          <table:table-cell table:style-name="Table5.E3" office:value-type="string">
            <text:p text:style-name="P53">198</text:p>
          </table:table-cell>
        </table:table-row>
        <table:table-row>
          <table:table-cell table:style-name="Table5.A2" office:value-type="string">
            <text:p text:style-name="P49">10</text:p>
          </table:table-cell>
          <table:table-cell table:style-name="Table5.A2" office:value-type="string">
            <text:p text:style-name="P53">4406</text:p>
          </table:table-cell>
          <table:table-cell table:style-name="Table5.A2" office:value-type="string">
            <text:p text:style-name="P53">266</text:p>
          </table:table-cell>
          <table:table-cell table:style-name="Table5.D3" office:value-type="string">
            <text:p text:style-name="P58">4269</text:p>
          </table:table-cell>
          <table:table-cell table:style-name="Table5.E3" office:value-type="string">
            <text:p text:style-name="P53">205</text:p>
          </table:table-cell>
        </table:table-row>
        <table:table-row>
          <table:table-cell table:style-name="Table5.A2" office:value-type="string">
            <text:p text:style-name="P49">mean</text:p>
          </table:table-cell>
          <table:table-cell table:style-name="Table5.A2" office:value-type="string">
            <text:p text:style-name="P49">4295</text:p>
          </table:table-cell>
          <table:table-cell table:style-name="Table5.A2" office:value-type="string">
            <text:p text:style-name="P49">269.5</text:p>
          </table:table-cell>
          <table:table-cell table:style-name="Table5.D3" office:value-type="string">
            <text:p text:style-name="P49">3883.63</text:p>
          </table:table-cell>
          <table:table-cell table:style-name="Table5.E3" office:value-type="string">
            <text:p text:style-name="P49">205.88</text:p>
          </table:table-cell>
        </table:table-row>
      </table:table>
      <text:p text:style-name="xquery_20_code"/>
      <text:h text:style-name="Heading_20_2" text:outline-level="2">5.3 Extract any article that talks about "privacy" in force</text:h>
      <text:p text:style-name="P65">This is similar to the previous query, additionally it has full text filter for the word “privacy”.</text:p>
      <text:p text:style-name="xquery_20_code"/>
      <text:p text:style-name="P77"/>
      <text:p text:style-name="P77">xquery version "1.0";</text:p>
      <text:p text:style-name="P77"/>
      <text:p text:style-name="P77">declare namespace nir = "http://www.normeinrete.it/nir/2.0";</text:p>
      <text:p text:style-name="P77"/>
      <text:p text:style-name="P77">declare variable $t1 as xs:integer := 20061013;</text:p>
      <text:p text:style-name="P77"/>
      <text:p text:style-name="P77">(: "segretezza" = "privacy" :)</text:p>
      <text:p text:style-name="P77">collection("/db/italian")/nir:NIR[nir:DecretoMinisterialeNN/nir:meta/nir:descrittori/nir:entratainvigore/@norm le $t1][nir:articolato/nir:articolo &amp;= "<text:tab/></text:p>
      <text:p text:style-name="P77">segretezza"]</text:p>
      <text:p text:style-name="P77"/>
      <text:p text:style-name="P66"/>
      <text:p text:style-name="P6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9">Query Execution Times</text:p>
          </table:table-cell>
          <table:covered-table-cell/>
          <table:covered-table-cell/>
          <table:covered-table-cell/>
          <table:covered-table-cell/>
        </table:table-row>
        <table:table-row>
          <table:table-cell table:style-name="Table6.A2" office:value-type="string">
            <text:p text:style-name="P49">test#</text:p>
          </table:table-cell>
          <table:table-cell table:style-name="Table6.A2" office:value-type="string">
            <text:p text:style-name="P49">System 1 (structured)</text:p>
          </table:table-cell>
          <table:table-cell table:style-name="Table6.A2" office:value-type="string">
            <text:p text:style-name="P49">System 1 (flat)</text:p>
          </table:table-cell>
          <table:table-cell table:style-name="Table6.A2" office:value-type="string">
            <text:p text:style-name="P49">System 2 (structured)</text:p>
          </table:table-cell>
          <table:table-cell table:style-name="Table6.E2" office:value-type="string">
            <text:p text:style-name="P49">System 2 (flat)</text:p>
          </table:table-cell>
        </table:table-row>
        <table:table-row>
          <table:table-cell table:style-name="Table6.A2" office:value-type="string">
            <text:p text:style-name="P49">1</text:p>
          </table:table-cell>
          <table:table-cell table:style-name="Table6.A2" office:value-type="string">
            <text:p text:style-name="P79">11313</text:p>
          </table:table-cell>
          <table:table-cell table:style-name="Table6.A2" office:value-type="string">
            <text:p text:style-name="P79">344</text:p>
          </table:table-cell>
          <table:table-cell table:style-name="Table6.D3" office:value-type="string">
            <text:p text:style-name="P79">6327</text:p>
          </table:table-cell>
          <table:table-cell table:style-name="Table6.E3" office:value-type="string">
            <text:p text:style-name="P84">198</text:p>
          </table:table-cell>
        </table:table-row>
        <table:table-row>
          <table:table-cell table:style-name="Table6.A2" office:value-type="string">
            <text:p text:style-name="P49">2</text:p>
          </table:table-cell>
          <table:table-cell table:style-name="Table6.A2" office:value-type="string">
            <text:p text:style-name="P53">6344</text:p>
          </table:table-cell>
          <table:table-cell table:style-name="Table6.A2" office:value-type="string">
            <text:p text:style-name="P79">547</text:p>
          </table:table-cell>
          <table:table-cell table:style-name="Table6.D3" office:value-type="string">
            <text:p text:style-name="P53">4201</text:p>
          </table:table-cell>
          <table:table-cell table:style-name="Table6.E3" office:value-type="string">
            <text:p text:style-name="P58">231</text:p>
          </table:table-cell>
        </table:table-row>
        <table:table-row>
          <table:table-cell table:style-name="Table6.A2" office:value-type="string">
            <text:p text:style-name="P49">3</text:p>
          </table:table-cell>
          <table:table-cell table:style-name="Table6.A2" office:value-type="string">
            <text:p text:style-name="P53">6641</text:p>
          </table:table-cell>
          <table:table-cell table:style-name="Table6.A2" office:value-type="string">
            <text:p text:style-name="P53">328</text:p>
          </table:table-cell>
          <table:table-cell table:style-name="Table6.D3" office:value-type="string">
            <text:p text:style-name="P57">4928</text:p>
          </table:table-cell>
          <table:table-cell table:style-name="Table6.E3" office:value-type="string">
            <text:p text:style-name="P59">201</text:p>
          </table:table-cell>
        </table:table-row>
        <table:table-row>
          <table:table-cell table:style-name="Table6.A2" office:value-type="string">
            <text:p text:style-name="P49">4</text:p>
          </table:table-cell>
          <table:table-cell table:style-name="Table6.A2" office:value-type="string">
            <text:p text:style-name="P53">6547</text:p>
          </table:table-cell>
          <table:table-cell table:style-name="Table6.A2" office:value-type="string">
            <text:p text:style-name="P81">328</text:p>
          </table:table-cell>
          <table:table-cell table:style-name="Table6.D3" office:value-type="string">
            <text:p text:style-name="P23">4400</text:p>
          </table:table-cell>
          <table:table-cell table:style-name="Table6.E3" office:value-type="string">
            <text:p text:style-name="P85">220</text:p>
          </table:table-cell>
        </table:table-row>
        <table:table-row>
          <table:table-cell table:style-name="Table6.A2" office:value-type="string">
            <text:p text:style-name="P49">5</text:p>
          </table:table-cell>
          <table:table-cell table:style-name="Table6.A2" office:value-type="string">
            <text:p text:style-name="P81">6344</text:p>
          </table:table-cell>
          <table:table-cell table:style-name="Table6.A2" office:value-type="string">
            <text:p text:style-name="P53">313</text:p>
          </table:table-cell>
          <table:table-cell table:style-name="Table6.D3" office:value-type="string">
            <text:p text:style-name="P59">4295</text:p>
          </table:table-cell>
          <table:table-cell table:style-name="Table6.E3" office:value-type="string">
            <text:p text:style-name="P59">178</text:p>
          </table:table-cell>
        </table:table-row>
        <table:table-row>
          <table:table-cell table:style-name="Table6.A2" office:value-type="string">
            <text:p text:style-name="P49">6</text:p>
          </table:table-cell>
          <table:table-cell table:style-name="Table6.A2" office:value-type="string">
            <text:p text:style-name="P53">6672</text:p>
          </table:table-cell>
          <table:table-cell table:style-name="Table6.A2" office:value-type="string">
            <text:p text:style-name="P53">328</text:p>
          </table:table-cell>
          <table:table-cell table:style-name="Table6.D3" office:value-type="string">
            <text:p text:style-name="P53">4301</text:p>
          </table:table-cell>
          <table:table-cell table:style-name="Table6.E3" office:value-type="string">
            <text:p text:style-name="P53">218</text:p>
          </table:table-cell>
        </table:table-row>
        <table:table-row>
          <table:table-cell table:style-name="Table6.A2" office:value-type="string">
            <text:p text:style-name="P49">7</text:p>
          </table:table-cell>
          <table:table-cell table:style-name="Table6.A2" office:value-type="string">
            <text:p text:style-name="P79">6766</text:p>
          </table:table-cell>
          <table:table-cell table:style-name="Table6.A2" office:value-type="string">
            <text:p text:style-name="P53">312</text:p>
          </table:table-cell>
          <table:table-cell table:style-name="Table6.D3" office:value-type="string">
            <text:p text:style-name="P53">4827</text:p>
          </table:table-cell>
          <table:table-cell table:style-name="Table6.E3" office:value-type="string">
            <text:p text:style-name="P53">197</text:p>
          </table:table-cell>
        </table:table-row>
        <table:table-row>
          <table:table-cell table:style-name="Table6.A2" office:value-type="string">
            <text:p text:style-name="P49">8</text:p>
          </table:table-cell>
          <table:table-cell table:style-name="Table6.A2" office:value-type="string">
            <text:p text:style-name="P53">6157</text:p>
          </table:table-cell>
          <table:table-cell table:style-name="Table6.A2" office:value-type="string">
            <text:p text:style-name="P53">328</text:p>
          </table:table-cell>
          <table:table-cell table:style-name="Table6.D3" office:value-type="string">
            <text:p text:style-name="P59">4192</text:p>
          </table:table-cell>
          <table:table-cell table:style-name="Table6.E3" office:value-type="string">
            <text:p text:style-name="P53">197</text:p>
          </table:table-cell>
        </table:table-row>
        <table:table-row>
          <table:table-cell table:style-name="Table6.A2" office:value-type="string">
            <text:p text:style-name="P49">9</text:p>
          </table:table-cell>
          <table:table-cell table:style-name="Table6.A2" office:value-type="string">
            <text:p text:style-name="P53">6657</text:p>
          </table:table-cell>
          <table:table-cell table:style-name="Table6.A2" office:value-type="string">
            <text:p text:style-name="P53">313</text:p>
          </table:table-cell>
          <table:table-cell table:style-name="Table6.D3" office:value-type="string">
            <text:p text:style-name="P53">4102</text:p>
          </table:table-cell>
          <table:table-cell table:style-name="Table6.E3" office:value-type="string">
            <text:p text:style-name="P53">203</text:p>
          </table:table-cell>
        </table:table-row>
        <table:table-row>
          <table:table-cell table:style-name="Table6.A2" office:value-type="string">
            <text:p text:style-name="P49">10</text:p>
          </table:table-cell>
          <table:table-cell table:style-name="Table6.A2" office:value-type="string">
            <text:p text:style-name="P53">6703</text:p>
          </table:table-cell>
          <table:table-cell table:style-name="Table6.A2" office:value-type="string">
            <text:p text:style-name="P53">328</text:p>
          </table:table-cell>
          <table:table-cell table:style-name="Table6.D3" office:value-type="string">
            <text:p text:style-name="P53">4323</text:p>
          </table:table-cell>
          <table:table-cell table:style-name="Table6.E3" office:value-type="string">
            <text:p text:style-name="P53">211</text:p>
          </table:table-cell>
        </table:table-row>
        <table:table-row>
          <table:table-cell table:style-name="Table6.A2" office:value-type="string">
            <text:p text:style-name="P49">mean</text:p>
          </table:table-cell>
          <table:table-cell table:style-name="Table6.A2" office:value-type="string">
            <text:p text:style-name="P49">6508.125</text:p>
          </table:table-cell>
          <table:table-cell table:style-name="Table6.A2" office:value-type="string">
            <text:p text:style-name="P49">322.25</text:p>
          </table:table-cell>
          <table:table-cell table:style-name="Table6.D3" office:value-type="string">
            <text:p text:style-name="P49">4330.13</text:p>
          </table:table-cell>
          <table:table-cell table:style-name="Table6.E3" office:value-type="string">
            <text:p text:style-name="P49">200.38</text:p>
          </table:table-cell>
        </table:table-row>
      </table:table>
      <text:p text:style-name="P66"/>
      <text:h text:style-name="Heading_20_2" text:outline-level="2">5.4 Extract all the events occurred in a certain interval that modifies a certain document</text:h>
      <text:p text:style-name="P65">The interval is defined by two dates. <text:s/>Documents which have &lt;evento&gt; elements within the specified date interval are matched. <text:s/>The document reference and the modifying events matching the criteria are returned.</text:p>
      <text:p text:style-name="P65"/>
      <text:p text:style-name="P77"/>
      <text:p text:style-name="P77">xquery version "1.0";</text:p>
      <text:p text:style-name="P77"/>
      <text:p text:style-name="P77">declare namespace nir = "http://www.normeinrete.it/nir/2.0";</text:p>
      <text:p text:style-name="P77"/>
      <text:p text:style-name="P77">declare variable $t1 as xs:integer := 20050101;</text:p>
      <text:p text:style-name="P77">declare variable $t5 as xs:integer := 20060101;</text:p>
      <text:p text:style-name="P77"/>
      <text:p text:style-name="P77">for $evento in collection("/db/italian")/nir:NIR/child::node()/nir:meta/nir:ciclodivita/nir:eventi/nir:evento[@tipo eq "versione"][@data ge $t1][@data le $t5] return</text:p>
      <text:p text:style-name="P77"><text:tab/>&lt;doc ref="{$evento/ancestor::nir:NIR/child::node()/nir:meta/nir:descrittori/nir:urn}"&gt;{$evento}&lt;/doc&gt;</text:p>
      <text:p text:style-name="P77"/>
      <text:p text:style-name="P64"/>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9">Query Execution Times</text:p>
          </table:table-cell>
          <table:covered-table-cell/>
          <table:covered-table-cell/>
          <table:covered-table-cell/>
          <table:covered-table-cell/>
        </table:table-row>
        <table:table-row>
          <table:table-cell table:style-name="Table7.A2" office:value-type="string">
            <text:p text:style-name="P49">test#</text:p>
          </table:table-cell>
          <table:table-cell table:style-name="Table7.A2" office:value-type="string">
            <text:p text:style-name="P49">System 1 (structured)</text:p>
          </table:table-cell>
          <table:table-cell table:style-name="Table7.A2" office:value-type="string">
            <text:p text:style-name="P49">System 1 (flat)</text:p>
          </table:table-cell>
          <table:table-cell table:style-name="Table7.A2" office:value-type="string">
            <text:p text:style-name="P49">System 2 (Structured)</text:p>
          </table:table-cell>
          <table:table-cell table:style-name="Table7.E2" office:value-type="string">
            <text:p text:style-name="P49">System 2 (flat)</text:p>
          </table:table-cell>
        </table:table-row>
        <table:table-row>
          <table:table-cell table:style-name="Table7.A2" office:value-type="string">
            <text:p text:style-name="P49">1</text:p>
          </table:table-cell>
          <table:table-cell table:style-name="Table7.A2" office:value-type="string">
            <text:p text:style-name="P79">13969</text:p>
          </table:table-cell>
          <table:table-cell table:style-name="Table7.A2" office:value-type="string">
            <text:p text:style-name="P81">562</text:p>
          </table:table-cell>
          <table:table-cell table:style-name="Table7.D3" office:value-type="string">
            <text:p text:style-name="P79">6436</text:p>
          </table:table-cell>
          <table:table-cell table:style-name="Table7.E3" office:value-type="string">
            <text:p text:style-name="P84">146</text:p>
          </table:table-cell>
        </table:table-row>
        <table:table-row>
          <table:table-cell table:style-name="Table7.A2" office:value-type="string">
            <text:p text:style-name="P49">2</text:p>
          </table:table-cell>
          <table:table-cell table:style-name="Table7.A2" office:value-type="string">
            <text:p text:style-name="P81">11703</text:p>
          </table:table-cell>
          <table:table-cell table:style-name="Table7.A2" office:value-type="string">
            <text:p text:style-name="P79">578</text:p>
          </table:table-cell>
          <table:table-cell table:style-name="Table7.D3" office:value-type="string">
            <text:p text:style-name="P53">6408</text:p>
          </table:table-cell>
          <table:table-cell table:style-name="Table7.E3" office:value-type="string">
            <text:p text:style-name="P53">120</text:p>
          </table:table-cell>
        </table:table-row>
        <table:table-row>
          <table:table-cell table:style-name="Table7.A2" office:value-type="string">
            <text:p text:style-name="P49">3</text:p>
          </table:table-cell>
          <table:table-cell table:style-name="Table7.A2" office:value-type="string">
            <text:p text:style-name="P53">11735</text:p>
          </table:table-cell>
          <table:table-cell table:style-name="Table7.A2" office:value-type="string">
            <text:p text:style-name="P53">375</text:p>
          </table:table-cell>
          <table:table-cell table:style-name="Table7.D3" office:value-type="string">
            <text:p text:style-name="P53">6368</text:p>
          </table:table-cell>
          <table:table-cell table:style-name="Table7.E3" office:value-type="string">
            <text:p text:style-name="P58">152</text:p>
          </table:table-cell>
        </table:table-row>
        <table:table-row>
          <table:table-cell table:style-name="Table7.A2" office:value-type="string">
            <text:p text:style-name="P49">4</text:p>
          </table:table-cell>
          <table:table-cell table:style-name="Table7.A2" office:value-type="string">
            <text:p text:style-name="P53">11156</text:p>
          </table:table-cell>
          <table:table-cell table:style-name="Table7.A2" office:value-type="string">
            <text:p text:style-name="P79">578</text:p>
          </table:table-cell>
          <table:table-cell table:style-name="Table7.D3" office:value-type="string">
            <text:p text:style-name="P23">6351</text:p>
          </table:table-cell>
          <table:table-cell table:style-name="Table7.E3" office:value-type="string">
            <text:p text:style-name="P84">120</text:p>
          </table:table-cell>
        </table:table-row>
        <table:table-row>
          <table:table-cell table:style-name="Table7.A2" office:value-type="string">
            <text:p text:style-name="P49">5</text:p>
          </table:table-cell>
          <table:table-cell table:style-name="Table7.A2" office:value-type="string">
            <text:p text:style-name="P53">11578</text:p>
          </table:table-cell>
          <table:table-cell table:style-name="Table7.A2" office:value-type="string">
            <text:p text:style-name="P53">391</text:p>
          </table:table-cell>
          <table:table-cell table:style-name="Table7.D3" office:value-type="string">
            <text:p text:style-name="P58">6428</text:p>
          </table:table-cell>
          <table:table-cell table:style-name="Table7.E3" office:value-type="string">
            <text:p text:style-name="P58">174</text:p>
          </table:table-cell>
        </table:table-row>
        <table:table-row>
          <table:table-cell table:style-name="Table7.A2" office:value-type="string">
            <text:p text:style-name="P49">6</text:p>
          </table:table-cell>
          <table:table-cell table:style-name="Table7.A2" office:value-type="string">
            <text:p text:style-name="P53">11797</text:p>
          </table:table-cell>
          <table:table-cell table:style-name="Table7.A2" office:value-type="string">
            <text:p text:style-name="P53">562</text:p>
          </table:table-cell>
          <table:table-cell table:style-name="Table7.D3" office:value-type="string">
            <text:p text:style-name="P53">6346</text:p>
          </table:table-cell>
          <table:table-cell table:style-name="Table7.E3" office:value-type="string">
            <text:p text:style-name="P53">132</text:p>
          </table:table-cell>
        </table:table-row>
        <table:table-row>
          <table:table-cell table:style-name="Table7.A2" office:value-type="string">
            <text:p text:style-name="P49">7</text:p>
          </table:table-cell>
          <table:table-cell table:style-name="Table7.A2" office:value-type="string">
            <text:p text:style-name="P53">11812</text:p>
          </table:table-cell>
          <table:table-cell table:style-name="Table7.A2" office:value-type="string">
            <text:p text:style-name="P53">375</text:p>
          </table:table-cell>
          <table:table-cell table:style-name="Table7.D3" office:value-type="string">
            <text:p text:style-name="P53">6418</text:p>
          </table:table-cell>
          <table:table-cell table:style-name="Table7.E3" office:value-type="string">
            <text:p text:style-name="P53">148</text:p>
          </table:table-cell>
        </table:table-row>
        <table:table-row>
          <table:table-cell table:style-name="Table7.A2" office:value-type="string">
            <text:p text:style-name="P49">8</text:p>
          </table:table-cell>
          <table:table-cell table:style-name="Table7.A2" office:value-type="string">
            <text:p text:style-name="P79">11921</text:p>
          </table:table-cell>
          <table:table-cell table:style-name="Table7.A2" office:value-type="string">
            <text:p text:style-name="P53">563</text:p>
          </table:table-cell>
          <table:table-cell table:style-name="Table7.D3" office:value-type="string">
            <text:p text:style-name="P59">5813</text:p>
          </table:table-cell>
          <table:table-cell table:style-name="Table7.E3" office:value-type="string">
            <text:p text:style-name="P53">119</text:p>
          </table:table-cell>
        </table:table-row>
        <table:table-row>
          <table:table-cell table:style-name="Table7.A2" office:value-type="string">
            <text:p text:style-name="P49">9</text:p>
          </table:table-cell>
          <table:table-cell table:style-name="Table7.A2" office:value-type="string">
            <text:p text:style-name="P53">11797</text:p>
          </table:table-cell>
          <table:table-cell table:style-name="Table7.A2" office:value-type="string">
            <text:p text:style-name="P53">375</text:p>
          </table:table-cell>
          <table:table-cell table:style-name="Table7.D3" office:value-type="string">
            <text:p text:style-name="P53">6289</text:p>
          </table:table-cell>
          <table:table-cell table:style-name="Table7.E3" office:value-type="string">
            <text:p text:style-name="P53">143</text:p>
          </table:table-cell>
        </table:table-row>
        <table:table-row>
          <table:table-cell table:style-name="Table7.A2" office:value-type="string">
            <text:p text:style-name="P49">10</text:p>
          </table:table-cell>
          <table:table-cell table:style-name="Table7.A2" office:value-type="string">
            <text:p text:style-name="P53">11125</text:p>
          </table:table-cell>
          <table:table-cell table:style-name="Table7.A2" office:value-type="string">
            <text:p text:style-name="P53">391</text:p>
          </table:table-cell>
          <table:table-cell table:style-name="Table7.D3" office:value-type="string">
            <text:p text:style-name="P53">6303</text:p>
          </table:table-cell>
          <table:table-cell table:style-name="Table7.E3" office:value-type="string">
            <text:p text:style-name="P53">121</text:p>
          </table:table-cell>
        </table:table-row>
        <table:table-row>
          <table:table-cell table:style-name="Table7.A2" office:value-type="string">
            <text:p text:style-name="P49">mean</text:p>
          </table:table-cell>
          <table:table-cell table:style-name="Table7.A2" office:value-type="string">
            <text:p text:style-name="P49">11587.875</text:p>
          </table:table-cell>
          <table:table-cell table:style-name="Table7.A2" office:value-type="string">
            <text:p text:style-name="P49">449.25</text:p>
          </table:table-cell>
          <table:table-cell table:style-name="Table7.D3" office:value-type="string">
            <text:p text:style-name="P49">6287</text:p>
          </table:table-cell>
          <table:table-cell table:style-name="Table7.E3" office:value-type="string">
            <text:p text:style-name="P49">131.3</text:p>
          </table:table-cell>
        </table:table-row>
      </table:table>
      <text:p text:style-name="xquery_20_code"/>
      <text:h text:style-name="Heading_20_2" text:outline-level="2">5.5 Extract consolidated rif's</text:h>
      <text:p text:style-name="P65">This query is best explained with an example. </text:p>
      <text:p text:style-name="P65"/>
      <text:p text:style-name="P65">A document modifier “1928-06-13” - this the document (a) that is changing another document <text:s/>(b).</text:p>
      <text:p text:style-name="P65">(a) is the document that has &lt;modificheattive&gt; blocks ....</text:p>
      <text:p text:style-name="P65">the urn of this document is :</text:p>
      <text:p text:style-name="P65">"urn:nir:comune.bologna;podesta:delibera:1928-06-13;undef,15208", and the modificheattive blocks look like this:</text:p>
      <text:p text:style-name="P65"/>
      <text:p text:style-name="P77"/>
      <text:p text:style-name="P77"><text:s text:c="23"/>&lt;modificheattive&gt;</text:p>
      <text:p text:style-name="P77"><text:s text:c="28"/>&lt;dsp:sostituzione&gt;</text:p>
      <text:p text:style-name="P77"><text:s text:c="32"/>&lt;dsp:pos xlink:href="#blc-1"/&gt;</text:p>
      <text:p text:style-name="P77"><text:s/>&lt;!-- remember the dsp:norma has the reference to the target doc (b) <text:s/>---&gt;</text:p>
      <text:p text:style-name="P77"><text:s text:c="32"/>&lt;dsp:norma</text:p>
      <text:p text:style-name="P77">xlink:href="urn:nir:comune.bologna;consiglio:regolamento:1910-02-18;21,undef"&gt;</text:p>
      <text:p text:style-name="P77">&lt;!--urn of doc (b) above ... --&gt;</text:p>
      <text:p text:style-name="P77"><text:s text:c="36"/>&lt;dsp:pos xlink:href="#rif7"/&gt;</text:p>
      <text:p text:style-name="P77"><text:s text:c="36"/>&lt;dsp:sub xlink:href="urn:nir:comune.bologna;consiglio:regolamento:1910-02-18;21,undef#art20-com3"/&gt;</text:p>
      <text:p text:style-name="P77"><text:s text:c="32"/>&lt;/dsp:norma&gt;</text:p>
      <text:p text:style-name="P77"><text:s text:c="32"/>&lt;dsp:novella&gt;</text:p>
      <text:p text:style-name="P77"><text:s text:c="36"/>&lt;dsp:pos xlink:href="#mod1-vir1"/&gt;</text:p>
      <text:p text:style-name="P77"><text:s text:c="32"/>&lt;/dsp:novella&gt;</text:p>
      <text:p text:style-name="P77"><text:s text:c="28"/>&lt;/dsp:sostituzione&gt;</text:p>
      <text:p text:style-name="P77"><text:s text:c="24"/>&lt;/modificheattive&gt;</text:p>
      <text:p text:style-name="P77"/>
      <text:p text:style-name="P65"/>
      <text:p text:style-name="P73"><text:s text:c="4"/><text:span text:style-name="T13">* pos is where the modification (the replacement text )occurs in the current document (&lt;dsp:pos xlink:href="#blc-1"/&gt;)</text:span></text:p>
      <text:p text:style-name="P65"><text:s text:c="4"/>* norma is the place where the modification will be acted into the target document - &lt;dsp:norma xlink:href="urn:nir:comune.bologna;consiglio:regolamento:1910-02-18;21,undef"&gt;</text:p>
      <text:p text:style-name="P65"><text:s text:c="4"/>* norma/pos <text:s/>is the location inside of the document where there is the link about the change (the fragment of the text which contains the link &lt;a/&gt; text etc..) &lt;dsp:pos xlink:href="#rif7"/&gt;</text:p>
      <text:p text:style-name="P65"><text:s text:c="2"/>* norma/sub is the specific point of <text:s/>modificaiton within the norma reference &lt;dsp:sub xlink:href="urn:nir:comune.bologna;consiglio:regolamento:1910-02-18;21,undef#art20-com3"/&gt;</text:p>
      <text:p text:style-name="P65"/>
      <text:p text:style-name="P65">Now the consolidated text the reg. n. 21, 1910, art.20, comma 3. (this is the document (b) which after "consolidation" will contain the &lt;modifichepassive&gt; which in turn will have references back to the document (a) )</text:p>
      <text:p text:style-name="P65"/>
      <text:p text:style-name="P65">The URN of this doc is :</text:p>
      <text:p text:style-name="P65"><text:s text:c="8"/>"urn:nir:comune.bologna;consiglio:regolamento:1910-02-18;21,undef"</text:p>
      <text:p text:style-name="P65">however after consolidation, the URN is <text:s/>changed <text:s/>to indicate a <text:s/>new version <text:s/>by appending a <text:s/>"@" and a refercne to doc (a) :</text:p>
      <text:p text:style-name="P65"><text:s text:c="9"/>"urn:nir:comune.bologna;consiglio:regolamento:1910-02-18;21,undef@1928-06-13;1928-06-13"</text:p>
      <text:p text:style-name="P65">(which means you will have to do ignore the part after the @ to match the URNs from doc (a) to doc (b).....</text:p>
      <text:p text:style-name="P65"/>
      <text:p text:style-name="P77"/>
      <text:p text:style-name="P77"><text:s text:c="24"/>&lt;modifichepassive&gt;</text:p>
      <text:p text:style-name="P77"><text:s text:c="32"/>&lt;dsp:sostituzione&gt;</text:p>
      <text:p text:style-name="P77"><text:s text:c="36"/>&lt;dsp:pos xlink:href="#art20-com3"/&gt;</text:p>
      <text:p text:style-name="P77"><text:s text:c="36"/>&lt;dsp:norma xlink:href="urn:nir:comune.bologna;podesta:delibera:1928-06-13;undef,15208"&gt;</text:p>
      <text:p text:style-name="P77"><text:s text:c="40"/>&lt;dsp:sub xlink:href="urn:nir:comune.bologna;podesta:delibera:1928-06-13;undef,15208#rif7"/&gt;</text:p>
      <text:p text:style-name="P77"><text:s text:c="36"/>&lt;/dsp:norma&gt;</text:p>
      <text:p text:style-name="P77"><text:s text:c="32"/>&lt;/dsp:sostituzione&gt;</text:p>
      <text:p text:style-name="P77"><text:s text:c="28"/>&lt;/modifichepassive&gt;</text:p>
      <text:p text:style-name="P77"/>
      <text:p text:style-name="P65"/>
      <text:p text:style-name="P65"><text:s text:c="4"/>* first dsp:pos of dsp:sostituzione is the destination of the modification inside of the current document</text:p>
      <text:p text:style-name="P65"><text:s text:c="4"/>* norma is the modifier document (a.k.a document (a) )</text:p>
      <text:p text:style-name="P65"><text:s text:c="4"/>* norma/sub is where is the specific point in side the document where the modification is made....</text:p>
      <text:p text:style-name="P65"/>
      <text:p text:style-name="P65"/>
      <text:p text:style-name="P65">For the query we need to match the modificheattive/norma/pos (from document (a) )</text:p>
      <text:p text:style-name="P65"><text:s/>with modifichepassive/norma/sub. (from document (b) ). Matching &lt;rif&gt; elements are returned.</text:p>
      <text:p text:style-name="P65"/>
      <text:p text:style-name="P77"/>
      <text:p text:style-name="P77">xquery version "1.0";</text:p>
      <text:p text:style-name="P77"/>
      <text:p text:style-name="P77">declare namespace dsp = "http://www.normeinrete.it/nir/disposizioni/2.0";</text:p>
      <text:p text:style-name="P77">declare namespace nir = "http://www.normeinrete.it/nir/2.0";</text:p>
      <text:p text:style-name="P77">declare namespace xlink = "http://www.w3.org/1999/xlink";</text:p>
      <text:p text:style-name="P77"/>
      <text:p text:style-name="P77">declare variable $t1 as xs:integer := 20061013;</text:p>
      <text:p text:style-name="P77"/>
      <text:p text:style-name="P77">declare function local:unconsolidateURN($urn as xs:string?) as xs:string?</text:p>
      <text:p text:style-name="P77">{</text:p>
      <text:p text:style-name="P77"><text:tab/>if(empty($urn))then</text:p>
      <text:p text:style-name="P77"><text:tab/>()</text:p>
      <text:p text:style-name="P77"><text:tab/>else if(contains($urn, "@"))then</text:p>
      <text:p text:style-name="P77"><text:tab/>(</text:p>
      <text:p text:style-name="P77"><text:tab/><text:tab/>substring-before($urn, "@")</text:p>
      <text:p text:style-name="P77"><text:tab/>)</text:p>
      <text:p text:style-name="P77"><text:tab/>else</text:p>
      <text:p text:style-name="P77"><text:tab/>(</text:p>
      <text:p text:style-name="P77"><text:tab/><text:tab/>$urn</text:p>
      <text:p text:style-name="P77"><text:tab/>)</text:p>
      <text:p text:style-name="P77">};</text:p>
      <text:p text:style-name="P77"/>
      <text:p text:style-name="P77"/>
      <text:p text:style-name="P77">let $possibleDocuments := collection("/db/italian")/nir:NIR/child::node()[nir:meta/nir:descrittori/nir:entratainvigore/@norm le $t1] return</text:p>
      <text:p text:style-name="P77"/>
      <text:p text:style-name="P77"><text:tab/>let $activeDocsMatchingPassiveDocs := $possibleDocuments[descendant::nir:inlinemeta/nir:disposizioni/nir:modificheattive/dsp:sostituzione/dsp:norma/@xlink:href = local:unconsolidateURN($possibleDocuments/nir:meta/nir:urn)],</text:p>
      <text:p text:style-name="P77"><text:tab/>$passiveDocsMatchingActiveDocs := $possibleDocuments[descendant::nir:inlinemeta/nir:disposizioni/nir:modifichepassive/dsp:sostituzione/dsp:norma/@xlink:href = $activeDocsMatchingPassiveDocs/nir:meta/nir:urn] return</text:p>
      <text:p text:style-name="P77"/>
      <text:p text:style-name="P77"><text:tab/>for $activeDoc in $activeDocsMatchingPassiveDocs return</text:p>
      <text:p text:style-name="P77"/>
      <text:p text:style-name="P77"><text:tab/><text:tab/>&lt;consolidated&gt;</text:p>
      <text:p text:style-name="P77"><text:tab/><text:tab/><text:tab/>&lt;activeURN&gt;{$activeDoc/nir:meta/nir:urn}&lt;/activeURN&gt;</text:p>
      <text:p text:style-name="P77"><text:tab/><text:tab/><text:tab/>&lt;passiveURN&gt;{$passiveDocsMatchingActiveDocs[descendant::nir:inlinemeta/nir:disposizioni/nir:modifichepassive/dsp:sostituzione/dsp:norma/@xlink:href eq $activeDoc/nir:meta/nir:urn]/nir:meta/nir:urn}&lt;/passiveURN&gt;</text:p>
      <text:p text:style-name="P75"><text:span text:style-name="T14"><text:tab/><text:tab/><text:tab/>{ $activeDoc/descendant::rif[@id eq substring</text:span>-<text:span text:style-name="T14">after($activeDoc/descendant::nir:inlinemeta/nir:disposizioni/nir:modificheattive/dsp:sostituzione/dsp:norma/dsp:pos/xlink:href, "#")] }</text:span></text:p>
      <text:p text:style-name="P77"><text:tab/><text:tab/>&lt;/consolidated&gt;</text:p>
      <text:p text:style-name="P77"/>
      <text:p text:style-name="P64"/>
      <text:p text:style-name="P64"/>
      <text:p text:style-name="P6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9">Query Execution Times</text:p>
          </table:table-cell>
          <table:covered-table-cell/>
          <table:covered-table-cell/>
          <table:covered-table-cell/>
          <table:covered-table-cell/>
        </table:table-row>
        <table:table-row>
          <table:table-cell table:style-name="Table8.A2" office:value-type="string">
            <text:p text:style-name="P47">test#</text:p>
          </table:table-cell>
          <table:table-cell table:style-name="Table8.A2" office:value-type="string">
            <text:p text:style-name="P47">System 1 (structured)</text:p>
          </table:table-cell>
          <table:table-cell table:style-name="Table8.A2" office:value-type="string">
            <text:p text:style-name="P47">System 1 (flat)</text:p>
          </table:table-cell>
          <table:table-cell table:style-name="Table8.A2" office:value-type="string">
            <text:p text:style-name="P47">System 2 (Structured)</text:p>
          </table:table-cell>
          <table:table-cell table:style-name="Table8.E2" office:value-type="string">
            <text:p text:style-name="P47">System 2 (flat)</text:p>
          </table:table-cell>
        </table:table-row>
        <table:table-row>
          <table:table-cell table:style-name="Table8.A2" office:value-type="string">
            <text:p text:style-name="P47">1</text:p>
          </table:table-cell>
          <table:table-cell table:style-name="Table8.A2" office:value-type="string">
            <text:p text:style-name="P81">107219</text:p>
          </table:table-cell>
          <table:table-cell table:style-name="Table8.A2" office:value-type="string">
            <text:p text:style-name="P81">73688</text:p>
          </table:table-cell>
          <table:table-cell table:style-name="Table8.D3" office:value-type="string">
            <text:p text:style-name="P84">31858</text:p>
          </table:table-cell>
          <table:table-cell table:style-name="Table8.E3" office:value-type="string">
            <text:p text:style-name="P84">25032</text:p>
          </table:table-cell>
        </table:table-row>
        <table:table-row>
          <table:table-cell table:style-name="Table8.A2" office:value-type="string">
            <text:p text:style-name="P47">2</text:p>
          </table:table-cell>
          <table:table-cell table:style-name="Table8.A2" office:value-type="string">
            <text:p text:style-name="P79">111500</text:p>
          </table:table-cell>
          <table:table-cell table:style-name="Table8.A2" office:value-type="string">
            <text:p text:style-name="P53">73390</text:p>
          </table:table-cell>
          <table:table-cell table:style-name="Table8.D3" office:value-type="string">
            <text:p text:style-name="P59">28033</text:p>
          </table:table-cell>
          <table:table-cell table:style-name="Table8.E3" office:value-type="string">
            <text:p text:style-name="P59">23795</text:p>
          </table:table-cell>
        </table:table-row>
        <table:table-row>
          <table:table-cell table:style-name="Table8.A2" office:value-type="string">
            <text:p text:style-name="P47">3</text:p>
          </table:table-cell>
          <table:table-cell table:style-name="Table8.A2" office:value-type="string">
            <text:p text:style-name="P81">108390</text:p>
          </table:table-cell>
          <table:table-cell table:style-name="Table8.A2" office:value-type="string">
            <text:p text:style-name="P53">76719</text:p>
          </table:table-cell>
          <table:table-cell table:style-name="Table8.D3" office:value-type="string">
            <text:p text:style-name="P59">26877</text:p>
          </table:table-cell>
          <table:table-cell table:style-name="Table8.E3" office:value-type="string">
            <text:p text:style-name="P59">24040</text:p>
          </table:table-cell>
        </table:table-row>
        <table:table-row>
          <table:table-cell table:style-name="Table8.A2" office:value-type="string">
            <text:p text:style-name="P47">4</text:p>
          </table:table-cell>
          <table:table-cell table:style-name="Table8.A2" office:value-type="string">
            <text:p text:style-name="P53">109906</text:p>
          </table:table-cell>
          <table:table-cell table:style-name="Table8.A2" office:value-type="string">
            <text:p text:style-name="P53">77375</text:p>
          </table:table-cell>
          <table:table-cell table:style-name="Table8.D3" office:value-type="string">
            <text:p text:style-name="P59">25431</text:p>
          </table:table-cell>
          <table:table-cell table:style-name="Table8.E3" office:value-type="string">
            <text:p text:style-name="P59">24057</text:p>
          </table:table-cell>
        </table:table-row>
        <table:table-row>
          <table:table-cell table:style-name="Table8.A2" office:value-type="string">
            <text:p text:style-name="P47">5</text:p>
          </table:table-cell>
          <table:table-cell table:style-name="Table8.A2" office:value-type="string">
            <text:p text:style-name="P53">110000</text:p>
          </table:table-cell>
          <table:table-cell table:style-name="Table8.A2" office:value-type="string">
            <text:p text:style-name="P53">77109</text:p>
          </table:table-cell>
          <table:table-cell table:style-name="Table8.D3" office:value-type="string">
            <text:p text:style-name="P59">27427</text:p>
          </table:table-cell>
          <table:table-cell table:style-name="Table8.E3" office:value-type="string">
            <text:p text:style-name="P59">25219</text:p>
          </table:table-cell>
        </table:table-row>
        <table:table-row>
          <table:table-cell table:style-name="Table8.A2" office:value-type="string">
            <text:p text:style-name="P47">6</text:p>
          </table:table-cell>
          <table:table-cell table:style-name="Table8.A2" office:value-type="string">
            <text:p text:style-name="P53">110703</text:p>
          </table:table-cell>
          <table:table-cell table:style-name="Table8.A2" office:value-type="string">
            <text:p text:style-name="P79">78062</text:p>
          </table:table-cell>
          <table:table-cell table:style-name="Table8.D3" office:value-type="string">
            <text:p text:style-name="P84">25383</text:p>
          </table:table-cell>
          <table:table-cell table:style-name="Table8.E3" office:value-type="string">
            <text:p text:style-name="P84">24908</text:p>
          </table:table-cell>
        </table:table-row>
        <table:table-row>
          <table:table-cell table:style-name="Table8.A2" office:value-type="string">
            <text:p text:style-name="P47">7</text:p>
          </table:table-cell>
          <table:table-cell table:style-name="Table8.A2" office:value-type="string">
            <text:p text:style-name="P53">110516</text:p>
          </table:table-cell>
          <table:table-cell table:style-name="Table8.A2" office:value-type="string">
            <text:p text:style-name="P79">79609</text:p>
          </table:table-cell>
          <table:table-cell table:style-name="Table8.D3" office:value-type="string">
            <text:p text:style-name="P59">27228</text:p>
          </table:table-cell>
          <table:table-cell table:style-name="Table8.E3" office:value-type="string">
            <text:p text:style-name="P59">23855</text:p>
          </table:table-cell>
        </table:table-row>
        <table:table-row>
          <table:table-cell table:style-name="Table8.A2" office:value-type="string">
            <text:p text:style-name="P47">8</text:p>
          </table:table-cell>
          <table:table-cell table:style-name="Table8.A2" office:value-type="string">
            <text:p text:style-name="P79">114359</text:p>
          </table:table-cell>
          <table:table-cell table:style-name="Table8.A2" office:value-type="string">
            <text:p text:style-name="P53">74906</text:p>
          </table:table-cell>
          <table:table-cell table:style-name="Table8.D3" office:value-type="string">
            <text:p text:style-name="P59">31199</text:p>
          </table:table-cell>
          <table:table-cell table:style-name="Table8.E3" office:value-type="string">
            <text:p text:style-name="P59">24456</text:p>
          </table:table-cell>
        </table:table-row>
        <table:table-row>
          <table:table-cell table:style-name="Table8.A2" office:value-type="string">
            <text:p text:style-name="P47">9</text:p>
          </table:table-cell>
          <table:table-cell table:style-name="Table8.A2" office:value-type="string">
            <text:p text:style-name="P53">109579</text:p>
          </table:table-cell>
          <table:table-cell table:style-name="Table8.A2" office:value-type="string">
            <text:p text:style-name="P53">76359</text:p>
          </table:table-cell>
          <table:table-cell table:style-name="Table8.D3" office:value-type="string">
            <text:p text:style-name="P59">32558</text:p>
          </table:table-cell>
          <table:table-cell table:style-name="Table8.E3" office:value-type="string">
            <text:p text:style-name="P59">24001</text:p>
          </table:table-cell>
        </table:table-row>
        <table:table-row>
          <table:table-cell table:style-name="Table8.A2" office:value-type="string">
            <text:p text:style-name="P47">10</text:p>
          </table:table-cell>
          <table:table-cell table:style-name="Table8.A2" office:value-type="string">
            <text:p text:style-name="P53">108188</text:p>
          </table:table-cell>
          <table:table-cell table:style-name="Table8.A2" office:value-type="string">
            <text:p text:style-name="P53">75000</text:p>
          </table:table-cell>
          <table:table-cell table:style-name="Table8.D3" office:value-type="string">
            <text:p text:style-name="P59">25895</text:p>
          </table:table-cell>
          <table:table-cell table:style-name="Table8.E3" office:value-type="string">
            <text:p text:style-name="P59">24453</text:p>
          </table:table-cell>
        </table:table-row>
        <table:table-row>
          <table:table-cell table:style-name="Table8.A2" office:value-type="string">
            <text:p text:style-name="P47">mean</text:p>
          </table:table-cell>
          <table:table-cell table:style-name="Table8.A2" office:value-type="string">
            <text:p text:style-name="P49">109312.625</text:p>
          </table:table-cell>
          <table:table-cell table:style-name="Table8.A2" office:value-type="string">
            <text:p text:style-name="P49">75568.25</text:p>
          </table:table-cell>
          <table:table-cell table:style-name="Table8.D3" office:value-type="string">
            <text:p text:style-name="P60">27184.13</text:p>
          </table:table-cell>
          <table:table-cell table:style-name="Table8.E3" office:value-type="string">
            <text:p text:style-name="P60">24195.63</text:p>
          </table:table-cell>
        </table:table-row>
      </table:table>
      <text:p text:style-name="xquery_20_code"/>
      <text:p text:style-name="P71">The performance of this query is disappointing because of the unconsolidateURN function, which when used in the predicate of the XQuery expression forces the query evaluation back to a single step methodology, which is much slower. When using the Akoma Ntoso standard in the Bungeni project this should not be a problem as we will be working with URIs opposed to these URNs. Regardless there is probably potential for optimising the above query.</text:p>
      <text:h text:style-name="Heading_20_2" text:outline-level="2">5.6 Documents that came in to force by a specific date</text:h>
      <text:p text:style-name="P65">Return documents matching a specific entry into force date.</text:p>
      <text:p text:style-name="P65"/>
      <text:p text:style-name="P77"/>
      <text:p text:style-name="P77">xquery version "1.0";</text:p>
      <text:p text:style-name="P77"/>
      <text:p text:style-name="P77">declare namespace nir = "http://www.normeinrete.it/nir/2.0";</text:p>
      <text:p text:style-name="P77"/>
      <text:p text:style-name="P77">declare variable $t1 as xs:integer := 20061013;</text:p>
      <text:p text:style-name="P77"/>
      <text:p text:style-name="P77">collection("/db/italian")/nir:NIR[child::node()/nir:meta/nir:descrittori/nir:entratainvigore/@norm le $t1]</text:p>
      <text:p text:style-name="P77"/>
      <text:p text:style-name="P65"/>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9">Query Execution Times</text:p>
          </table:table-cell>
          <table:covered-table-cell/>
          <table:covered-table-cell/>
          <table:covered-table-cell/>
          <table:covered-table-cell/>
        </table:table-row>
        <table:table-row>
          <table:table-cell table:style-name="Table9.A2" office:value-type="string">
            <text:p text:style-name="P49">test#</text:p>
          </table:table-cell>
          <table:table-cell table:style-name="Table9.A2" office:value-type="string">
            <text:p text:style-name="P49">System 1 (structured)</text:p>
          </table:table-cell>
          <table:table-cell table:style-name="Table9.A2" office:value-type="string">
            <text:p text:style-name="P49">System 1 (flat)</text:p>
          </table:table-cell>
          <table:table-cell table:style-name="Table9.A2" office:value-type="string">
            <text:p text:style-name="P49">System 2 (structured)</text:p>
          </table:table-cell>
          <table:table-cell table:style-name="Table9.E2" office:value-type="string">
            <text:p text:style-name="P49">System 2 (flat)</text:p>
          </table:table-cell>
        </table:table-row>
        <table:table-row>
          <table:table-cell table:style-name="Table9.A2" office:value-type="string">
            <text:p text:style-name="P49">1</text:p>
          </table:table-cell>
          <table:table-cell table:style-name="Table9.A2" office:value-type="string">
            <text:p text:style-name="P81">9719</text:p>
          </table:table-cell>
          <table:table-cell table:style-name="Table9.A2" office:value-type="string">
            <text:p text:style-name="P81">782</text:p>
          </table:table-cell>
          <table:table-cell table:style-name="Table9.D3" office:value-type="string">
            <text:p text:style-name="P79">4944</text:p>
          </table:table-cell>
          <table:table-cell table:style-name="Table9.E3" office:value-type="string">
            <text:p text:style-name="P79">1100</text:p>
          </table:table-cell>
        </table:table-row>
        <table:table-row>
          <table:table-cell table:style-name="Table9.A2" office:value-type="string">
            <text:p text:style-name="P49">2</text:p>
          </table:table-cell>
          <table:table-cell table:style-name="Table9.A2" office:value-type="string">
            <text:p text:style-name="P79">9968</text:p>
          </table:table-cell>
          <table:table-cell table:style-name="Table9.A2" office:value-type="string">
            <text:p text:style-name="P81">781</text:p>
          </table:table-cell>
          <table:table-cell table:style-name="Table9.D3" office:value-type="string">
            <text:p text:style-name="P84">4520</text:p>
          </table:table-cell>
          <table:table-cell table:style-name="Table9.E3" office:value-type="string">
            <text:p text:style-name="P84">401</text:p>
          </table:table-cell>
        </table:table-row>
        <table:table-row>
          <table:table-cell table:style-name="Table9.A2" office:value-type="string">
            <text:p text:style-name="P49">3</text:p>
          </table:table-cell>
          <table:table-cell table:style-name="Table9.A2" office:value-type="string">
            <text:p text:style-name="P53">9281</text:p>
          </table:table-cell>
          <table:table-cell table:style-name="Table9.A2" office:value-type="string">
            <text:p text:style-name="P53">782</text:p>
          </table:table-cell>
          <table:table-cell table:style-name="Table9.D3" office:value-type="string">
            <text:p text:style-name="P53">4735</text:p>
          </table:table-cell>
          <table:table-cell table:style-name="Table9.E3" office:value-type="string">
            <text:p text:style-name="P53">426</text:p>
          </table:table-cell>
        </table:table-row>
        <table:table-row>
          <table:table-cell table:style-name="Table9.A2" office:value-type="string">
            <text:p text:style-name="P49">4</text:p>
          </table:table-cell>
          <table:table-cell table:style-name="Table9.A2" office:value-type="string">
            <text:p text:style-name="P53">9312</text:p>
          </table:table-cell>
          <table:table-cell table:style-name="Table9.A2" office:value-type="string">
            <text:p text:style-name="P53">781</text:p>
          </table:table-cell>
          <table:table-cell table:style-name="Table9.D3" office:value-type="string">
            <text:p text:style-name="P58">4845</text:p>
          </table:table-cell>
          <table:table-cell table:style-name="Table9.E3" office:value-type="string">
            <text:p text:style-name="P53">440</text:p>
          </table:table-cell>
        </table:table-row>
        <table:table-row>
          <table:table-cell table:style-name="Table9.A2" office:value-type="string">
            <text:p text:style-name="P49">5</text:p>
          </table:table-cell>
          <table:table-cell table:style-name="Table9.A2" office:value-type="string">
            <text:p text:style-name="P53">9078</text:p>
          </table:table-cell>
          <table:table-cell table:style-name="Table9.A2" office:value-type="string">
            <text:p text:style-name="P53">1031</text:p>
          </table:table-cell>
          <table:table-cell table:style-name="Table9.D3" office:value-type="string">
            <text:p text:style-name="P53">4374</text:p>
          </table:table-cell>
          <table:table-cell table:style-name="Table9.E3" office:value-type="string">
            <text:p text:style-name="P53">401</text:p>
          </table:table-cell>
        </table:table-row>
        <table:table-row>
          <table:table-cell table:style-name="Table9.A2" office:value-type="string">
            <text:p text:style-name="P49">6</text:p>
          </table:table-cell>
          <table:table-cell table:style-name="Table9.A2" office:value-type="string">
            <text:p text:style-name="P53">9219</text:p>
          </table:table-cell>
          <table:table-cell table:style-name="Table9.A2" office:value-type="string">
            <text:p text:style-name="P79">1032</text:p>
          </table:table-cell>
          <table:table-cell table:style-name="Table9.D3" office:value-type="string">
            <text:p text:style-name="P53">4812</text:p>
          </table:table-cell>
          <table:table-cell table:style-name="Table9.E3" office:value-type="string">
            <text:p text:style-name="P53">421</text:p>
          </table:table-cell>
        </table:table-row>
        <table:table-row>
          <table:table-cell table:style-name="Table9.A2" office:value-type="string">
            <text:p text:style-name="P49">7</text:p>
          </table:table-cell>
          <table:table-cell table:style-name="Table9.A2" office:value-type="string">
            <text:p text:style-name="P53">9704</text:p>
          </table:table-cell>
          <table:table-cell table:style-name="Table9.A2" office:value-type="string">
            <text:p text:style-name="P79">1110</text:p>
          </table:table-cell>
          <table:table-cell table:style-name="Table9.D3" office:value-type="string">
            <text:p text:style-name="P53">4783</text:p>
          </table:table-cell>
          <table:table-cell table:style-name="Table9.E3" office:value-type="string">
            <text:p text:style-name="P53">374</text:p>
          </table:table-cell>
        </table:table-row>
        <table:table-row>
          <table:table-cell table:style-name="Table9.A2" office:value-type="string">
            <text:p text:style-name="P49">8</text:p>
          </table:table-cell>
          <table:table-cell table:style-name="Table9.A2" office:value-type="string">
            <text:p text:style-name="P53">9718</text:p>
          </table:table-cell>
          <table:table-cell table:style-name="Table9.A2" office:value-type="string">
            <text:p text:style-name="P53">1015</text:p>
          </table:table-cell>
          <table:table-cell table:style-name="Table9.D3" office:value-type="string">
            <text:p text:style-name="P53">4328</text:p>
          </table:table-cell>
          <table:table-cell table:style-name="Table9.E3" office:value-type="string">
            <text:p text:style-name="P53">388</text:p>
          </table:table-cell>
        </table:table-row>
        <table:table-row>
          <table:table-cell table:style-name="Table9.A2" office:value-type="string">
            <text:p text:style-name="P49">9</text:p>
          </table:table-cell>
          <table:table-cell table:style-name="Table9.A2" office:value-type="string">
            <text:p text:style-name="P79">9750</text:p>
          </table:table-cell>
          <table:table-cell table:style-name="Table9.A2" office:value-type="string">
            <text:p text:style-name="P53">1031</text:p>
          </table:table-cell>
          <table:table-cell table:style-name="Table9.D3" office:value-type="string">
            <text:p text:style-name="P53">4791</text:p>
          </table:table-cell>
          <table:table-cell table:style-name="Table9.E3" office:value-type="string">
            <text:p text:style-name="P53">403</text:p>
          </table:table-cell>
        </table:table-row>
        <table:table-row>
          <table:table-cell table:style-name="Table9.A2" office:value-type="string">
            <text:p text:style-name="P49">10</text:p>
          </table:table-cell>
          <table:table-cell table:style-name="Table9.A2" office:value-type="string">
            <text:p text:style-name="P53">9594</text:p>
          </table:table-cell>
          <table:table-cell table:style-name="Table9.A2" office:value-type="string">
            <text:p text:style-name="P53">1032</text:p>
          </table:table-cell>
          <table:table-cell table:style-name="Table9.D3" office:value-type="string">
            <text:p text:style-name="P53">4300</text:p>
          </table:table-cell>
          <table:table-cell table:style-name="Table9.E3" office:value-type="string">
            <text:p text:style-name="P58">441</text:p>
          </table:table-cell>
        </table:table-row>
        <table:table-row>
          <table:table-cell table:style-name="Table9.A2" office:value-type="string">
            <text:p text:style-name="P49">mean</text:p>
          </table:table-cell>
          <table:table-cell table:style-name="Table9.A2" office:value-type="string">
            <text:p text:style-name="P49">9453.125</text:p>
          </table:table-cell>
          <table:table-cell table:style-name="Table9.A2" office:value-type="string">
            <text:p text:style-name="P49">904.375</text:p>
          </table:table-cell>
          <table:table-cell table:style-name="Table9.D3" office:value-type="string">
            <text:p text:style-name="P51">4580.38</text:p>
          </table:table-cell>
          <table:table-cell table:style-name="Table9.E3" office:value-type="string">
            <text:p text:style-name="P51">406.75</text:p>
          </table:table-cell>
        </table:table-row>
      </table:table>
      <text:p text:style-name="xquery_20_code"/>
      <text:h text:style-name="Heading_20_2" text:outline-level="2">5.7 Extract all the part of the document in force</text:h>
      <text:p text:style-name="P65">Return all the articles (and sub elements) for a document that came into force on a particular date. Only artciles and sub elements within the “iniziovigore” and “finevigore” range must be returned.</text:p>
      <text:p text:style-name="P65"/>
      <text:p text:style-name="P77"/>
      <text:p text:style-name="P77">xquery version "1.0";</text:p>
      <text:p text:style-name="P77"/>
      <text:p text:style-name="P77">declare namespace nir = "http://www.normeinrete.it/nir/2.0";</text:p>
      <text:p text:style-name="P77"/>
      <text:p text:style-name="P77">declare variable $t1 as xs:integer := 20061013;</text:p>
      <text:p text:style-name="P77"/>
      <text:p text:style-name="P77">for $doc in collection("/db/italian")/nir:NIR/child::node()[nir:meta/nir:ciclodivita/nir:eventi/nir:evento/@tipo eq "versione"][nir:meta/nir:descrittori/nir:entratainvigore/@norm le $t1]</text:p>
      <text:p text:style-name="P77"><text:tab/>let $versionId := $doc/nir:meta/nir:ciclodivita/nir:eventi/nir:evento[@tipo eq "versione"]/@id return</text:p>
      <text:p text:style-name="P77"><text:tab/><text:tab/>$doc/nir:articolato/descendant-or-self::node()[@iniziovigore = $versionId or @finevigore = $versionId]</text:p>
      <text:p text:style-name="P77"/>
      <text:p text:style-name="P64"/>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9">Query Execution Times</text:p>
          </table:table-cell>
          <table:covered-table-cell/>
          <table:covered-table-cell/>
          <table:covered-table-cell/>
          <table:covered-table-cell/>
        </table:table-row>
        <table:table-row>
          <table:table-cell table:style-name="Table10.A2" office:value-type="string">
            <text:p text:style-name="P49">test#</text:p>
          </table:table-cell>
          <table:table-cell table:style-name="Table10.A2" office:value-type="string">
            <text:p text:style-name="P49">System 1 (structured)</text:p>
          </table:table-cell>
          <table:table-cell table:style-name="Table10.A2" office:value-type="string">
            <text:p text:style-name="P49">System 1 (flat)</text:p>
          </table:table-cell>
          <table:table-cell table:style-name="Table10.A2" office:value-type="string">
            <text:p text:style-name="P49">System 2 (structured)</text:p>
          </table:table-cell>
          <table:table-cell table:style-name="Table10.E2" office:value-type="string">
            <text:p text:style-name="P49">System 2 (flat)</text:p>
          </table:table-cell>
        </table:table-row>
        <table:table-row>
          <table:table-cell table:style-name="Table10.A2" office:value-type="string">
            <text:p text:style-name="P49">1</text:p>
          </table:table-cell>
          <table:table-cell table:style-name="Table10.A2" office:value-type="string">
            <text:p text:style-name="P81">5141</text:p>
          </table:table-cell>
          <table:table-cell table:style-name="Table10.A2" office:value-type="string">
            <text:p text:style-name="P81">250</text:p>
          </table:table-cell>
          <table:table-cell table:style-name="Table10.D3" office:value-type="string">
            <text:p text:style-name="P85">4707</text:p>
          </table:table-cell>
          <table:table-cell table:style-name="Table10.E3" office:value-type="string">
            <text:p text:style-name="P85">488</text:p>
          </table:table-cell>
        </table:table-row>
        <table:table-row>
          <table:table-cell table:style-name="Table10.A2" office:value-type="string">
            <text:p text:style-name="P49">2</text:p>
          </table:table-cell>
          <table:table-cell table:style-name="Table10.A2" office:value-type="string">
            <text:p text:style-name="P53">5000</text:p>
          </table:table-cell>
          <table:table-cell table:style-name="Table10.A2" office:value-type="string">
            <text:p text:style-name="P81">250</text:p>
          </table:table-cell>
          <table:table-cell table:style-name="Table10.D3" office:value-type="string">
            <text:p text:style-name="P84">3332</text:p>
          </table:table-cell>
          <table:table-cell table:style-name="Table10.E3" office:value-type="string">
            <text:p text:style-name="P85">237</text:p>
          </table:table-cell>
        </table:table-row>
        <table:table-row>
          <table:table-cell table:style-name="Table10.A2" office:value-type="string">
            <text:p text:style-name="P49">3</text:p>
          </table:table-cell>
          <table:table-cell table:style-name="Table10.A2" office:value-type="string">
            <text:p text:style-name="P79">5172</text:p>
          </table:table-cell>
          <table:table-cell table:style-name="Table10.A2" office:value-type="string">
            <text:p text:style-name="P53">250</text:p>
          </table:table-cell>
          <table:table-cell table:style-name="Table10.D3" office:value-type="string">
            <text:p text:style-name="P86">3423</text:p>
          </table:table-cell>
          <table:table-cell table:style-name="Table10.E3" office:value-type="string">
            <text:p text:style-name="P59">214</text:p>
          </table:table-cell>
        </table:table-row>
        <table:table-row>
          <table:table-cell table:style-name="Table10.A2" office:value-type="string">
            <text:p text:style-name="P49">4</text:p>
          </table:table-cell>
          <table:table-cell table:style-name="Table10.A2" office:value-type="string">
            <text:p text:style-name="P81">4687</text:p>
          </table:table-cell>
          <table:table-cell table:style-name="Table10.A2" office:value-type="string">
            <text:p text:style-name="P53">265</text:p>
          </table:table-cell>
          <table:table-cell table:style-name="Table10.D3" office:value-type="string">
            <text:p text:style-name="P53">3063</text:p>
          </table:table-cell>
          <table:table-cell table:style-name="Table10.E3" office:value-type="string">
            <text:p text:style-name="P53">209</text:p>
          </table:table-cell>
        </table:table-row>
        <table:table-row>
          <table:table-cell table:style-name="Table10.A2" office:value-type="string">
            <text:p text:style-name="P49">5</text:p>
          </table:table-cell>
          <table:table-cell table:style-name="Table10.A2" office:value-type="string">
            <text:p text:style-name="P53">5156</text:p>
          </table:table-cell>
          <table:table-cell table:style-name="Table10.A2" office:value-type="string">
            <text:p text:style-name="P53">265</text:p>
          </table:table-cell>
          <table:table-cell table:style-name="Table10.D3" office:value-type="string">
            <text:p text:style-name="P53">3057</text:p>
          </table:table-cell>
          <table:table-cell table:style-name="Table10.E3" office:value-type="string">
            <text:p text:style-name="P53">269</text:p>
          </table:table-cell>
        </table:table-row>
        <table:table-row>
          <table:table-cell table:style-name="Table10.A2" office:value-type="string">
            <text:p text:style-name="P49">6</text:p>
          </table:table-cell>
          <table:table-cell table:style-name="Table10.A2" office:value-type="string">
            <text:p text:style-name="P79">5188</text:p>
          </table:table-cell>
          <table:table-cell table:style-name="Table10.A2" office:value-type="string">
            <text:p text:style-name="P79">266</text:p>
          </table:table-cell>
          <table:table-cell table:style-name="Table10.D3" office:value-type="string">
            <text:p text:style-name="P53">3374</text:p>
          </table:table-cell>
          <table:table-cell table:style-name="Table10.E3" office:value-type="string">
            <text:p text:style-name="P53">212</text:p>
          </table:table-cell>
        </table:table-row>
        <table:table-row>
          <table:table-cell table:style-name="Table10.A2" office:value-type="string">
            <text:p text:style-name="P49">7</text:p>
          </table:table-cell>
          <table:table-cell table:style-name="Table10.A2" office:value-type="string">
            <text:p text:style-name="P53">4688</text:p>
          </table:table-cell>
          <table:table-cell table:style-name="Table10.A2" office:value-type="string">
            <text:p text:style-name="P53">250</text:p>
          </table:table-cell>
          <table:table-cell table:style-name="Table10.D3" office:value-type="string">
            <text:p text:style-name="P53">3060</text:p>
          </table:table-cell>
          <table:table-cell table:style-name="Table10.E3" office:value-type="string">
            <text:p text:style-name="P53">203</text:p>
          </table:table-cell>
        </table:table-row>
        <table:table-row>
          <table:table-cell table:style-name="Table10.A2" office:value-type="string">
            <text:p text:style-name="P49">8</text:p>
          </table:table-cell>
          <table:table-cell table:style-name="Table10.A2" office:value-type="string">
            <text:p text:style-name="P53">5063</text:p>
          </table:table-cell>
          <table:table-cell table:style-name="Table10.A2" office:value-type="string">
            <text:p text:style-name="P53">250</text:p>
          </table:table-cell>
          <table:table-cell table:style-name="Table10.D3" office:value-type="string">
            <text:p text:style-name="P53">3027</text:p>
          </table:table-cell>
          <table:table-cell table:style-name="Table10.E3" office:value-type="string">
            <text:p text:style-name="P53">203</text:p>
          </table:table-cell>
        </table:table-row>
        <table:table-row>
          <table:table-cell table:style-name="Table10.A2" office:value-type="string">
            <text:p text:style-name="P49">9</text:p>
          </table:table-cell>
          <table:table-cell table:style-name="Table10.A2" office:value-type="string">
            <text:p text:style-name="P53">5094</text:p>
          </table:table-cell>
          <table:table-cell table:style-name="Table10.A2" office:value-type="string">
            <text:p text:style-name="P79">266</text:p>
          </table:table-cell>
          <table:table-cell table:style-name="Table10.D3" office:value-type="string">
            <text:p text:style-name="P53">3350</text:p>
          </table:table-cell>
          <table:table-cell table:style-name="Table10.E3" office:value-type="string">
            <text:p text:style-name="P53">202</text:p>
          </table:table-cell>
        </table:table-row>
        <table:table-row>
          <table:table-cell table:style-name="Table10.A2" office:value-type="string">
            <text:p text:style-name="P49">10</text:p>
          </table:table-cell>
          <table:table-cell table:style-name="Table10.A2" office:value-type="string">
            <text:p text:style-name="P53">5204</text:p>
          </table:table-cell>
          <table:table-cell table:style-name="Table10.A2" office:value-type="string">
            <text:p text:style-name="P53">250</text:p>
          </table:table-cell>
          <table:table-cell table:style-name="Table10.D3" office:value-type="string">
            <text:p text:style-name="P53">3074</text:p>
          </table:table-cell>
          <table:table-cell table:style-name="Table10.E3" office:value-type="string">
            <text:p text:style-name="P53">198</text:p>
          </table:table-cell>
        </table:table-row>
        <table:table-row>
          <table:table-cell table:style-name="Table10.A2" office:value-type="string">
            <text:p text:style-name="P49">mean</text:p>
          </table:table-cell>
          <table:table-cell table:style-name="Table10.A2" office:value-type="string">
            <text:p text:style-name="P49">5004.125</text:p>
          </table:table-cell>
          <table:table-cell table:style-name="Table10.A2" office:value-type="string">
            <text:p text:style-name="P49">253.75</text:p>
          </table:table-cell>
          <table:table-cell table:style-name="Table10.D3" office:value-type="string">
            <text:p text:style-name="P49">3167.13</text:p>
          </table:table-cell>
          <table:table-cell table:style-name="Table10.E3" office:value-type="string">
            <text:p text:style-name="P49">209.75</text:p>
          </table:table-cell>
        </table:table-row>
      </table:table>
      <text:p text:style-name="xquery_20_code"/>
      <text:h text:style-name="Heading_20_2" text:outline-level="2">5.8 Extract all the active-modifications linked to a cert article</text:h>
      <text:p text:style-name="P65">For a document URN ($originalDocURN) , return all the active modifications linked to that document URN. The URN can also be for an individual article.</text:p>
      <text:p text:style-name="P65"/>
      <text:p text:style-name="P77"/>
      <text:p text:style-name="P77">xquery version "1.0";</text:p>
      <text:p text:style-name="P77"/>
      <text:p text:style-name="P77">declare namespace dsp = "http://www.normeinrete.it/nir/disposizioni/2.0";</text:p>
      <text:p text:style-name="P77">declare namespace nir = "http://www.normeinrete.it/nir/2.0";</text:p>
      <text:p text:style-name="P77">declare namespace xlink = "http://www.w3.org/1999/xlink";</text:p>
      <text:p text:style-name="P77"/>
      <text:p text:style-name="P77">declare variable $originalDocURN as xs:string := "urn:nir:ministero.trasporti.navigazione:decreto:1994-12-02;nir-s9944867";</text:p>
      <text:p text:style-name="P77"/>
      <text:p text:style-name="P77">for $modificheattive in collection("/db/italian")/nir:NIR/child::node()/descendant::nir:modificheattive[descendant::dsp:norma/@xlink:href eq $originalDocURN] return</text:p>
      <text:p text:style-name="P77"><text:tab/>&lt;doc ref="{$modificheattive/ancestor::nir:NIR/child::node()/nir:meta/nir:descrittori/nir:urn}"&gt;{$modificheattive}&lt;/doc&gt;</text:p>
      <text:p text:style-name="P77"/>
      <text:p text:style-name="P6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9">Query Execution Times</text:p>
          </table:table-cell>
          <table:covered-table-cell/>
          <table:covered-table-cell/>
          <table:covered-table-cell/>
          <table:covered-table-cell/>
        </table:table-row>
        <table:table-row>
          <table:table-cell table:style-name="Table11.A2" office:value-type="string">
            <text:p text:style-name="P49">test#</text:p>
          </table:table-cell>
          <table:table-cell table:style-name="Table11.A2" office:value-type="string">
            <text:p text:style-name="P49">System 1 (structured)</text:p>
          </table:table-cell>
          <table:table-cell table:style-name="Table11.A2" office:value-type="string">
            <text:p text:style-name="P49">System 1 (flat)</text:p>
          </table:table-cell>
          <table:table-cell table:style-name="Table11.A2" office:value-type="string">
            <text:p text:style-name="P49">System 2 (structured)</text:p>
          </table:table-cell>
          <table:table-cell table:style-name="Table11.E2" office:value-type="string">
            <text:p text:style-name="P49">System 2 (flat)</text:p>
          </table:table-cell>
        </table:table-row>
        <table:table-row>
          <table:table-cell table:style-name="Table11.A2" office:value-type="string">
            <text:p text:style-name="P49">1</text:p>
          </table:table-cell>
          <table:table-cell table:style-name="Table11.A2" office:value-type="string">
            <text:p text:style-name="P79">8735</text:p>
          </table:table-cell>
          <table:table-cell table:style-name="Table11.A2" office:value-type="string">
            <text:p text:style-name="P79">609</text:p>
          </table:table-cell>
          <table:table-cell table:style-name="Table11.D3" office:value-type="string">
            <text:p text:style-name="P79">5397</text:p>
          </table:table-cell>
          <table:table-cell table:style-name="Table11.E3" office:value-type="string">
            <text:p text:style-name="P79">140</text:p>
          </table:table-cell>
        </table:table-row>
        <table:table-row>
          <table:table-cell table:style-name="Table11.A2" office:value-type="string">
            <text:p text:style-name="P49">2</text:p>
          </table:table-cell>
          <table:table-cell table:style-name="Table11.A2" office:value-type="string">
            <text:p text:style-name="P81">7422</text:p>
          </table:table-cell>
          <table:table-cell table:style-name="Table11.A2" office:value-type="string">
            <text:p text:style-name="P82">328</text:p>
          </table:table-cell>
          <table:table-cell table:style-name="Table11.D3" office:value-type="string">
            <text:p text:style-name="P79">4219</text:p>
          </table:table-cell>
          <table:table-cell table:style-name="Table11.E3" office:value-type="string">
            <text:p text:style-name="P84">89</text:p>
          </table:table-cell>
        </table:table-row>
        <table:table-row>
          <table:table-cell table:style-name="Table11.A2" office:value-type="string">
            <text:p text:style-name="P49">3</text:p>
          </table:table-cell>
          <table:table-cell table:style-name="Table11.A2" office:value-type="string">
            <text:p text:style-name="P53">7891</text:p>
          </table:table-cell>
          <table:table-cell table:style-name="Table11.A2" office:value-type="string">
            <text:p text:style-name="P53">312</text:p>
          </table:table-cell>
          <table:table-cell table:style-name="Table11.D3" office:value-type="string">
            <text:p text:style-name="P53">3742</text:p>
          </table:table-cell>
          <table:table-cell table:style-name="Table11.E3" office:value-type="string">
            <text:p text:style-name="P53">91</text:p>
          </table:table-cell>
        </table:table-row>
        <table:table-row>
          <table:table-cell table:style-name="Table11.A2" office:value-type="string">
            <text:p text:style-name="P49">4</text:p>
          </table:table-cell>
          <table:table-cell table:style-name="Table11.A2" office:value-type="string">
            <text:p text:style-name="P53">7406</text:p>
          </table:table-cell>
          <table:table-cell table:style-name="Table11.A2" office:value-type="string">
            <text:p text:style-name="P53">312</text:p>
          </table:table-cell>
          <table:table-cell table:style-name="Table11.D3" office:value-type="string">
            <text:p text:style-name="P53">3742</text:p>
          </table:table-cell>
          <table:table-cell table:style-name="Table11.E3" office:value-type="string">
            <text:p text:style-name="P53">98</text:p>
          </table:table-cell>
        </table:table-row>
        <table:table-row>
          <table:table-cell table:style-name="Table11.A2" office:value-type="string">
            <text:p text:style-name="P49">5</text:p>
          </table:table-cell>
          <table:table-cell table:style-name="Table11.A2" office:value-type="string">
            <text:p text:style-name="P81">7485</text:p>
          </table:table-cell>
          <table:table-cell table:style-name="Table11.A2" office:value-type="string">
            <text:p text:style-name="P79">329</text:p>
          </table:table-cell>
          <table:table-cell table:style-name="Table11.D3" office:value-type="string">
            <text:p text:style-name="P53">4199</text:p>
          </table:table-cell>
          <table:table-cell table:style-name="Table11.E3" office:value-type="string">
            <text:p text:style-name="P53">97</text:p>
          </table:table-cell>
        </table:table-row>
        <table:table-row>
          <table:table-cell table:style-name="Table11.A2" office:value-type="string">
            <text:p text:style-name="P49">6</text:p>
          </table:table-cell>
          <table:table-cell table:style-name="Table11.A2" office:value-type="string">
            <text:p text:style-name="P53">7828</text:p>
          </table:table-cell>
          <table:table-cell table:style-name="Table11.A2" office:value-type="string">
            <text:p text:style-name="P53">328</text:p>
          </table:table-cell>
          <table:table-cell table:style-name="Table11.D3" office:value-type="string">
            <text:p text:style-name="P53">3768</text:p>
          </table:table-cell>
          <table:table-cell table:style-name="Table11.E3" office:value-type="string">
            <text:p text:style-name="P53">84</text:p>
          </table:table-cell>
        </table:table-row>
        <table:table-row>
          <table:table-cell table:style-name="Table11.A2" office:value-type="string">
            <text:p text:style-name="P49">7</text:p>
          </table:table-cell>
          <table:table-cell table:style-name="Table11.A2" office:value-type="string">
            <text:p text:style-name="P53">7453</text:p>
          </table:table-cell>
          <table:table-cell table:style-name="Table11.A2" office:value-type="string">
            <text:p text:style-name="P53">328</text:p>
          </table:table-cell>
          <table:table-cell table:style-name="Table11.D3" office:value-type="string">
            <text:p text:style-name="P53">3767</text:p>
          </table:table-cell>
          <table:table-cell table:style-name="Table11.E3" office:value-type="string">
            <text:p text:style-name="P53">87</text:p>
          </table:table-cell>
        </table:table-row>
        <table:table-row>
          <table:table-cell table:style-name="Table11.A2" office:value-type="string">
            <text:p text:style-name="P49">8</text:p>
          </table:table-cell>
          <table:table-cell table:style-name="Table11.A2" office:value-type="string">
            <text:p text:style-name="P53">7657</text:p>
          </table:table-cell>
          <table:table-cell table:style-name="Table11.A2" office:value-type="string">
            <text:p text:style-name="P53">328</text:p>
          </table:table-cell>
          <table:table-cell table:style-name="Table11.D3" office:value-type="string">
            <text:p text:style-name="P53">4172</text:p>
          </table:table-cell>
          <table:table-cell table:style-name="Table11.E3" office:value-type="string">
            <text:p text:style-name="P58">110</text:p>
          </table:table-cell>
        </table:table-row>
        <table:table-row>
          <table:table-cell table:style-name="Table11.A2" office:value-type="string">
            <text:p text:style-name="P49">9</text:p>
          </table:table-cell>
          <table:table-cell table:style-name="Table11.A2" office:value-type="string">
            <text:p text:style-name="P79">8078</text:p>
          </table:table-cell>
          <table:table-cell table:style-name="Table11.A2" office:value-type="string">
            <text:p text:style-name="P53">328</text:p>
          </table:table-cell>
          <table:table-cell table:style-name="Table11.D3" office:value-type="string">
            <text:p text:style-name="P53">3742</text:p>
          </table:table-cell>
          <table:table-cell table:style-name="Table11.E3" office:value-type="string">
            <text:p text:style-name="P53">85</text:p>
          </table:table-cell>
        </table:table-row>
        <table:table-row>
          <table:table-cell table:style-name="Table11.A2" office:value-type="string">
            <text:p text:style-name="P49">10</text:p>
          </table:table-cell>
          <table:table-cell table:style-name="Table11.A2" office:value-type="string">
            <text:p text:style-name="P53">7531</text:p>
          </table:table-cell>
          <table:table-cell table:style-name="Table11.A2" office:value-type="string">
            <text:p text:style-name="P53">312</text:p>
          </table:table-cell>
          <table:table-cell table:style-name="Table11.D3" office:value-type="string">
            <text:p text:style-name="P53">3761</text:p>
          </table:table-cell>
          <table:table-cell table:style-name="Table11.E3" office:value-type="string">
            <text:p text:style-name="P53">85</text:p>
          </table:table-cell>
        </table:table-row>
        <table:table-row>
          <table:table-cell table:style-name="Table11.A2" office:value-type="string">
            <text:p text:style-name="P49">mean</text:p>
          </table:table-cell>
          <table:table-cell table:style-name="Table11.A2" office:value-type="string">
            <text:p text:style-name="P49">7584.125</text:p>
          </table:table-cell>
          <table:table-cell table:style-name="Table11.A2" office:value-type="string">
            <text:p text:style-name="P49">322</text:p>
          </table:table-cell>
          <table:table-cell table:style-name="Table11.D3" office:value-type="string">
            <text:p text:style-name="P49">3861.63</text:p>
          </table:table-cell>
          <table:table-cell table:style-name="Table11.E3" office:value-type="string">
            <text:p text:style-name="P49">89.5</text:p>
          </table:table-cell>
        </table:table-row>
      </table:table>
      <text:p text:style-name="P74"/>
      <text:h text:style-name="Heading_20_2" text:outline-level="2">5.9 Extract all the documents where there is a "substitution" in force</text:h>
      <text:p text:style-name="P65">This query looks for documents which are in force in a particular time t1. <text:s/>For the matching documents, where there is a an active modification of the type dsp:sostituzione. <text:s/>For the substitution return the new replacement text and all the matching document references (the document being changed – the changes could number from one to many...).</text:p>
      <text:p text:style-name="xquery_20_code"/>
      <text:p text:style-name="P77">xquery version "1.0";</text:p>
      <text:p text:style-name="P77"/>
      <text:p text:style-name="P77">declare namespace dsp = "http://www.normeinrete.it/nir/disposizioni/2.0";</text:p>
      <text:p text:style-name="P77">declare namespace nir = "http://www.normeinrete.it/nir/2.0";</text:p>
      <text:p text:style-name="P77">declare namespace xlink = "http://www.w3.org/1999/xlink";</text:p>
      <text:p text:style-name="P77"/>
      <text:p text:style-name="P77">declare variable $t1 as xs:integer := 20061013;</text:p>
      <text:p text:style-name="P77"/>
      <text:p text:style-name="P77">for $enteredDoc in collection("/db/italian")/nir:NIR/child::node()[nir:meta/nir:descrittori/nir:entratainvigore/@norm le $t1 or nir:meta/nir:ciclodivita/nir:eventi/nir:evento[@tipo eq "versione"]/@data le $t1] return</text:p>
      <text:p text:style-name="P77"><text:s text:c="8"/>for $substitution in $enteredDoc/descendant::nir:inlinemeta/nir:disposizioni/nir:modificheattive/dsp:sostituzione</text:p>
      <text:p text:style-name="P77"><text:s text:c="10"/>let $newTextRef := $substitution/dsp:novella/dsp:pos/@xlink:href,</text:p>
      <text:p text:style-name="P77"><text:s text:c="10"/>$newText := $enteredDoc/descendant::node()[@id eq substring($newTextRef, 2)],</text:p>
      <text:p text:style-name="P77"><text:s text:c="10"/>$changesDocs := $substitution/dsp:norma return</text:p>
      <text:p text:style-name="P77"/>
      <text:p text:style-name="P77"><text:s text:c="18"/>element new {</text:p>
      <text:p text:style-name="P77"><text:s text:c="26"/>$newTextRef,</text:p>
      <text:p text:style-name="P77"><text:s text:c="26"/>element text {</text:p>
      <text:p text:style-name="P77"><text:s text:c="34"/>$newText</text:p>
      <text:p text:style-name="P77"><text:s text:c="26"/>},</text:p>
      <text:p text:style-name="P77"><text:s text:c="26"/>element replaces {</text:p>
      <text:p text:style-name="P77"><text:s text:c="34"/>for $changedDoc in $changesDocs return</text:p>
      <text:p text:style-name="P77"><text:s text:c="42"/>element old {</text:p>
      <text:p text:style-name="P77"><text:s text:c="50"/>element changes {</text:p>
      <text:p text:style-name="P77"><text:s text:c="58"/>for $subelement in $changedDoc/dsp:sub return</text:p>
      <text:p text:style-name="P77"><text:s text:c="66"/>element changeref {</text:p>
      <text:p text:style-name="P77"><text:s text:c="74"/>$subelement/@xlink:href</text:p>
      <text:p text:style-name="P77"><text:s text:c="66"/>}</text:p>
      <text:p text:style-name="P77"><text:s text:c="50"/>},</text:p>
      <text:p text:style-name="P77"><text:s text:c="50"/>element title {</text:p>
      <text:p text:style-name="P77"><text:s text:c="58"/>$newText/preceding-sibling::nir:rif[@id eq substring($changedDoc/dsp:pos/@xlink:href, 2)]/text()</text:p>
      <text:p text:style-name="P77"><text:s text:c="47"/>}</text:p>
      <text:p text:style-name="P77"><text:s text:c="39"/>}</text:p>
      <text:p text:style-name="P77"><text:s text:c="26"/>}</text:p>
      <text:p text:style-name="P77"><text:s text:c="18"/>}</text:p>
      <text:p text:style-name="P64"/>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49">Query Execution Times</text:p>
          </table:table-cell>
          <table:covered-table-cell/>
          <table:covered-table-cell/>
          <table:covered-table-cell/>
          <table:covered-table-cell/>
        </table:table-row>
        <table:table-row>
          <table:table-cell table:style-name="Table12.A2" office:value-type="string">
            <text:p text:style-name="P49">test#</text:p>
          </table:table-cell>
          <table:table-cell table:style-name="Table12.A2" office:value-type="string">
            <text:p text:style-name="P49">System 1 (structured)</text:p>
          </table:table-cell>
          <table:table-cell table:style-name="Table12.A2" office:value-type="string">
            <text:p text:style-name="P49">System 1 (flat)</text:p>
          </table:table-cell>
          <table:table-cell table:style-name="Table12.D2" office:value-type="string">
            <text:p text:style-name="P49">System 2 (structured)</text:p>
          </table:table-cell>
          <table:table-cell table:style-name="Table12.E2" office:value-type="string">
            <text:p text:style-name="P49">System 2 (flat)</text:p>
          </table:table-cell>
        </table:table-row>
        <table:table-row>
          <table:table-cell table:style-name="Table12.A2" office:value-type="string">
            <text:p text:style-name="P49">1</text:p>
          </table:table-cell>
          <table:table-cell table:style-name="Table12.A2" office:value-type="string">
            <text:p text:style-name="P81">200719</text:p>
          </table:table-cell>
          <table:table-cell table:style-name="Table12.A2" office:value-type="string">
            <text:p text:style-name="P79">208891</text:p>
          </table:table-cell>
          <table:table-cell table:style-name="Table12.D2" office:value-type="string">
            <text:p text:style-name="P79">121798</text:p>
          </table:table-cell>
          <table:table-cell table:style-name="Table12.E2" office:value-type="string">
            <text:p text:style-name="P79">152382</text:p>
          </table:table-cell>
        </table:table-row>
        <table:table-row>
          <table:table-cell table:style-name="Table12.A2" office:value-type="string">
            <text:p text:style-name="P49">2</text:p>
          </table:table-cell>
          <table:table-cell table:style-name="Table12.A2" office:value-type="string">
            <text:p text:style-name="P53">190625</text:p>
          </table:table-cell>
          <table:table-cell table:style-name="Table12.A2" office:value-type="string">
            <text:p text:style-name="P53">200500</text:p>
          </table:table-cell>
          <table:table-cell table:style-name="Table12.D2" office:value-type="string">
            <text:p text:style-name="P58">115640</text:p>
          </table:table-cell>
          <table:table-cell table:style-name="Table12.E2" office:value-type="string">
            <text:p text:style-name="P53">147580</text:p>
          </table:table-cell>
        </table:table-row>
        <table:table-row>
          <table:table-cell table:style-name="Table12.A2" office:value-type="string">
            <text:p text:style-name="P49">3</text:p>
          </table:table-cell>
          <table:table-cell table:style-name="Table12.A2" office:value-type="string">
            <text:p text:style-name="P81">194844</text:p>
          </table:table-cell>
          <table:table-cell table:style-name="Table12.A2" office:value-type="string">
            <text:p text:style-name="P53">202157</text:p>
          </table:table-cell>
          <table:table-cell table:style-name="Table12.D2" office:value-type="string">
            <text:p text:style-name="P53">114961</text:p>
          </table:table-cell>
          <table:table-cell table:style-name="Table12.E2" office:value-type="string">
            <text:p text:style-name="P53">146384</text:p>
          </table:table-cell>
        </table:table-row>
        <table:table-row>
          <table:table-cell table:style-name="Table12.A2" office:value-type="string">
            <text:p text:style-name="P49">4</text:p>
          </table:table-cell>
          <table:table-cell table:style-name="Table12.A2" office:value-type="string">
            <text:p text:style-name="P53">194391</text:p>
          </table:table-cell>
          <table:table-cell table:style-name="Table12.A2" office:value-type="string">
            <text:p text:style-name="P53">202968</text:p>
          </table:table-cell>
          <table:table-cell table:style-name="Table12.D2" office:value-type="string">
            <text:p text:style-name="P53">114476</text:p>
          </table:table-cell>
          <table:table-cell table:style-name="Table12.E2" office:value-type="string">
            <text:p text:style-name="P58">148277</text:p>
          </table:table-cell>
        </table:table-row>
        <table:table-row>
          <table:table-cell table:style-name="Table12.A2" office:value-type="string">
            <text:p text:style-name="P49">5</text:p>
          </table:table-cell>
          <table:table-cell table:style-name="Table12.A2" office:value-type="string">
            <text:p text:style-name="P53">178422</text:p>
          </table:table-cell>
          <table:table-cell table:style-name="Table12.A2" office:value-type="string">
            <text:p text:style-name="P53">200469</text:p>
          </table:table-cell>
          <table:table-cell table:style-name="Table12.D2" office:value-type="string">
            <text:p text:style-name="P53">113689</text:p>
          </table:table-cell>
          <table:table-cell table:style-name="Table12.E2" office:value-type="string">
            <text:p text:style-name="P53">146930</text:p>
          </table:table-cell>
        </table:table-row>
        <table:table-row>
          <table:table-cell table:style-name="Table12.A2" office:value-type="string">
            <text:p text:style-name="P49">6</text:p>
          </table:table-cell>
          <table:table-cell table:style-name="Table12.A2" office:value-type="string">
            <text:p text:style-name="P79">209687</text:p>
          </table:table-cell>
          <table:table-cell table:style-name="Table12.A2" office:value-type="string">
            <text:p text:style-name="P81">198265</text:p>
          </table:table-cell>
          <table:table-cell table:style-name="Table12.D2" office:value-type="string">
            <text:p text:style-name="P83">114403</text:p>
          </table:table-cell>
          <table:table-cell table:style-name="Table12.E2" office:value-type="string">
            <text:p text:style-name="P80">147068</text:p>
          </table:table-cell>
        </table:table-row>
        <table:table-row>
          <table:table-cell table:style-name="Table12.A2" office:value-type="string">
            <text:p text:style-name="P49">7</text:p>
          </table:table-cell>
          <table:table-cell table:style-name="Table12.A2" office:value-type="string">
            <text:p text:style-name="P79">201454</text:p>
          </table:table-cell>
          <table:table-cell table:style-name="Table12.A2" office:value-type="string">
            <text:p text:style-name="P53">203375</text:p>
          </table:table-cell>
          <table:table-cell table:style-name="Table12.D2" office:value-type="string">
            <text:p text:style-name="P53">115222</text:p>
          </table:table-cell>
          <table:table-cell table:style-name="Table12.E2" office:value-type="string">
            <text:p text:style-name="P53">146384</text:p>
          </table:table-cell>
        </table:table-row>
        <table:table-row>
          <table:table-cell table:style-name="Table12.A2" office:value-type="string">
            <text:p text:style-name="P49">8</text:p>
          </table:table-cell>
          <table:table-cell table:style-name="Table12.A2" office:value-type="string">
            <text:p text:style-name="P53">183359</text:p>
          </table:table-cell>
          <table:table-cell table:style-name="Table12.A2" office:value-type="string">
            <text:p text:style-name="P79">206671</text:p>
          </table:table-cell>
          <table:table-cell table:style-name="Table12.D2" office:value-type="string">
            <text:p text:style-name="P53">113478</text:p>
          </table:table-cell>
          <table:table-cell table:style-name="Table12.E2" office:value-type="string">
            <text:p text:style-name="P53">146182</text:p>
          </table:table-cell>
        </table:table-row>
        <table:table-row>
          <table:table-cell table:style-name="Table12.A2" office:value-type="string">
            <text:p text:style-name="P49">9</text:p>
          </table:table-cell>
          <table:table-cell table:style-name="Table12.A2" office:value-type="string">
            <text:p text:style-name="P53">178094</text:p>
          </table:table-cell>
          <table:table-cell table:style-name="Table12.A2" office:value-type="string">
            <text:p text:style-name="P53">204563</text:p>
          </table:table-cell>
          <table:table-cell table:style-name="Table12.D2" office:value-type="string">
            <text:p text:style-name="P53">113627</text:p>
          </table:table-cell>
          <table:table-cell table:style-name="Table12.E2" office:value-type="string">
            <text:p text:style-name="P53">144282</text:p>
          </table:table-cell>
        </table:table-row>
        <table:table-row>
          <table:table-cell table:style-name="Table12.A2" office:value-type="string">
            <text:p text:style-name="P49">10</text:p>
          </table:table-cell>
          <table:table-cell table:style-name="Table12.A2" office:value-type="string">
            <text:p text:style-name="P53">179641</text:p>
          </table:table-cell>
          <table:table-cell table:style-name="Table12.A2" office:value-type="string">
            <text:p text:style-name="P53">205812</text:p>
          </table:table-cell>
          <table:table-cell table:style-name="Table12.D2" office:value-type="string">
            <text:p text:style-name="P53">113757</text:p>
          </table:table-cell>
          <table:table-cell table:style-name="Table12.E2" office:value-type="string">
            <text:p text:style-name="P53">147944</text:p>
          </table:table-cell>
        </table:table-row>
        <table:table-row>
          <table:table-cell table:style-name="Table12.A2" office:value-type="string">
            <text:p text:style-name="P49">mean</text:p>
          </table:table-cell>
          <table:table-cell table:style-name="Table12.A2" office:value-type="string">
            <text:p text:style-name="P49">187511.875</text:p>
          </table:table-cell>
          <table:table-cell table:style-name="Table12.A2" office:value-type="string">
            <text:p text:style-name="P49">202263.125</text:p>
          </table:table-cell>
          <table:table-cell table:style-name="Table12.D2" office:value-type="string">
            <text:p text:style-name="P49">114201.63</text:p>
          </table:table-cell>
          <table:table-cell table:style-name="Table12.E2" office:value-type="string">
            <text:p text:style-name="P49">146514.75</text:p>
          </table:table-cell>
        </table:table-row>
      </table:table>
      <text:p text:style-name="xquery_20_code"/>
      <text:p text:style-name="P72">The results of this query are also somewhat disappointing however the equivalent query in an Akoma Ntoso system could probably be reduced and simplified. Again there is the possibility for the further optimisation of the above query to improve its performance in eXist, for example the “or” operator could be replaced with the faster “union” operator and the nested predicate could perhaps be rewritten.</text:p>
      <text:h text:style-name="P42" text:outline-level="1">6. Conclusions</text:h>
      <text:h text:style-name="Heading_20_2" text:outline-level="2">6.1 Flat vs. Structured folder style storage performance results</text:h>
      <text:p text:style-name="P28">The results of the queries clearly show that there is a massive performance difference between a highly structured and fragmented collection hierarchy compared to a flattened structure; The flattened structure is significantly more performant.</text:p>
      <text:p text:style-name="P28">The sample data provided by the Italian High Court takes the collection and fragmentation issue to an extreme, where there are consistently only 1 – 3 XML documents in each collection <text:span text:style-name="T15">of which there are 7,634.</text:span></text:p>
      <text:p text:style-name="P31">In the context of Bungeni/AKOMA NTOSO, the flattened structure will be used <text:s/>because the need to have a highly structured folder is relevant only for users who want to browse the database directly. This is indeed a requirement but more of an archival function rather than indexing and retrieval (which is what the XML db would be primarily used for). Using a structured folder storage has some benefits though, in terms of easier administration and management of the db, since folders and directory hierarchies can be selectively backed up.</text:p>
      <text:p text:style-name="P24"><text:span text:style-name="T9">For querying and retrieval purposes thus a Flat / Semi-flat storage mechanism is recommended. It is suggested that a minimal folder structure be used, possibly structured by “Year” and “document type”</text:span>.</text:p>
      <text:h text:style-name="Heading_20_2" text:outline-level="2">6.2 Performance Test Summary</text:h>
      <text:p text:style-name="P28">The testing made use of dataset supplied by the Italian High Court that are more complex then AKOMA NTOSO schemas.. We think that for this reason it is reasonable to assume that the performance of these tests can be considered very close to ones that we may had with an actual Akoma Ntoso dataset that will be used in Bungeni system. </text:p>
      <text:p text:style-name="P33">Excluding queries 5.5 and 5.9, performance of the queries is considered acceptable considering the best and worst case scenarios and keeping the notion of an online customer oriented system in mind.</text:p>
      <text:h text:style-name="Heading_20_2" text:outline-level="2">6.3 Note on poorly performing queries</text:h>
      <text:p text:style-name="P10">With regards to the poor performance of query 5.5, the manipulation of Strings, through the use of the functions <text:span text:style-name="T16">local:unconsolidateURN</text:span> and <text:span text:style-name="T16">substring-after</text:span> slow down the performance of the query significantly. In Akoma Ntoso <text:s/>the use of Akoma Ntoso URI's will mean that this string manipulation for comparison will not be needed. The complex cross-document linking in the Italian High Court data that is required in this query is also a performance drain, that will not be present to such a degree in Akoma Ntoso.</text:p>
      <text:p text:style-name="P10"/>
      <text:p text:style-name="P10">With regards to the poor performance of query 5.9, manual manipulation of Strings as mentioned above is a likely performance hole as is the use of nested predicates and the “or” operator. It is possible that larger cache's may help for this query as several messages were seen in eXist's log indicating that the cache had reached its maximum extent and was being cleared.<text:line-break/></text:p>
      <text:p text:style-name="P10">For both queries <text:a xlink:type="simple" xlink:href="#8.5.6.5 Extract consolidated rif's (2.5)|outline">6.5</text:a> and <text:a xlink:type="simple" xlink:href="#8.9.6.9 Extract all the documents where there is a &quot;substitution&quot; in force (2.13)|outline">6.9</text:a>, the small difference in performance between the structured and flat Collection versions, shows that the performance problem itself is not related to Collection structure.</text:p>
      <text:p text:style-name="P10"/>
      <text:p text:style-name="P10">It is noted from the differences in performance between System 1 and System 2, processor power plays a significant role in improving performance. <text:change-start text:change-id="ct78319696"/></text:p>
      <text:p text:style-name="P10"/>
      <text:h text:style-name="Heading_20_1" text:outline-level="1"><text:change-end text:change-id="ct78319696"/>7. Further Work</text:h>
      <text:p text:style-name="Text_20_body">It should be possible to further increase performance of the queries in this document by not only exploiting the latest version of eXist, but by optimising the XQueries themselves and also optimising any bottlenecks in the underlying implementation in Java through profiling.</text:p>
      <text:p text:style-name="P20"/>
      <text:h text:style-name="Heading_20_2" text:outline-level="2">7.1 Full Text Searches</text:h>
      <text:p text:style-name="Standard">Where complex search operations are required and involve the use of full text amongst other things, from a performance perspective it is not always desirable to use eXist's Full Text indexes and predicates. Previous work<text:note text:id="ftn0" text:note-class="footnote"><text:note-citation text:label="1">1</text:note-citation><text:note-body><text:p text:style-name="Footnote">Devon Community Directory – <text:a xlink:type="simple" xlink:href="http://www.devonline.gov.uk/community">http://www.devonline.gov.uk/community</text:a></text:p></text:note-body></text:note> in the area has shown that Apache Lucene can easily be integrated with eXist to provide much faster searches. The integration consists of three parts, 1) a tool to scan the eXist database and build a Lucene Index, 2) a Trigger written for eXist that will update the Lucene index when the database is modified and 3) a custom XQuery module to search the Lucene index and return matching documents. This integration should also be considered for the Bungeni project where appropriate.</text:p>
      <text:p text:style-name="P19"/>
      <text:h text:style-name="Heading_20_2" text:outline-level="2">7.2 Digital Archive</text:h>
      <text:p text:style-name="Text_20_body">Whilst this report has highlighted that data should be stored in eXist in a relatively flat structure, it is desirable to also have the data in a full Akoma Ntoso URI style hierarchy for the purposes of Archiving and Sharing. One such possibility here would be to create an offline tool that when run <text:s/>backs up the database to an Akoma Ntoso URI style hierarchy on disk. Another possibility would be to have a trigger or scheduled task that keeps an Akoma Ntoso URI style on-disk hierarchy in synchronisation with the data in the database, this is envisaged to be a one way operation with the database being the master source and the disk being the destination.</text:p>
      <text:h text:style-name="Heading_20_2" text:outline-level="2">7.3 XML db integration with Bungeni</text:h>
      <text:p text:style-name="P21">&lt;write a note about how exist could be integrated better with Bungeni... in terms of Openoffice / Zope / using Cocoon as a transformation pipeline...&gt;</text:p>
      <text:p text:style-name="P21"/>
      <text:h text:style-name="P42" text:outline-level="1">Appendix A – Index Configuration</text:h>
      <text:p text:style-name="Text_20_body"/>
      <text:p text:style-name="xquery_20_code">&lt;collection xmlns="http://exist-db.org/collection-config/1.0"&gt;</text:p>
      <text:p text:style-name="xquery_20_code"><text:tab/>&lt;index xmlns:xlink="http://www.w3.org/1999/xlink" xmlns:nir="http://www.normeinrete.it/nir/2.0" xmlns:dsp="http://www.normeinrete.it/nir/disposizioni/2.0"&gt;</text:p>
      <text:p text:style-name="xquery_20_code"><text:tab/><text:tab/>&lt;fulltext default="none" attributes="false" alphanum="false"&gt;</text:p>
      <text:p text:style-name="xquery_20_code"><text:tab/><text:tab/><text:tab/>&lt;include path="/nir:NIR//nir:articolato/nir:articolo"/&gt;</text:p>
      <text:p text:style-name="xquery_20_code"><text:tab/><text:tab/>&lt;/fulltext&gt;</text:p>
      <text:p text:style-name="xquery_20_code"><text:tab/><text:tab/>&lt;create path="/nir:NIR//nir:meta/nir:descrittori/nir:entratainvigore/@norm" type="xs:integer"/&gt;</text:p>
      <text:p text:style-name="xquery_20_code"><text:tab/><text:tab/>&lt;create path="/nir:NIR//@id" type="xs:string"/&gt;</text:p>
      <text:p text:style-name="xquery_20_code"><text:tab/><text:tab/>&lt;create path="/nir:NIR//nir:inlinemeta/nir:disposizioni/nir:modificheattive/dsp:integrazione/dsp:novella/dsp:pos/@xlink:href" type="xs:string"/&gt;</text:p>
      <text:p text:style-name="xquery_20_code"><text:tab/><text:tab/>&lt;create path="/nir:NIR//nir:meta/nir:ciclodivita/nir:eventi/nir:evento/@tipo" type="xs:string"/&gt;</text:p>
      <text:p text:style-name="xquery_20_code"><text:tab/><text:tab/>&lt;create path="/nir:NIR//nir:meta/nir:ciclodivita/nir:eventi/nir:evento/@data" type="xs:integer"/&gt;</text:p>
      <text:p text:style-name="xquery_20_code"><text:tab/><text:tab/>&lt;create path="/nir:NIR//inlinemeta/nir:disposizioni/nir:modificheattive//dsp:norma/@xlink:href" type="xs:string"/&gt;</text:p>
      <text:p text:style-name="xquery_20_code"><text:tab/><text:tab/>&lt;create path="/nir:NIR//inlinemeta/nir:disposizioni/nir:modifichepassive/dsp:sostituzione/dsp:norma/@xlink:href" type="xs:string"/&gt;</text:p>
      <text:p text:style-name="xquery_20_code"><text:tab/><text:tab/>&lt;create path="/nir:NIR//nir:meta/nir:urn" type="xs:string"/&gt;<text:tab/></text:p>
      <text:p text:style-name="xquery_20_code"><text:tab/><text:tab/>&lt;create path="/nir:NIR//nir:articolato//@iniziovigore" type="xs:string"/&gt;</text:p>
      <text:p text:style-name="xquery_20_code"><text:tab/><text:tab/>&lt;create path="/nir:NIR//nir:articolato//@finevigore" type="xs:string"/&gt;</text:p>
      <text:p text:style-name="xquery_20_code"><text:tab/><text:tab/>&lt;create qname="@norm" type="xs:integer"/&gt;</text:p>
      <text:p text:style-name="xquery_20_code"><text:tab/><text:tab/>&lt;create qname="@id" type="xs:string"/&gt;</text:p>
      <text:p text:style-name="xquery_20_code"><text:tab/><text:tab/>&lt;create qname="@xlink:href" type="xs:string"/&gt;</text:p>
      <text:p text:style-name="xquery_20_code"><text:tab/><text:tab/>&lt;create qname="@tipo" type="xs:string"/&gt;</text:p>
      <text:p text:style-name="xquery_20_code"><text:tab/><text:tab/>&lt;create qname="@data" type="xs:integer"/&gt;</text:p>
      <text:p text:style-name="xquery_20_code"><text:tab/><text:tab/>&lt;create qname="nir:urn" type="xs:string"/&gt;</text:p>
      <text:p text:style-name="xquery_20_code"><text:tab/><text:tab/>&lt;create qname="@iniziovigore" type="xs:string"/&gt;</text:p>
      <text:p text:style-name="xquery_20_code"><text:tab/><text:tab/>&lt;create qname="@finevigore" type="xs:string"/&gt;</text:p>
      <text:p text:style-name="xquery_20_code"><text:tab/>&lt;/index&gt;</text:p>
      <text:p text:style-name="xquery_20_code">&lt;/collection&gt;</text:p>
      <text:p text:style-name="xquery_20_code"/>
      <text:h text:style-name="P42" text:outline-level="1">Appendix B – Code listing for flattening Italian data folders</text:h>
      <text:p text:style-name="Text_20_body"/>
      <text:p text:style-name="P32"><text:span text:style-name="T17">package</text:span> uk.co.adamretter.consultancy.un.desa.utils;</text:p>
      <text:p text:style-name="P35"/>
      <text:p text:style-name="P35"><text:span text:style-name="T17">import</text:span><text:span text:style-name="T12"> java.io.File;</text:span></text:p>
      <text:p text:style-name="P35"><text:span text:style-name="T17">import</text:span><text:span text:style-name="T12"> java.io.FileInputStream;</text:span></text:p>
      <text:p text:style-name="P35"><text:span text:style-name="T17">import</text:span><text:span text:style-name="T12"> java.io.FileOutputStream;</text:span></text:p>
      <text:p text:style-name="P35"><text:span text:style-name="T17">import</text:span><text:span text:style-name="T12"> java.io.IOException;</text:span></text:p>
      <text:p text:style-name="P35"><text:span text:style-name="T17">import</text:span><text:span text:style-name="T12"> java.nio.channels.FileChannel;</text:span></text:p>
      <text:p text:style-name="P35"/>
      <text:p text:style-name="P36">/**</text:p>
      <text:p text:style-name="P35"><text:span text:style-name="T12"><text:s/></text:span><text:span text:style-name="T18">*</text:span><text:span text:style-name="T12"> </text:span><text:span text:style-name="T18">Small</text:span><text:span text:style-name="T12"> </text:span><text:span text:style-name="T18">application</text:span><text:span text:style-name="T12"> </text:span><text:span text:style-name="T18">to</text:span><text:span text:style-name="T12"> </text:span><text:span text:style-name="T18">take</text:span><text:span text:style-name="T12"> </text:span><text:span text:style-name="T18">files</text:span><text:span text:style-name="T12"> </text:span><text:span text:style-name="T18">from</text:span><text:span text:style-name="T12"> </text:span><text:span text:style-name="T18">a</text:span><text:span text:style-name="T12"> </text:span><text:span text:style-name="T18">directory</text:span><text:span text:style-name="T12"> </text:span><text:span text:style-name="T18">(with</text:span><text:span text:style-name="T12"> </text:span><text:span text:style-name="T18">sub</text:span><text:span text:style-name="T19">-</text:span><text:span text:style-name="T18">directories)</text:span><text:span text:style-name="T12"> </text:span><text:span text:style-name="T18">and</text:span><text:span text:style-name="T12"> </text:span></text:p>
      <text:p text:style-name="P35"><text:span text:style-name="T12"><text:s/></text:span><text:span text:style-name="T18">*</text:span><text:span text:style-name="T12"> </text:span><text:span text:style-name="T18">place</text:span><text:span text:style-name="T12"> </text:span><text:span text:style-name="T18">them</text:span><text:span text:style-name="T12"> </text:span><text:span text:style-name="T18">all</text:span><text:span text:style-name="T12"> </text:span><text:span text:style-name="T18">into</text:span><text:span text:style-name="T12"> </text:span><text:span text:style-name="T18">one</text:span><text:span text:style-name="T12"> </text:span><text:span text:style-name="T18">directory,</text:span><text:span text:style-name="T12"> </text:span><text:span text:style-name="T18">the</text:span><text:span text:style-name="T12"> </text:span><text:span text:style-name="T18">files</text:span><text:span text:style-name="T12"> </text:span><text:span text:style-name="T18">are</text:span><text:span text:style-name="T12"> </text:span><text:span text:style-name="T18">re</text:span><text:span text:style-name="T19">-</text:span><text:span text:style-name="T18">named</text:span><text:span text:style-name="T12"> </text:span><text:span text:style-name="T18">based</text:span><text:span text:style-name="T12"> </text:span><text:span text:style-name="T18">on</text:span><text:span text:style-name="T12"> </text:span><text:span text:style-name="T18">there</text:span></text:p>
      <text:p text:style-name="P35"><text:span text:style-name="T12"><text:s/></text:span><text:span text:style-name="T18">*</text:span><text:span text:style-name="T12"> </text:span><text:span text:style-name="T18">parent</text:span><text:span text:style-name="T12"> </text:span><text:span text:style-name="T18">name,</text:span><text:span text:style-name="T12"> </text:span><text:span text:style-name="T18">each</text:span><text:span text:style-name="T12"> </text:span><text:span text:style-name="T18">parent</text:span><text:span text:style-name="T12"> </text:span><text:span text:style-name="T18">folder</text:span><text:span text:style-name="T12"> </text:span><text:span text:style-name="T18">name</text:span><text:span text:style-name="T12"> </text:span><text:span text:style-name="T18">is</text:span><text:span text:style-name="T12"> </text:span><text:span text:style-name="T18">seperated</text:span><text:span text:style-name="T12"> </text:span><text:span text:style-name="T18">by</text:span><text:span text:style-name="T12"> </text:span><text:span text:style-name="T18">a</text:span><text:span text:style-name="T12"> </text:span><text:span text:style-name="T18">'.'</text:span></text:p>
      <text:p text:style-name="P35"><text:span text:style-name="T12"><text:s/></text:span><text:span text:style-name="T18">*</text:span><text:span text:style-name="T12"> </text:span></text:p>
      <text:p text:style-name="P35"><text:span text:style-name="T12"><text:s/></text:span><text:span text:style-name="T18">*</text:span><text:span text:style-name="T12"> </text:span><text:span text:style-name="T18">e.g.</text:span><text:span text:style-name="T12"> </text:span><text:span text:style-name="T18">flattenFolder</text:span><text:span text:style-name="T12"> </text:span><text:span text:style-name="T18">/home/aretter/xml</text:span><text:span text:style-name="T12"> </text:span><text:span text:style-name="T18">/home/aretter/xml2</text:span></text:p>
      <text:p text:style-name="P35"><text:span text:style-name="T12"><text:s/></text:span><text:span text:style-name="T18">*</text:span><text:span text:style-name="T12"> </text:span><text:span text:style-name="T18">The</text:span><text:span text:style-name="T12"> </text:span><text:span text:style-name="T18">file</text:span><text:span text:style-name="T12"> </text:span><text:span text:style-name="T18">/home/aretter/xml/1/2/3/doc.xml</text:span><text:span text:style-name="T12"> </text:span><text:span text:style-name="T18">would</text:span><text:span text:style-name="T12"> </text:span><text:span text:style-name="T18">be</text:span><text:span text:style-name="T12"> </text:span><text:span text:style-name="T18">copied</text:span></text:p>
      <text:p text:style-name="P35"><text:span text:style-name="T12"><text:s/></text:span><text:span text:style-name="T18">*</text:span><text:span text:style-name="T12"> </text:span><text:span text:style-name="T18">to</text:span><text:span text:style-name="T12"> </text:span><text:span text:style-name="T18">/home/aretter/xml2/1.2.3.doc.xml</text:span></text:p>
      <text:p text:style-name="P35"><text:span text:style-name="T12"><text:s/></text:span><text:span text:style-name="T18">*</text:span><text:span text:style-name="T12"> </text:span></text:p>
      <text:p text:style-name="P35"><text:span text:style-name="T12"><text:s/></text:span><text:span text:style-name="T18">*</text:span><text:span text:style-name="T12"> </text:span><text:span text:style-name="T20">@author</text:span><text:span text:style-name="T12"> </text:span><text:span text:style-name="T18">Adam</text:span><text:span text:style-name="T12"> </text:span><text:span text:style-name="T18">Retter</text:span><text:span text:style-name="T12"> </text:span><text:span text:style-name="T18">&lt;adam.retter@googlemail.com&gt;</text:span></text:p>
      <text:p text:style-name="P35"><text:span text:style-name="T12"><text:s/></text:span><text:span text:style-name="T18">*</text:span><text:span text:style-name="T12"> </text:span><text:span text:style-name="T20">@serial</text:span><text:span text:style-name="T12"> </text:span><text:span text:style-name="T18">20070612</text:span></text:p>
      <text:p text:style-name="P35"><text:span text:style-name="T12"><text:s/></text:span><text:span text:style-name="T18">*/</text:span></text:p>
      <text:p text:style-name="P35"/>
      <text:p text:style-name="P35"><text:span text:style-name="T17">public</text:span><text:span text:style-name="T12"> </text:span><text:span text:style-name="T17">class</text:span><text:span text:style-name="T12"> flattenFolder</text:span></text:p>
      <text:p text:style-name="P37">{</text:p>
      <text:p text:style-name="P35"/>
      <text:p text:style-name="P35"><text:span text:style-name="T12"><text:tab/></text:span><text:span text:style-name="T17">private</text:span><text:span text:style-name="T12"> String </text:span><text:span text:style-name="T21">srcPath</text:span><text:span text:style-name="T12"> = </text:span><text:span text:style-name="T17">null</text:span><text:span text:style-name="T12">;</text:span></text:p>
      <text:p text:style-name="P35"><text:span text:style-name="T12"><text:tab/></text:span><text:span text:style-name="T17">private</text:span><text:span text:style-name="T12"> String </text:span><text:span text:style-name="T21">destPath</text:span><text:span text:style-name="T12"> = </text:span><text:span text:style-name="T17">null</text:span><text:span text:style-name="T12">;</text:span></text:p>
      <text:p text:style-name="P37"><text:tab/></text:p>
      <text:p text:style-name="P35"><text:span text:style-name="T12"><text:tab/></text:span><text:span text:style-name="T17">public</text:span><text:span text:style-name="T12"> </text:span><text:span text:style-name="T17">static</text:span><text:span text:style-name="T12"> </text:span><text:span text:style-name="T17">void</text:span><text:span text:style-name="T12"> main(String[] args)</text:span></text:p>
      <text:p text:style-name="P37"><text:tab/>{</text:p>
      <text:p text:style-name="P35"><text:span text:style-name="T12"><text:tab/><text:tab/></text:span><text:span text:style-name="T23">//check for two arguments</text:span></text:p>
      <text:p text:style-name="P35"><text:span text:style-name="T12"><text:tab/><text:tab/></text:span><text:span text:style-name="T17">if</text:span><text:span text:style-name="T12">(args.</text:span><text:span text:style-name="T21">length</text:span><text:span text:style-name="T12"> &lt; 2)</text:span></text:p>
      <text:p text:style-name="P37"><text:tab/><text:tab/>{</text:p>
      <text:p text:style-name="P37"><text:tab/><text:tab/><text:tab/><text:span text:style-name="T16">showUseage</text:span>();</text:p>
      <text:p text:style-name="P37"><text:tab/><text:tab/><text:tab/></text:p>
      <text:p text:style-name="P35"><text:span text:style-name="T12"><text:tab/><text:tab/><text:tab/></text:span><text:span text:style-name="T17">return</text:span><text:span text:style-name="T12">;</text:span></text:p>
      <text:p text:style-name="P37"><text:tab/><text:tab/>}</text:p>
      <text:p text:style-name="P37"><text:tab/><text:tab/></text:p>
      <text:p text:style-name="P35"><text:span text:style-name="T12"><text:tab/><text:tab/></text:span><text:span text:style-name="T17">new</text:span><text:span text:style-name="T12"> flattenFolder(args[0], args[1]);</text:span></text:p>
      <text:p text:style-name="P37"><text:tab/>}</text:p>
      <text:p text:style-name="P37"><text:tab/></text:p>
      <text:p text:style-name="P35"><text:span text:style-name="T12"><text:tab/></text:span><text:span text:style-name="T17">private</text:span><text:span text:style-name="T12"> </text:span><text:span text:style-name="T17">final</text:span><text:span text:style-name="T12"> </text:span><text:span text:style-name="T17">static</text:span><text:span text:style-name="T12"> </text:span><text:span text:style-name="T17">void</text:span><text:span text:style-name="T12"> showUseage()</text:span></text:p>
      <text:p text:style-name="P37"><text:tab/>{</text:p>
      <text:p text:style-name="P35"><text:span text:style-name="T12"><text:tab/><text:tab/>System.</text:span><text:span text:style-name="T22">out</text:span><text:span text:style-name="T12">.println(</text:span><text:span text:style-name="T24">"\nUseage: flattenFolder &lt;source path&gt; &lt;destination path&gt;\n\n"</text:span><text:span text:style-name="T12">);</text:span></text:p>
      <text:p text:style-name="P37"><text:tab/>}</text:p>
      <text:p text:style-name="P37"><text:tab/></text:p>
      <text:p text:style-name="P35"><text:span text:style-name="T12"><text:tab/></text:span><text:span text:style-name="T17">public</text:span><text:span text:style-name="T12"> flattenFolder(String srcPath, String destPath)</text:span></text:p>
      <text:p text:style-name="P37"><text:tab/>{</text:p>
      <text:p text:style-name="P35"><text:span text:style-name="T12"><text:tab/><text:tab/></text:span><text:span text:style-name="T17">this</text:span><text:span text:style-name="T12">.</text:span><text:span text:style-name="T21">srcPath</text:span><text:span text:style-name="T12"> = srcPath;</text:span></text:p>
      <text:p text:style-name="P35"><text:span text:style-name="T12"><text:tab/><text:tab/></text:span><text:span text:style-name="T17">this</text:span><text:span text:style-name="T12">.</text:span><text:span text:style-name="T21">destPath</text:span><text:span text:style-name="T12"> = destPath;</text:span></text:p>
      <text:p text:style-name="P37"><text:tab/><text:tab/></text:p>
      <text:p text:style-name="P35"><text:span text:style-name="T12"><text:tab/><text:tab/>File srcFolder = </text:span><text:span text:style-name="T17">new</text:span><text:span text:style-name="T12"> File(srcPath);</text:span></text:p>
      <text:p text:style-name="P35"><text:span text:style-name="T12"><text:tab/><text:tab/>File destFolder = </text:span><text:span text:style-name="T17">new</text:span><text:span text:style-name="T12"> File(destPath);</text:span></text:p>
      <text:p text:style-name="P37"><text:tab/><text:tab/></text:p>
      <text:p text:style-name="P35"><text:span text:style-name="T12"><text:tab/><text:tab/></text:span><text:span text:style-name="T23">//create the destination if it doesnt exist</text:span></text:p>
      <text:p text:style-name="P35"><text:span text:style-name="T12"><text:tab/><text:tab/></text:span><text:span text:style-name="T17">if</text:span><text:span text:style-name="T12">(!destFolder.exists())</text:span></text:p>
      <text:p text:style-name="P37"><text:tab/><text:tab/><text:tab/>destFolder.mkdir();</text:p>
      <text:p text:style-name="P37"><text:tab/><text:tab/></text:p>
      <text:p text:style-name="P35"><text:span text:style-name="T12"><text:tab/><text:tab/></text:span><text:span text:style-name="T23">//copy the files</text:span></text:p>
      <text:p text:style-name="P37"><text:tab/><text:tab/>recursiveCopy(srcFolder, destFolder);</text:p>
      <text:p text:style-name="P37"><text:tab/>}</text:p>
      <text:p text:style-name="P37"><text:tab/></text:p>
      <text:p text:style-name="P35"><text:span text:style-name="T12"><text:tab/></text:span><text:span text:style-name="T17">private</text:span><text:span text:style-name="T12"> </text:span><text:span text:style-name="T17">void</text:span><text:span text:style-name="T12"> recursiveCopy(File srcFolder, File destFolder)</text:span></text:p>
      <text:p text:style-name="P37"><text:tab/>{</text:p>
      <text:p text:style-name="P37"><text:tab/><text:tab/>File[] children = srcFolder.listFiles();</text:p>
      <text:p text:style-name="P37"><text:tab/><text:tab/></text:p>
      <text:p text:style-name="P35"><text:span text:style-name="T12"><text:tab/><text:tab/></text:span><text:span text:style-name="T17">for</text:span><text:span text:style-name="T12">(</text:span><text:span text:style-name="T17">int</text:span><text:span text:style-name="T12"> c = 0; c &lt; children.</text:span><text:span text:style-name="T21">length</text:span><text:span text:style-name="T12">; c++)</text:span></text:p>
      <text:p text:style-name="P37"><text:tab/><text:tab/>{</text:p>
      <text:p text:style-name="P35"><text:span text:style-name="T12"><text:tab/><text:tab/><text:tab/></text:span><text:span text:style-name="T17">if</text:span><text:span text:style-name="T12">(children[c].isDirectory())</text:span></text:p>
      <text:p text:style-name="P37"><text:tab/><text:tab/><text:tab/>{</text:p>
      <text:p text:style-name="P37"><text:tab/><text:tab/><text:tab/><text:tab/>recursiveCopy(children[c], destFolder);</text:p>
      <text:p text:style-name="P37"><text:tab/><text:tab/><text:tab/>}</text:p>
      <text:p text:style-name="P35"><text:span text:style-name="T12"><text:tab/><text:tab/><text:tab/></text:span><text:span text:style-name="T17">else</text:span><text:span text:style-name="T12"> </text:span><text:span text:style-name="T17">if</text:span><text:span text:style-name="T12">(children[c].isFile())</text:span></text:p>
      <text:p text:style-name="P37"><text:tab/><text:tab/><text:tab/>{</text:p>
      <text:p text:style-name="P37"><text:tab/><text:tab/><text:tab/><text:tab/>String destFilename<text:tab/>= children[c].getAbsolutePath();</text:p>
      <text:p text:style-name="P35"><text:span text:style-name="T12"><text:tab/><text:tab/><text:tab/><text:tab/>destFilename = destFilename.replace(</text:span><text:span text:style-name="T21">srcPath</text:span><text:span text:style-name="T12"> + File.</text:span><text:span text:style-name="T22">pathSeparatorChar</text:span><text:span text:style-name="T12">, </text:span><text:span text:style-name="T24">""</text:span><text:span text:style-name="T12">);</text:span></text:p>
      <text:p text:style-name="P35"><text:span text:style-name="T12"><text:tab/><text:tab/><text:tab/><text:tab/>destFilename = destFilename.replace(File.</text:span><text:span text:style-name="T22">pathSeparatorChar</text:span><text:span text:style-name="T12">, </text:span><text:span text:style-name="T24">'.'</text:span><text:span text:style-name="T12">);</text:span></text:p>
      <text:p text:style-name="P35"><text:span text:style-name="T12"><text:tab/><text:tab/><text:tab/><text:tab/>File destFile = </text:span><text:span text:style-name="T17">new</text:span><text:span text:style-name="T12"> File(destFolder, destFilename);</text:span></text:p>
      <text:p text:style-name="P37"><text:tab/><text:tab/><text:tab/><text:tab/></text:p>
      <text:p text:style-name="P35"><text:span text:style-name="T12"><text:tab/><text:tab/><text:tab/><text:tab/></text:span><text:span text:style-name="T17">if</text:span><text:span text:style-name="T12">(copy(children[c], destFile))</text:span></text:p>
      <text:p text:style-name="P37"><text:tab/><text:tab/><text:tab/><text:tab/>{</text:p>
      <text:p text:style-name="P35"><text:span text:style-name="T12"><text:tab/><text:tab/><text:tab/><text:tab/><text:tab/>System.</text:span><text:span text:style-name="T22">out</text:span><text:span text:style-name="T12">.println(</text:span><text:span text:style-name="T24">"Copied "</text:span><text:span text:style-name="T12"> + children[c].getAbsolutePath() + </text:span><text:span text:style-name="T24">" to "</text:span><text:span text:style-name="T12"> + destFile.getAbsolutePath());</text:span></text:p>
      <text:p text:style-name="P37"><text:tab/><text:tab/><text:tab/><text:tab/>}</text:p>
      <text:p text:style-name="P35"><text:span text:style-name="T12"><text:tab/><text:tab/><text:tab/><text:tab/></text:span><text:span text:style-name="T17">else</text:span></text:p>
      <text:p text:style-name="P37"><text:tab/><text:tab/><text:tab/><text:tab/>{</text:p>
      <text:p text:style-name="P35"><text:span text:style-name="T12"><text:tab/><text:tab/><text:tab/><text:tab/><text:tab/>System.</text:span><text:span text:style-name="T22">err</text:span><text:span text:style-name="T12">.println(</text:span><text:span text:style-name="T24">"FAILED to copy <text:s/>"</text:span><text:span text:style-name="T12"> + children[c].getAbsolutePath());</text:span></text:p>
      <text:p text:style-name="P37"><text:tab/><text:tab/><text:tab/><text:tab/>}</text:p>
      <text:p text:style-name="P37"><text:tab/><text:tab/><text:tab/>}</text:p>
      <text:p text:style-name="P37"><text:tab/><text:tab/>}</text:p>
      <text:p text:style-name="P37"><text:tab/>}</text:p>
      <text:p text:style-name="P37"><text:tab/></text:p>
      <text:p text:style-name="P35"><text:span text:style-name="T12"><text:tab/></text:span><text:span text:style-name="T17">private</text:span><text:span text:style-name="T12"> </text:span><text:span text:style-name="T17">boolean</text:span><text:span text:style-name="T12"> copy(File src, File dst)</text:span></text:p>
      <text:p text:style-name="P37"><text:tab/>{</text:p>
      <text:p text:style-name="P35"><text:span text:style-name="T12"><text:tab/><text:tab/></text:span><text:span text:style-name="T17">try</text:span></text:p>
      <text:p text:style-name="P37"><text:tab/><text:tab/>{</text:p>
      <text:p text:style-name="P35"><text:span text:style-name="T12"><text:tab/><text:tab/><text:tab/></text:span><text:span text:style-name="T17">if</text:span><text:span text:style-name="T12">(!dst.exists())</text:span></text:p>
      <text:p text:style-name="P37"><text:tab/><text:tab/><text:tab/><text:tab/>dst.createNewFile();</text:p>
      <text:p text:style-name="P37"><text:tab/><text:tab/><text:tab/></text:p>
      <text:p text:style-name="P35"><text:span text:style-name="T12"><text:tab/><text:tab/><text:tab/></text:span><text:span text:style-name="T23">// Create channel on the source</text:span></text:p>
      <text:p text:style-name="P35"><text:span text:style-name="T12"><text:tab/> <text:s text:c="7"/>FileChannel srcChannel = </text:span><text:span text:style-name="T17">new</text:span><text:span text:style-name="T12"> FileInputStream(src).getChannel();</text:span></text:p>
      <text:p text:style-name="P37"><text:tab/> <text:s text:c="3"/></text:p>
      <text:p text:style-name="P35"><text:span text:style-name="T12"><text:tab/> <text:s text:c="7"/></text:span><text:span text:style-name="T23">// Create channel on the destination</text:span></text:p>
      <text:p text:style-name="P35"><text:span text:style-name="T12"><text:tab/> <text:s text:c="7"/>FileChannel dstChannel = </text:span><text:span text:style-name="T17">new</text:span><text:span text:style-name="T12"> FileOutputStream(dst).getChannel();</text:span></text:p>
      <text:p text:style-name="P37"><text:tab/> <text:s text:c="3"/></text:p>
      <text:p text:style-name="P35"><text:span text:style-name="T12"><text:tab/> <text:s text:c="7"/></text:span><text:span text:style-name="T23">// Copy file contents from source to destination</text:span></text:p>
      <text:p text:style-name="P37"><text:tab/> <text:s text:c="7"/>dstChannel.transferFrom(srcChannel, 0, srcChannel.size());</text:p>
      <text:p text:style-name="P37"><text:tab/> <text:s text:c="3"/></text:p>
      <text:p text:style-name="P35"><text:span text:style-name="T12"><text:tab/> <text:s text:c="7"/></text:span><text:span text:style-name="T23">// Close the channels</text:span></text:p>
      <text:p text:style-name="P37"><text:tab/> <text:s text:c="7"/>srcChannel.close();</text:p>
      <text:p text:style-name="P37"><text:tab/> <text:s text:c="7"/>dstChannel.close();</text:p>
      <text:p text:style-name="P37"><text:tab/><text:tab/>}</text:p>
      <text:p text:style-name="P35"><text:span text:style-name="T12"><text:tab/><text:tab/></text:span><text:span text:style-name="T17">catch</text:span><text:span text:style-name="T12">(IOException ioe)</text:span></text:p>
      <text:p text:style-name="P37"><text:tab/><text:tab/>{</text:p>
      <text:p text:style-name="P37"><text:tab/><text:tab/><text:tab/>ioe.printStackTrace();</text:p>
      <text:p text:style-name="P35"><text:span text:style-name="T12"><text:tab/><text:tab/><text:tab/>System.</text:span><text:span text:style-name="T22">out</text:span><text:span text:style-name="T12">.println(ioe.getMessage());</text:span></text:p>
      <text:p text:style-name="P37"><text:tab/><text:tab/><text:tab/></text:p>
      <text:p text:style-name="P35"><text:span text:style-name="T12"><text:tab/><text:tab/><text:tab/></text:span><text:span text:style-name="T17">return</text:span><text:span text:style-name="T12"> </text:span><text:span text:style-name="T17">false</text:span><text:span text:style-name="T12">;</text:span></text:p>
      <text:p text:style-name="P37"><text:tab/><text:tab/>}</text:p>
      <text:p text:style-name="P37"><text:tab/><text:tab/></text:p>
      <text:p text:style-name="P35"><text:span text:style-name="T12"><text:tab/><text:tab/></text:span><text:span text:style-name="T17">return</text:span><text:span text:style-name="T12"> </text:span><text:span text:style-name="T17">true</text:span><text:span text:style-name="T12">;</text:span></text:p>
      <text:p text:style-name="P37"><text:s text:c="4"/>}</text:p>
      <text:p text:style-name="P38">}</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xquery_20_code" style:display-name="xquery code" style:family="paragraph" style:parent-style-name="Standard" style:class="text">
      <style:text-properties fo:color="#0000ff" style:font-name="Verdana" fo:font-size="9pt" style:font-size-asian="9pt" style:font-size-complex="9pt"/>
    </style:style>
    <style:style style:name="anomalous_20_result" style:display-name="anomalous result" style:family="paragraph" style:parent-style-name="Table_20_Contents" style:class="extra">
      <style:text-properties fo:color="#ff0000" style:font-name="Verdana" fo:font-size="9pt" fo:font-style="italic" style:font-size-asian="9pt" style:font-style-asian="italic" style:font-size-complex="9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dam Retter</meta:initial-creator>
    <meta:creation-date>2007-05-30T20:25:31</meta:creation-date>
    <dc:creator>Adam Retter</dc:creator>
    <dc:date>2007-11-15T17:33:52</dc:date>
    <dc:language>en-GB</dc:language>
    <meta:editing-cycles>511</meta:editing-cycles>
    <meta:editing-duration>P3DT3H50M6S</meta:editing-duration>
    <meta:user-defined meta:name="Info 1"/>
    <meta:user-defined meta:name="Info 2"/>
    <meta:user-defined meta:name="Info 3"/>
    <meta:user-defined meta:name="Info 4"/>
    <meta:document-statistic meta:table-count="13" meta:image-count="0" meta:object-count="0" meta:page-count="22" meta:paragraph-count="1071" meta:word-count="6075" meta:character-count="40266"/>
  </office:meta>
</office:document-meta>
</file>